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575in"/>
    </style:style>
    <style:style style:name="co2" style:family="table-column">
      <style:table-column-properties fo:break-before="auto" style:column-width="5.0425in"/>
    </style:style>
    <style:style style:name="co3" style:family="table-column">
      <style:table-column-properties fo:break-before="auto" style:column-width="3.274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all"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AW</text:p>
          </table:table-cell>
          <table:table-cell office:value-type="string" calcext:value-type="string">
            <text:p>America at War</text:p>
          </table:table-cell>
          <table:table-cell office:value-type="string" calcext:value-type="string">
            <text:p>No description</text:p>
          </table:table-cell>
        </table:table-row>
        <table:table-row table:style-name="ro1">
          <table:table-cell office:value-type="string" calcext:value-type="string">
            <text:p>ABW</text:p>
          </table:table-cell>
          <table:table-cell office:value-type="string" calcext:value-type="string">
            <text:p>America Between the Wars 1920-1940</text:p>
          </table:table-cell>
          <table:table-cell office:value-type="string" calcext:value-type="string">
            <text:p>No description</text:p>
          </table:table-cell>
        </table:table-row>
        <table:table-row table:style-name="ro1">
          <table:table-cell office:value-type="string" calcext:value-type="string">
            <text:p>ACC</text:p>
          </table:table-cell>
          <table:table-cell office:value-type="string" calcext:value-type="string">
            <text:p>Archives of Cajun and Creole Folklore</text:p>
          </table:table-cell>
          <table:table-cell office:value-type="string" calcext:value-type="string">
            <text:p>No description</text:p>
          </table:table-cell>
        </table:table-row>
        <table:table-row table:style-name="ro1">
          <table:table-cell office:value-type="string" calcext:value-type="string">
            <text:p>AMA</text:p>
          </table:table-cell>
          <table:table-cell office:value-type="string" calcext:value-type="string">
            <text:p>American Missionary Association Photographs, 1839-1954</text:p>
          </table:table-cell>
          <table:table-cell office:value-type="string" calcext:value-type="string">
            <text:p>&lt;p&gt;The American Missionary Association <text:s/>and the Promise of a Multicultural America: 1839 - 1954 is a digital <text:s/>photo archives of more than 5000 photographs of the activities of and <text:s/>related to the American Missionary Association. Photographers working <text:s/>with the American Missionary Association traveled through urban and <text:s/>rural communities within the continental United States of America, as <text:s/>well as across oceans to other lands, and visually recorded the foreign <text:s/>environments and people who lived within them. The photographs document <text:s/>the experiences and lives of various ethnic groups of the world. They <text:s/>provide visual support to the textual documents of the American <text:s/>Missionary Association archives, housed at the Amistad Research Center. &lt;/p&gt;</text:p>
          </table:table-cell>
        </table:table-row>
        <table:table-row table:style-name="ro1">
          <table:table-cell office:value-type="string" calcext:value-type="string">
            <text:p>APC</text:p>
          </table:table-cell>
          <table:table-cell office:value-type="string" calcext:value-type="string">
            <text:p>Antebellum Period</text:p>
          </table:table-cell>
          <table:table-cell office:value-type="string" calcext:value-type="string">
            <text:p>No description</text:p>
          </table:table-cell>
        </table:table-row>
        <table:table-row table:style-name="ro1">
          <table:table-cell office:value-type="string" calcext:value-type="string">
            <text:p>AWW</text:p>
          </table:table-cell>
          <table:table-cell office:value-type="string" calcext:value-type="string">
            <text:p>Alfred and William Waud Collection</text:p>
          </table:table-cell>
          <table:table-cell office:value-type="string" calcext:value-type="string">
            <text:p>No description</text:p>
          </table:table-cell>
        </table:table-row>
        <table:table-row table:style-name="ro1">
          <table:table-cell office:value-type="string" calcext:value-type="string">
            <text:p>BBA</text:p>
          </table:table-cell>
          <table:table-cell office:value-type="string" calcext:value-type="string">
            <text:p>Baby Boom American Collection</text:p>
          </table:table-cell>
          <table:table-cell office:value-type="string" calcext:value-type="string">
            <text:p>No description</text:p>
          </table:table-cell>
        </table:table-row>
        <table:table-row table:style-name="ro1">
          <table:table-cell office:value-type="string" calcext:value-type="string">
            <text:p>BRS</text:p>
          </table:table-cell>
          <table:table-cell office:value-type="string" calcext:value-type="string">
            <text:p>Beachrock Research Slides of Richard J. Russell Collection</text:p>
          </table:table-cell>
          <table:table-cell office:value-type="string" calcext:value-type="string">
            <text:p>&lt;p&gt;"The Louisiana Coastal Ecology Collection" contains a portion of Richard J. Russell's Louisiana research; however, Dr. Russell became internationally known for his research not only in Louisiana, but also throughout the world. This collection, "Beachrock Research Slides of Richard J. Russell," contains numerous slides of photographs that Dr. Russell took while doing his beachrock research around the world.Richard J. Russell was a renown geographer. After his training in forestry, paleontology, structural geology, and physical geography, Russell came to LSU in 1928 from California. He remained a professor here through his entire career. His research established his reputation as a world expert on the Mississippi and other delta regions, as well as on coastal erosion, coastal ecology and beachrock.The digitized slides that are available in the LSU Digital Library were provided by Dr. Jesse Walker, LSU Boyd Professor Emeritus. The slides are Dr. Walker's personal copies of Dr. Russell's original slides.&lt;/p&gt;</text:p>
          </table:table-cell>
        </table:table-row>
        <table:table-row table:style-name="ro1">
          <table:table-cell office:value-type="string" calcext:value-type="string">
            <text:p>BTW</text:p>
          </table:table-cell>
          <table:table-cell office:value-type="string" calcext:value-type="string">
            <text:p>Ben Treadaway WWII Shell Beach Collection</text:p>
          </table:table-cell>
          <table:table-cell office:value-type="string" calcext:value-type="string">
            <text:p>No description</text:p>
          </table:table-cell>
        </table:table-row>
        <table:table-row table:style-name="ro1">
          <table:table-cell office:value-type="string" calcext:value-type="string">
            <text:p>CCA</text:p>
          </table:table-cell>
          <table:table-cell office:value-type="string" calcext:value-type="string">
            <text:p>New Orleans Chamber of Commerce Photographs</text:p>
          </table:table-cell>
          <table:table-cell office:value-type="string" calcext:value-type="string">
            <text:p>No description</text:p>
          </table:table-cell>
        </table:table-row>
        <table:table-row table:style-name="ro1">
          <table:table-cell office:value-type="string" calcext:value-type="string">
            <text:p>CLF</text:p>
          </table:table-cell>
          <table:table-cell office:value-type="string" calcext:value-type="string">
            <text:p>Charles L. Franck and Franck-Bertacci</text:p>
          </table:table-cell>
          <table:table-cell office:value-type="string" calcext:value-type="string">
            <text:p>No description</text:p>
          </table:table-cell>
        </table:table-row>
        <table:table-row table:style-name="ro1">
          <table:table-cell office:value-type="string" calcext:value-type="string">
            <text:p>CMPRT</text:p>
          </table:table-cell>
          <table:table-cell office:value-type="string" calcext:value-type="string">
            <text:p>Camp Ruston Collection</text:p>
          </table:table-cell>
          <table:table-cell office:value-type="string" calcext:value-type="string">
            <text:p>No description</text:p>
          </table:table-cell>
        </table:table-row>
        <table:table-row table:style-name="ro1">
          <table:table-cell office:value-type="string" calcext:value-type="string">
            <text:p>CRD</text:p>
          </table:table-cell>
          <table:table-cell office:value-type="string" calcext:value-type="string">
            <text:p>Colville River Delta, <text:s/>Alaska Collection</text:p>
          </table:table-cell>
          <table:table-cell office:value-type="string" calcext:value-type="string">
            <text:p>&lt;p&gt;Dr. H. Jesse Walker, a geographer at Louisiana State University, devoted more than four decades to the study of the Colville River Delta region of Alaska. In an ongoing effort, thousands of objects from his study of the region are available, including published and unpublished papers, charts and graphs, maps, notes, photographs and aerial photographs, and other materials.&lt;/p&gt;</text:p>
          </table:table-cell>
        </table:table-row>
        <table:table-row table:style-name="ro1">
          <table:table-cell office:value-type="string" calcext:value-type="string">
            <text:p>CWD</text:p>
          </table:table-cell>
          <table:table-cell office:value-type="string" calcext:value-type="string">
            <text:p>Caroline Wogan Durieux Works of Art</text:p>
          </table:table-cell>
          <table:table-cell office:value-type="string" calcext:value-type="string">
            <text:p>&lt;p&gt;Caroline Wogan Durieux (1896-1989), a New Orleans native of Creole descent, was a celebrated Louisiana artist of the twentieth century who taught art at Louisiana State University (Baton Rouge, La.) and invented a print-making process which involved radioactive ink.Caroline Durieux's papers include personal and professional correspondence, printed items, and photographs of Durieux and her art work which document her artistic career and career in art education at LSU.The graphic series contains approximately 85 photographs of Durieux's lithographs, cliche verres, electron prints and paintings. The series also contains several untitled electron prints, a cliche verre positive, a sketchbook and photographs of Durieux. &lt;/p&gt;</text:p>
          </table:table-cell>
        </table:table-row>
        <table:table-row table:style-name="ro1">
          <table:table-cell office:value-type="string" calcext:value-type="string">
            <text:p>DUBLIN2</text:p>
          </table:table-cell>
          <table:table-cell office:value-type="string" calcext:value-type="string">
            <text:p>Generic Collection Template (Dublin 2)</text:p>
          </table:table-cell>
          <table:table-cell office:value-type="string" calcext:value-type="string">
            <text:p>No description</text:p>
          </table:table-cell>
        </table:table-row>
        <table:table-row table:style-name="ro1">
          <table:table-cell office:value-type="string" calcext:value-type="string">
            <text:p>FBM</text:p>
          </table:table-cell>
          <table:table-cell office:value-type="string" calcext:value-type="string">
            <text:p>Frank B. Moore Collection</text:p>
          </table:table-cell>
          <table:table-cell office:value-type="string" calcext:value-type="string">
            <text:p>&lt;p&gt;Collection Description&lt;/p&gt;&lt;p&gt;Frank B. Moore (1869-1957) was a commercial photographer in New Orleans from 1896 until his death on January 21, 1957. Born in Sauk Center, Minnesota, Moore learned his trade in Milwaukee working with the noted photographer Simon Leonard Stein. He had various studios during his sixty-seven year career in New Orleans, including 1008 Canal St. (1896-99), 147 Baronne St. (1900-02), 1001 St. Charles Ave. (1903-06), 1700 St. Charles Ave. (1907-14); 114 ½ Baronne (1915-20); and 1317 Tulane Ae. (1923-58). For a brief time in the mid-920s he also managed a film studio called "Crescent Comedies." Moore married Elizabeth (Bessie) Meade, sister of British artist Sir Arthur Meade, and they had two children: Frank B. (Sonny) Moore, Jr., and Gladys Renya Moore. At various times the whole family was involved in the business. Bessie worked before their marriage as a "retoucher", as president and secretary of the business after they married, and photographer after her husband retired. Frank, Jr., worked as a photographer for a time in the 1930s, while Gladys served as a frequent model for her father, winning many beauty contests in the 1920s, including "Miss New Orleans" in 1926. After Bessie retired, Gladys Moore continued the business until 1972.&lt;/p&gt;&lt;p&gt;The Frank Moore Collection contains nearly 550 negatives, most of them glass plates, taken from 1915 to 1950. Well over half of the collection consists of individual and group portraits, many featuring performers in costume, musicians, and local schools. The remaining images are of local industrial or commercial subjects and outdoor scenes. The photographs cover all aspects of New Orleans history and culture and offer a rich insight into the fashions, work, landmarks and leisure of the city during these important years.&lt;/p&gt;&lt;p&gt;(Source: New Orleans States, August 31, 1902; New Orleans Times-Picayune, January 23, 1957; New Orleans City Directories, 1896-1958)&lt;/p&gt;&lt;p&gt;&lt;/p&gt;&lt;p&gt;Browse All Items in This Collection&lt;/p&gt;&lt;p&gt;Browse by Subject Terms:&lt;/p&gt;&lt;p&gt;Browse by Terms in Title:&lt;/p&gt;&lt;p&gt;To refine your search, click "Advanced Search" at the top of the page.&lt;/p&gt;</text:p>
          </table:table-cell>
        </table:table-row>
        <table:table-row table:style-name="ro1">
          <table:table-cell office:value-type="string" calcext:value-type="string">
            <text:p>FJC</text:p>
          </table:table-cell>
          <table:table-cell office:value-type="string" calcext:value-type="string">
            <text:p>Frances B. Johnston Photograph Collection</text:p>
          </table:table-cell>
          <table:table-cell office:value-type="string" calcext:value-type="string">
            <text:p>No description</text:p>
          </table:table-cell>
        </table:table-row>
        <table:table-row table:style-name="ro1">
          <table:table-cell office:value-type="string" calcext:value-type="string">
            <text:p>GFM</text:p>
          </table:table-cell>
          <table:table-cell office:value-type="string" calcext:value-type="string">
            <text:p>George Francois Mugnier Collection</text:p>
          </table:table-cell>
          <table:table-cell office:value-type="string" calcext:value-type="string">
            <text:p>No description</text:p>
          </table:table-cell>
        </table:table-row>
        <table:table-row table:style-name="ro1">
          <table:table-cell office:value-type="string" calcext:value-type="string">
            <text:p>HIC</text:p>
          </table:table-cell>
          <table:table-cell office:value-type="string" calcext:value-type="string">
            <text:p>Higgins Industries</text:p>
          </table:table-cell>
          <table:table-cell office:value-type="string" calcext:value-type="string">
            <text:p>&lt;p&gt;Collection Description&lt;/p&gt;&lt;p&gt; &lt;/p&gt;&lt;p&gt;For nearly thirty years, the boat building company founded by Andrew Jackson Higgins was an important fixture in New Orleans. What began as a sideline to the petroleum industry in 1930 soon developed into a thriving commercial concern. <text:s/>Higgins specialized in shallow-draft boats suitable to the bayous of Louisiana. <text:s/>With World War II that reputation enabled Higgins Industries to become one of the largest manufacturers of U. S. naval combat boats during World War II. <text:s/>The ability of the company to design and produce vessels in record time meant that during the war they produced 20,094 boats, employing 20,000 workers at seven plants in the New Orleans area. <text:s/>Their most famous vehicles were the landing craft used during the Normandy Invasion on D-Day, which prompted General Eisenhower to remark that Andrew Higgins "won the war for us."&lt;/p&gt;&lt;p&gt; &lt;/p&gt;&lt;p&gt;The diagrams in this collection are of Motor Torpedo Boats (MTB), better <text:s/>known as PT boats, which formed a major part of the company's war <text:s/>effort. <text:s/>From 1939-1945 the U. S. Navy purchased or contracted for 808 <text:s/>of these boats, generally in squadron-sized groups of twelve. <text:s/>Of these, <text:s/>Higgins Industries built or contracted to deliver 221: Nos. 5-6, 70, <text:s/>and 564 (Hellcat) were prototypes; 71-94; 197-254; 265-313; 450-485; <text:s/>625-660; and 791-802 were series, or "classes" of contracts. <text:s/>The <text:s/>contracts for Nos. 797-808 were cancelled in the latter half of 1945 and <text:s/>these boats were never completed. <text:s/>Most of the plans in this collection <text:s/>applied either to an entire class (designated by the number of the <text:s/>first boat in each group: e.g. Series 265; Series 450; Series 625), or a <text:s/>subset thereof (e.g. 199-210).&lt;/p&gt;&lt;p&gt; &lt;/p&gt;&lt;p&gt;Browse All Items in the Higgins Collection&lt;/p&gt;&lt;p&gt; &lt;/p&gt;&lt;p&gt;Browse by Keyword&lt;/p&gt;&lt;p&gt; &lt;/p&gt;&lt;p&gt;To refine your search, click "Advanced Search" at the top of the page.&lt;/p&gt;</text:p>
          </table:table-cell>
        </table:table-row>
        <table:table-row table:style-name="ro1">
          <table:table-cell office:value-type="string" calcext:value-type="string">
            <text:p>HLM</text:p>
          </table:table-cell>
          <table:table-cell office:value-type="string" calcext:value-type="string">
            <text:p>Louisiana State Museum</text:p>
          </table:table-cell>
          <table:table-cell office:value-type="string" calcext:value-type="string">
            <text:p>No description</text:p>
          </table:table-cell>
        </table:table-row>
        <table:table-row table:style-name="ro1">
          <table:table-cell office:value-type="string" calcext:value-type="string">
            <text:p>HPL</text:p>
          </table:table-cell>
          <table:table-cell office:value-type="string" calcext:value-type="string">
            <text:p>Huey P. Long Collection</text:p>
          </table:table-cell>
          <table:table-cell office:value-type="string" calcext:value-type="string">
            <text:p>&lt;p&gt; The LOUISiana Digital Library's Huey Long Collection includes artifacts <text:s/>contributed by the Teaching American History in Louisiana (TAHIL) <text:s/>partnership. <text:s/>TAHIL providers include the Louisiana State Archives, <text:s/>Louisiana State Museum, The Historic New Orleans Collection and Tulane <text:s/>Univers ity Library Special Collections. &lt;/p&gt;&lt;p&gt;&lt;/p&gt;&lt;p&gt;The Huey Long Digital Collection <text:s/>contains original documents concerning depression-era Louisiana and <text:s/>detailing Huey P. Long's "Share Our Wealth" program. <text:s text:c="2"/>From the Historic <text:s/>New Orleans Collection, a variety of original broadsides and speeches <text:s/>offer insight into the popular appeal of Long's Louisiana program. <text:s/>Sample ballots and election posters from Tulane's Special Collections <text:s/>document Long's bid for public office. <text:s/>In personal correspondence, also <text:s/>from Tulane's Special Collections, Long compares his efforts to enact <text:s/>"old age" pensions with FDR's efforts at the national level. <text:s text:c="2"/>Transportation maps provided by the Louisiana State Museum illustrate <text:s/>the results of Long's massive road-building program. <text:s/>Opposition to <text:s/>Long's programs is documented by newspaper articles, broadsides and <text:s/>legislative appeals sponsored by a variety of Louisiana political and <text:s/>economic groups including Standard Oil and the Louisiana Women's <text:s/>Committee. <text:s/>Of particular note, from THNOC manuscript holdings, a couple <text:s/>of letters from author Ezra Pound related to Long's death speak to the <text:s/>worldwide implications of this event and perceptions that Long's views <text:s/>that were progressive and important. A compilation of Long's speeches is <text:s/>also a part of the digital record being offered by THNOC and Tulane <text:s/>University Library's Special Collections. &lt;/p&gt;</text:p>
          </table:table-cell>
        </table:table-row>
        <table:table-row table:style-name="ro1">
          <table:table-cell office:value-type="string" calcext:value-type="string">
            <text:p>HTU</text:p>
          </table:table-cell>
          <table:table-cell office:value-type="string" calcext:value-type="string">
            <text:p>Tulane University</text:p>
          </table:table-cell>
          <table:table-cell office:value-type="string" calcext:value-type="string">
            <text:p>&lt;p&gt; The Special Collections of the Tulane University Library houses the Manuscripts Department, the Rare Books, the Tulane University Archive, the Louisiana Collection, the William R. Hogan Archive of New Orleans Jazz and the Southeastern Architectural Archive. Taken as an entity, the Special Collections is an extensive resource for the history and culture of Louisiana. &lt;/p&gt;&lt;p&gt;&lt;/p&gt;&lt;p&gt; The materials in the Special Collections document life in the state from the early colonial period to the present and include printed works, pictorial images, manuscripts and moving images. Theresources of the Special Collections are open to all adult users and can accommodation junior and highschool students upon arrangement. None of the material from the Special Collections circulates. For more information about the Special Collections, visit our WEB site http://specialcollections.tulane.edu/&lt;/p&gt;&lt;p&gt;&lt;/p&gt;&lt;p&gt;Materials selected for this program come from various parts of the Special Collections. Among the over 4,000 manuscript collections are a number of family papers such as the letters of the Favrot's, which are from a large manuscripts collection of family papers that date from the arrival of a family member in Louisiana in 1732 and for 6 generations thereafter. Many of the documents are in French or Spanish and are being translated and published by the Special Collections. In addition to family papers the Manuscripts Department has numerous collections relating to agriculture, businesses, civic organizations, education, literature, medicine, military history, politics, religion, social agencies, waterways organizations. Among the larger holdings of the Special Collections are items relating to politics with papers of Louisiana governors, congressional members, local leaders, political organizations and political ephemera. The materials are provided for instructional use only and are not to be used in any commercial endeavor without the express written consent of the Special Collections.&lt;/p&gt;&lt;p&gt;Materials selected for this program come from various parts of the Special Collections. Among the over 4,000 manuscript collections are a number of family papers such as the letters of the Favrot's, which are from a large manuscripts collection of family papers that date from the arrival of a family member in Louisiana in 1732 and for 6 generations thereafter. Many of the documents are in French or Spanish and are being translated and published by the Special Collections. In addition to family papers the Manuscripts Department has numerous collections relating to agriculture, businesses, civic organizations, education, literature, medicine, military history, politics, religion, social agencies, waterways organizations.&lt;/p&gt;&lt;p&gt; &lt;/p&gt;&lt;p&gt;Among the larger holdings of the Special Collections are items relating to politics with papers of Louisiana governors, congressional members, local leaders, political organizations and political ephemera.&lt;/p&gt;&lt;p&gt; &lt;/p&gt;&lt;p&gt;The materials are provided for instructional use only and are not to be used in any commercial endeavor without the express written consent of the Special Collections.&lt;/p&gt;</text:p>
          </table:table-cell>
        </table:table-row>
        <table:table-row table:style-name="ro1">
          <table:table-cell office:value-type="string" calcext:value-type="string">
            <text:p>HWJ</text:p>
          </table:table-cell>
          <table:table-cell office:value-type="string" calcext:value-type="string">
            <text:p>Harper's Weekly Journal of Civilization and Frank Leslie's Illustrated Newspaper</text:p>
          </table:table-cell>
          <table:table-cell office:value-type="string" calcext:value-type="string">
            <text:p>No description</text:p>
          </table:table-cell>
        </table:table-row>
        <table:table-row table:style-name="ro1">
          <table:table-cell office:value-type="string" calcext:value-type="string">
            <text:p>IBE</text:p>
          </table:table-cell>
          <table:table-cell office:value-type="string" calcext:value-type="string">
            <text:p>Integration and the Black Experience at LSU</text:p>
          </table:table-cell>
          <table:table-cell office:value-type="string" calcext:value-type="string">
            <text:p>&lt;p&gt;Integration and the Black Experience at LSU is a unique collection that includes audio files and transcripts from oral history interviews conducted from 1985 to 1998 of black students, faculty, and administrators at LSU during integration (1950-1970). Additional interviewees include lawyers and their clients who were involved in key lawsuits, as well as politicians and others who were vocal opponents or supporters of integration.&lt;/p&gt;</text:p>
          </table:table-cell>
        </table:table-row>
        <table:table-row table:style-name="ro1">
          <table:table-cell office:value-type="string" calcext:value-type="string">
            <text:p>JAZ</text:p>
          </table:table-cell>
          <table:table-cell office:value-type="string" calcext:value-type="string">
            <text:p>Louisiana State Museum Jazz Collection</text:p>
          </table:table-cell>
          <table:table-cell office:value-type="string" calcext:value-type="string">
            <text:p>No description</text:p>
          </table:table-cell>
        </table:table-row>
        <table:table-row table:style-name="ro1">
          <table:table-cell office:value-type="string" calcext:value-type="string">
            <text:p>JNT</text:p>
          </table:table-cell>
          <table:table-cell office:value-type="string" calcext:value-type="string">
            <text:p>John Norris Teunisson Photographs</text:p>
          </table:table-cell>
          <table:table-cell office:value-type="string" calcext:value-type="string">
            <text:p>No description</text:p>
          </table:table-cell>
        </table:table-row>
        <table:table-row table:style-name="ro1">
          <table:table-cell office:value-type="string" calcext:value-type="string">
            <text:p>JSN</text:p>
          </table:table-cell>
          <table:table-cell office:value-type="string" calcext:value-type="string">
            <text:p>Jesuit scrapbooks from the New Orleans Province</text:p>
          </table:table-cell>
          <table:table-cell office:value-type="string" calcext:value-type="string">
            <text:p>&lt;p&gt;The following scrapbook, inscribed Archives of <text:s/>the New Orleans Mission, dates to the late 19th century and is a record <text:s/>of the men who served in the Society of Jesus and the churches, schools <text:s/>and institutions they established in the South. Jesuits returned to the <text:s/>Southern United States 1836, but it was not until 1907 that they were <text:s/>designated the New Orleans Province of the American Assistancy. <text:s/>Previously they were administered as a Mission of the Lyon, France <text:s/>Province and as the Independent New Orleans Province. The Province <text:s/>includes the states of Louisiana, Texas, Alabama, Georgia, Florida, <text:s/>South Carolina, Tennessee, Arkansas, Mississippi and New Mexico. The <text:s/>photographs in this scrapbook include numerous portrait photographs of <text:s/>the Jesuits working in the South, group photographs of Jesuit <text:s/>Communities, major houses such as the College of the Immaculate <text:s/>Conception in New Orleans and St. Charles College in Grand Coteau, La. &lt;/p&gt;</text:p>
          </table:table-cell>
        </table:table-row>
        <table:table-row table:style-name="ro1">
          <table:table-cell office:value-type="string" calcext:value-type="string">
            <text:p>lapur</text:p>
          </table:table-cell>
          <table:table-cell office:value-type="string" calcext:value-type="string">
            <text:p>Louisiana Purchase Bicentennial Collection</text:p>
          </table:table-cell>
          <table:table-cell office:value-type="string" calcext:value-type="string">
            <text:p>&lt;p&gt;&lt;/p&gt;&lt;p&gt; &lt;/p&gt;&lt;p&gt;The Louisiana Purchase in 1803 stands as the most significant event in the westward expansion of the United States and as an experiment to incorporate a substantially different culture. It was the beginning of the meeting of multi-cultural frontiers. The Louisiana Purchase changed what the United States had been and had a profound effect on what the United States would become. By 2003, this digital collection will provide materials for modern researchers - from the middle school student to the adult scholar or lifelong learner - to study the complex process of opening the West from the points of view of the diverse heritage, peoples, and cultures involved. Eventually more than 25,000 pages of materials will be made available through this project.&lt;/p&gt;&lt;p&gt;The new territories of the Louisiana Purchase presented a significant challenge to the primarily Anglo-Protestant, adolescent United States of America. The southernmost part of the Louisiana Purchase was in effect a foreign country. Many of its inhabitants were Mediterranean, Caribbean, and African in origin. Most were Catholic, spoke different languages, and had a different view of government, law, and race. Louisiana was a richly multi-cultural frontier in which different ethnic groups jostled for power and primacy. Creoles of French and Spanish descent, Germans upriver from New Orleans, English settlers in what would become the Florida parishes, Acadians to the west of the metropolis, free people of color, slaves, and Native Americans would interact with the new waves of "Americans" from states such as Tennessee and Kentucky. Indeed the Louisiana Purchase started the United States' encounter with diversity that has continued throughout the nineteenth and twentieth centuries.&lt;/p&gt;&lt;p&gt;Then as now, diversity brought about conflicts, some of which ended in accommodation and the realization that from diversity comes strength. Most ethnic groups were distrustful of the others. Louisiana's history as a colony, territory, and state in the fifteen years from 1800 to 1815 was characterized by diplomatic, political, legal, and cultural friction and accommodation among the various elements of its diverse population. Included during the period were the following momentous events or movements: the Louisiana Purchase (1803); the creation of the Territory of Orleans (1804); a massive immigration of French, African slaves, and free people of color from Saint Domingue to New Orleans (1809); the largest slave revolt in U.S. history in St. Charles and St. John parishes (1811); statehood (1812); the Creek War (1813-14); and the Battle of New Orleans (1815). By the time of the Battle of New Orleans in 1815, at the end of the War of 1812, the national experiment in colonialism had become a success. The battle served as a means of uniting the inhabitants in a common cause. Soldiers from Tennessee and Kentucky fought alongside Creoles, Acadians, free men of color, and Choctaw Indians. The battle was a great military victory and the United States' most multi-ethnic endeavor to that time.&lt;/p&gt;&lt;p&gt;The materials in this collection consist of primary sources that document the heritage, peoples and cultures of the area that was to become the state of Louisiana during a critical and tumultuous period in its history, 1800-1815. These sources come from the Louisiana and Lower Mississippi Valley Collections of the Louisiana State University Libraries, and the New Orleans City Archives and Louisiana Collection of the New Orleans Public Library. The project is a partnership with these two libraries and the LSU Digital Library and has been funded by a grant from the Institute of Museum and Library Services.&lt;/p&gt;&lt;p&gt;The sources include books published in or about Louisiana during the period (with a few reminiscences of the period that were published later), including travel accounts, political tracts, and scientific and religious works. Materials also include maps ranging from original plans of Baton Rouge and New Orleans to sketchier depictions of the Louisiana frontier; pamphlets and government records and publications documenting the Louisiana Purchase in 1803 and the Battle of New Orleans in 1815, two pivotal events that frame the period; French-language pamphlets depicting society and commerce; and manuscripts. The manuscripts include letters and official documents of government officials and bodies, family papers of Louisiana residents, and accounts of travelers. Many of the documents deal with New Orleans, which was then the largest city in the South and the nation's second largest port. Others reflect events in the geographic area that would become the state of Louisiana in 1812, as well as the vast new western areas claimed by the United States. All the materials document the remarkable cultural and ethnic heritage of Louisiana during this period.&lt;/p&gt;</text:p>
          </table:table-cell>
        </table:table-row>
        <table:table-row table:style-name="ro1">
          <table:table-cell office:value-type="string" calcext:value-type="string">
            <text:p>LCT</text:p>
          </table:table-cell>
          <table:table-cell office:value-type="string" calcext:value-type="string">
            <text:p>Louisiana State Museum Costumes and Textiles Collection</text:p>
          </table:table-cell>
          <table:table-cell office:value-type="string" calcext:value-type="string">
            <text:p>No description</text:p>
          </table:table-cell>
        </table:table-row>
        <table:table-row table:style-name="ro1">
          <table:table-cell office:value-type="string" calcext:value-type="string">
            <text:p>LHC</text:p>
          </table:table-cell>
          <table:table-cell office:value-type="string" calcext:value-type="string">
            <text:p>Louisiana State Museum Historical Map Collection</text:p>
          </table:table-cell>
          <table:table-cell office:value-type="string" calcext:value-type="string">
            <text:p>No description</text:p>
          </table:table-cell>
        </table:table-row>
        <table:table-row table:style-name="ro1">
          <table:table-cell office:value-type="string" calcext:value-type="string">
            <text:p>LHP</text:p>
          </table:table-cell>
          <table:table-cell office:value-type="string" calcext:value-type="string">
            <text:p>State Library of Louisiana Historic Photograph Collection</text:p>
          </table:table-cell>
          <table:table-cell office:value-type="string" calcext:value-type="string">
            <text:p>&lt;p&gt;The State Library of Louisiana Historical Photographs Collection features black and white and some color photographs from the early 1900s to present. There are large collections of Department of Transportation, Tourism, Conservation, and Environmental Quality images.&lt;/p&gt;</text:p>
          </table:table-cell>
        </table:table-row>
        <table:table-row table:style-name="ro1">
          <table:table-cell office:value-type="string" calcext:value-type="string">
            <text:p>LMNP01</text:p>
          </table:table-cell>
          <table:table-cell office:value-type="string" calcext:value-type="string">
            <text:p>Loyola University Maroon</text:p>
          </table:table-cell>
          <table:table-cell office:value-type="string" calcext:value-type="string">
            <text:p>&lt;p&gt;The Maroon, the student newspaper of Loyola University New Orleans, has been published since 1923. The Maroon covers student life, campus activities, cultural and athletic events, Loyola University New Orleans administration, faculty and staff, and other features.&lt;/p&gt;&lt;p&gt;The digitization of The Maroon was made possible through the generosity of the following donors:&lt;/p&gt;&lt;p&gt;ExxonMobil Corporation&lt;/p&gt;&lt;p&gt;Ms. Michelle M. Fonseca&lt;/p&gt;&lt;p&gt;Mr. Gary G. Hymel&lt;/p&gt;&lt;p&gt;Miss Florence R. Largay&lt;/p&gt;&lt;p&gt;Mr. Carrol P. Mc Bride&lt;/p&gt;&lt;p&gt;Mr. Leo R. Mc Lean&lt;/p&gt;&lt;p&gt;Microsoft Corporation&lt;/p&gt;&lt;p&gt;Mr. John P. Reilly&lt;/p&gt;&lt;p&gt;Mr. Edward M. Ruane&lt;/p&gt;&lt;p&gt;Mr. Paul F. Steen&lt;/p&gt;&lt;p&gt;Mr. Irvine J. Vidacovich, Jr.&lt;/p&gt;&lt;p&gt;&lt;/p&gt;</text:p>
          </table:table-cell>
        </table:table-row>
        <table:table-row table:style-name="ro1">
          <table:table-cell office:value-type="string" calcext:value-type="string">
            <text:p>LMP</text:p>
          </table:table-cell>
          <table:table-cell office:value-type="string" calcext:value-type="string">
            <text:p>Maps of Louisiana Collection</text:p>
          </table:table-cell>
          <table:table-cell office:value-type="string" calcext:value-type="string">
            <text:p>&lt;p&gt;&lt;/p&gt;&lt;p&gt;This collection consists of historically important original maps associated with the French colonization of the territory of Louisiana, and the Louisiana Purchase. Maps included were created by Nicholas de Fer, Guillaume de L'Isle (1675-1726), Jacques Nicholas Bellin (1703-1772), Le Page du Pratz (d. 1775), Jean Baptiste Bourguignon d'Anville (1697-1782), Jan Jansson (1588-1664), Jean Baptiste Nolin (1686-1762), Guillaume Danet, William Faden (1750?-1836), Abraham Ortelius (1527-1598), and others. They are contained within LSU Libraries' Special Collections.Geographically, the maps trace the exploratory voyages of Pierre Le Moyne d'Iberville (1661-1706), beginning in France, continuing to Saint Domingiue, Cuba, the northern coast of the Gulf of Mexico, up the Mississippi River to the Village of Natchez, back to the Dry Tortugas, and con cluding with the Bahama Passage.Historically, these selected maps document the leading role of the French in deriving the first accurate maps of the New World. These voyages were part of the French effort to 1) accurately remeasure the shape of the globe from north to south, 2) systematically determine accurate longitudes from astronomical observations associated with the opening of the Paris observatory in 1672, and 3) explore the world. Because of this scientific undertaking, Guillaume de L'Isle is known as the first modern cartographer, Jean Baptiste Bourguignon d'Anville is credited with facilitating European penetration of Africa and of North America through the Great Lakes, and Jacques Nicholas Bellin is associated with the first modern hydrographic surveys and sea-atlases of the world. (Skelton, 1958)As Louisiana is on the eve of the tricentennial of d'Iberville's founding of the colony of Louisiana, and near the eve of the bicentennial of the Louisiana Purchase, the presentation of these maps online is a timely contribution by Louisiana State University to the commemeration of these historical events. The maps are of immense ecological, historical, and social interest, and constitute a unique interdisciplinary online resource.The French Colonization of Louisiana and Louisiana Purchase Map Collection was coordinated and selected by Dr. Richard E. Condry, Associate Professor, Coastal Fisheries Institute, Louisiana State University.Visit the David Rumesy Collection to search for and view additional, historical maps.Skelton, R. A. 1958. Cartography, in A HISTORY OF TECHNOLOGY. ed. C. Singer, E. J. Holmyard, A. R. Hall, and T. I. Williams. Vol 4: 596-628. &lt;/p&gt;</text:p>
          </table:table-cell>
        </table:table-row>
        <table:table-row table:style-name="ro1">
          <table:table-cell office:value-type="string" calcext:value-type="string">
            <text:p>LOH</text:p>
          </table:table-cell>
          <table:table-cell office:value-type="string" calcext:value-type="string">
            <text:p>Natchitoches Cane River Civil Rights Oral Histories - Louisiana State Museum</text:p>
          </table:table-cell>
          <table:table-cell office:value-type="string" calcext:value-type="string">
            <text:p>No description</text:p>
          </table:table-cell>
        </table:table-row>
        <table:table-row table:style-name="ro1">
          <table:table-cell office:value-type="string" calcext:value-type="string">
            <text:p>LOU</text:p>
          </table:table-cell>
          <table:table-cell office:value-type="string" calcext:value-type="string">
            <text:p>LCOC - LOUIS Collection of Collections</text:p>
          </table:table-cell>
          <table:table-cell office:value-type="string" calcext:value-type="string">
            <text:p>No description</text:p>
          </table:table-cell>
        </table:table-row>
        <table:table-row table:style-name="ro1">
          <table:table-cell office:value-type="string" calcext:value-type="string">
            <text:p>LOU_RANDOM</text:p>
          </table:table-cell>
          <table:table-cell office:value-type="string" calcext:value-type="string">
            <text:p>LCOC Random image generator</text:p>
          </table:table-cell>
          <table:table-cell office:value-type="string" calcext:value-type="string">
            <text:p>No description</text:p>
          </table:table-cell>
        </table:table-row>
        <table:table-row table:style-name="ro1">
          <table:table-cell office:value-type="string" calcext:value-type="string">
            <text:p>LOYOLA_ETD</text:p>
          </table:table-cell>
          <table:table-cell office:value-type="string" calcext:value-type="string">
            <text:p>Loyola University New Orleans Electronic Theses</text:p>
          </table:table-cell>
          <table:table-cell office:value-type="string" calcext:value-type="string">
            <text:p>&lt;p&gt;The electronic thesis collection consists of <text:s/>theses from Loyola graduate and undergraduate students dating back to <text:s/>1958. Some items are restricted for use to on-campus Loyola users. &lt;/p&gt;</text:p>
          </table:table-cell>
        </table:table-row>
        <table:table-row table:style-name="ro1">
          <table:table-cell office:value-type="string" calcext:value-type="string">
            <text:p>LPC</text:p>
          </table:table-cell>
          <table:table-cell office:value-type="string" calcext:value-type="string">
            <text:p>Louisiana Purchase and Louisiana Colonial History</text:p>
          </table:table-cell>
          <table:table-cell office:value-type="string" calcext:value-type="string">
            <text:p>No description</text:p>
          </table:table-cell>
        </table:table-row>
        <table:table-row table:style-name="ro1">
          <table:table-cell office:value-type="string" calcext:value-type="string">
            <text:p>LPH</text:p>
          </table:table-cell>
          <table:table-cell office:value-type="string" calcext:value-type="string">
            <text:p>Painting in Louisiana from the Historic New Orleans Collection</text:p>
          </table:table-cell>
          <table:table-cell office:value-type="string" calcext:value-type="string">
            <text:p>No description</text:p>
          </table:table-cell>
        </table:table-row>
        <table:table-row table:style-name="ro1">
          <table:table-cell office:value-type="string" calcext:value-type="string">
            <text:p>LPS</text:p>
          </table:table-cell>
          <table:table-cell office:value-type="string" calcext:value-type="string">
            <text:p>Paintings from the Louisiana State Museum</text:p>
          </table:table-cell>
          <table:table-cell office:value-type="string" calcext:value-type="string">
            <text:p>No description</text:p>
          </table:table-cell>
        </table:table-row>
        <table:table-row table:style-name="ro1">
          <table:table-cell office:value-type="string" calcext:value-type="string">
            <text:p>LSA</text:p>
          </table:table-cell>
          <table:table-cell office:value-type="string" calcext:value-type="string">
            <text:p>Center for Louisiana Studies Archive</text:p>
          </table:table-cell>
          <table:table-cell office:value-type="string" calcext:value-type="string">
            <text:p>No description</text:p>
          </table:table-cell>
        </table:table-row>
        <table:table-row table:style-name="ro1">
          <table:table-cell office:value-type="string" calcext:value-type="string">
            <text:p>LSAP</text:p>
          </table:table-cell>
          <table:table-cell office:value-type="string" calcext:value-type="string">
            <text:p>Louisiana State Aerial Photographs</text:p>
          </table:table-cell>
          <table:table-cell office:value-type="string" calcext:value-type="string">
            <text:p>&lt;p&gt;The LSU Cartographic Information Center currently holds 107,000 aerial photographs of Louisiana taken between 1939 and 1987. These photographs show the historical and geographical changes in the state, including the Mississippi Delta region, the loss of coastal lands, and the Industrial Canal. This is an active collection that the CIC continues to add to, however, more recent images are digital, not photographic.Presently only a core group of 5,000 photographs representing several major metropolitan areas of Louisiana from 1939 to 1987 have been digitized and made available. Areas in this core group include East Baton Rouge Parish, West Baton Rouge Parish, and Orleans Parish.&lt;/p&gt;&lt;p&gt;Contact the CIC to purchase copies of any map described in this collection http://www.cic.lsu.edu/. &lt;/p&gt;</text:p>
          </table:table-cell>
        </table:table-row>
        <table:table-row table:style-name="ro1">
          <table:table-cell office:value-type="string" calcext:value-type="string">
            <text:p>LSM_CCC</text:p>
          </table:table-cell>
          <table:table-cell office:value-type="string" calcext:value-type="string">
            <text:p>Louisiana State Museum Carnival Collection</text:p>
          </table:table-cell>
          <table:table-cell office:value-type="string" calcext:value-type="string">
            <text:p>No description</text:p>
          </table:table-cell>
        </table:table-row>
        <table:table-row table:style-name="ro1">
          <table:table-cell office:value-type="string" calcext:value-type="string">
            <text:p>LSM_FQA</text:p>
          </table:table-cell>
          <table:table-cell office:value-type="string" calcext:value-type="string">
            <text:p>Louisiana State Museum W.P.A. French Quarter Architectural Record</text:p>
          </table:table-cell>
          <table:table-cell office:value-type="string" calcext:value-type="string">
            <text:p>No description</text:p>
          </table:table-cell>
        </table:table-row>
        <table:table-row table:style-name="ro1">
          <table:table-cell office:value-type="string" calcext:value-type="string">
            <text:p>LSM_KOH</text:p>
          </table:table-cell>
          <table:table-cell office:value-type="string" calcext:value-type="string">
            <text:p>Louisiana State Museum Hurricane Katrina Oral History Project</text:p>
          </table:table-cell>
          <table:table-cell office:value-type="string" calcext:value-type="string">
            <text:p>No description</text:p>
          </table:table-cell>
        </table:table-row>
        <table:table-row table:style-name="ro1">
          <table:table-cell office:value-type="string" calcext:value-type="string">
            <text:p>LSM_MPC</text:p>
          </table:table-cell>
          <table:table-cell office:value-type="string" calcext:value-type="string">
            <text:p>Louisiana State Museum Photography Collection</text:p>
          </table:table-cell>
          <table:table-cell office:value-type="string" calcext:value-type="string">
            <text:p>No description</text:p>
          </table:table-cell>
        </table:table-row>
        <table:table-row table:style-name="ro1">
          <table:table-cell office:value-type="string" calcext:value-type="string">
            <text:p>LSM_NAC</text:p>
          </table:table-cell>
          <table:table-cell office:value-type="string" calcext:value-type="string">
            <text:p>Louisiana State Museum Newcomb College Arts and Crafts</text:p>
          </table:table-cell>
          <table:table-cell office:value-type="string" calcext:value-type="string">
            <text:p>No description</text:p>
          </table:table-cell>
        </table:table-row>
        <table:table-row table:style-name="ro1">
          <table:table-cell office:value-type="string" calcext:value-type="string">
            <text:p>LSM_NCC</text:p>
          </table:table-cell>
          <table:table-cell office:value-type="string" calcext:value-type="string">
            <text:p>Louisiana State Museum Currency Collection</text:p>
          </table:table-cell>
          <table:table-cell office:value-type="string" calcext:value-type="string">
            <text:p>No description</text:p>
          </table:table-cell>
        </table:table-row>
        <table:table-row table:style-name="ro1">
          <table:table-cell office:value-type="string" calcext:value-type="string">
            <text:p>LST</text:p>
          </table:table-cell>
          <table:table-cell office:value-type="string" calcext:value-type="string">
            <text:p>Louisiana Science and Technology Collection</text:p>
          </table:table-cell>
          <table:table-cell office:value-type="string" calcext:value-type="string">
            <text:p>No description</text:p>
          </table:table-cell>
        </table:table-row>
        <table:table-row table:style-name="ro1">
          <table:table-cell office:value-type="string" calcext:value-type="string">
            <text:p>LSU_ACT</text:p>
          </table:table-cell>
          <table:table-cell office:value-type="string" calcext:value-type="string">
            <text:p>Actors and Musicians Photographs, 1880-1920</text:p>
          </table:table-cell>
          <table:table-cell office:value-type="string" calcext:value-type="string">
            <text:p>&lt;p&gt;Publicity photographs of actors and musicians who appeared at New Orleans theaters during the late 19th and early 20th centuries. Handwritten notes on the back of many of the photos identify the individuals, the theater where they appeared, and the name of the play or event. Among the New Orleans houses so identified are the Tulane, Athenaeum, Orpheum, Dauphine, and Crescent Theaters, as well as the French Opera House. The physical collection may be viewed at LSU Libraries' Special Collections.&lt;/p&gt;</text:p>
          </table:table-cell>
        </table:table-row>
        <table:table-row table:style-name="ro1">
          <table:table-cell office:value-type="string" calcext:value-type="string">
            <text:p>LSU_BRT</text:p>
          </table:table-cell>
          <table:table-cell office:value-type="string" calcext:value-type="string">
            <text:p>Historic Images of Baton Rouge from LSU Libraries</text:p>
          </table:table-cell>
          <table:table-cell office:value-type="string" calcext:value-type="string">
            <text:p>&lt;p&gt;&lt;/p&gt;&lt;p&gt; &lt;/p&gt;&lt;p&gt;This collection features photographs of Baton Rouge, Louisiana ranging in date from ca. 1855 to 1900. These photographs come from multiple manuscript collections held by LSU Libraries Special Collections.&lt;/p&gt;</text:p>
          </table:table-cell>
        </table:table-row>
        <table:table-row table:style-name="ro1">
          <table:table-cell office:value-type="string" calcext:value-type="string">
            <text:p>LSU_CFF</text:p>
          </table:table-cell>
          <table:table-cell office:value-type="string" calcext:value-type="string">
            <text:p>Early Louisiana French Correspondence</text:p>
          </table:table-cell>
          <table:table-cell office:value-type="string" calcext:value-type="string">
            <text:p>&lt;p&gt;&lt;/p&gt;&lt;p&gt; &lt;/p&gt;&lt;p&gt;The Early Louisiana French Correspondence collection is a digital corpus of letters in French written in Louisiana in the 18th and 19th centuries. The purpose of the corpus is to enhance access to rare and understudied French language documents held in the LSU Libraries Special Collections division by providing images of the original documents with transcriptions. For the initial selection, Dr. Carole Salmon choose 100 letters, taking into consideration factors such as the author's gender, profession, and social status to create a diverse corpus that will be useful to a wide range of scholars and researchers in fields such as history, sociology, economy, geography, and linguistics.&lt;/p&gt;&lt;p&gt; &lt;/p&gt;&lt;p&gt;Browse The Collection by: &lt;/p&gt;&lt;p&gt; &lt;/p&gt;&lt;p&gt; &lt;/p&gt;&lt;p&gt; &lt;/p&gt;&lt;p&gt; &lt;/p&gt;&lt;p&gt; &lt;/p&gt;&lt;p&gt; Project Website Center for French &amp; Francophone Studies LSU Libraries Special Collections &lt;/p&gt;</text:p>
          </table:table-cell>
        </table:table-row>
        <table:table-row table:style-name="ro1">
          <table:table-cell office:value-type="string" calcext:value-type="string">
            <text:p>LSU_CLT</text:p>
          </table:table-cell>
          <table:table-cell office:value-type="string" calcext:value-type="string">
            <text:p>Charles L. Thompson Photographs</text:p>
          </table:table-cell>
          <table:table-cell office:value-type="string" calcext:value-type="string">
            <text:p>&lt;p&gt;&lt;/p&gt;&lt;p&gt; &lt;/p&gt;&lt;p&gt;View all Images.&lt;/p&gt;&lt;p&gt; &lt;/p&gt;&lt;p&gt;Charles L. Thompson, a resident of New Orleans, La., collected materials related to the history of New Orleans and Louisiana.  This digital collection consists of selected photographic prints of port and street scenes, ships, and other images of the city of New Orleans.  The images are from the Charles L. Thompson Collection Mss. 998, Louisiana and Lower Mississippi Valley Collections, LSU Libraries, Baton Rouge, La, and may be viewed at LSU Libraries Special Collections, Hill Memorial Library.&lt;/p&gt;</text:p>
          </table:table-cell>
        </table:table-row>
        <table:table-row table:style-name="ro1">
          <table:table-cell office:value-type="string" calcext:value-type="string">
            <text:p>LSU_CNP</text:p>
          </table:table-cell>
          <table:table-cell office:value-type="string" calcext:value-type="string">
            <text:p>Chickamauga and Chattanooga National Military Park Photographs</text:p>
          </table:table-cell>
          <table:table-cell office:value-type="string" calcext:value-type="string">
            <text:p>&lt;p&gt;&lt;/p&gt;&lt;p&gt; &lt;/p&gt;&lt;p&gt;The Chickamauga and Chattanooga National Military Park was the first and largest military park in the United States. The park was officially dedicated in September 1895. The Louisiana Commission (or Committee) created the images in the Chickamauga-Chattanooga National Military Park collection after the Louisiana and National Commissioners established the official points of interest. The Park contains approximately 8,190 acres of land divided among several areas in Tennessee and Georgia. The collection contains twenty-nine (29) albumen photoprints of the grounds of the Park, taken circa 1894. There are eight (8) photographs from Missionary Ridge (Tenn. and Ga.) and twenty-one (21) photographs from Chickamauga (Ga.). The physical collection can be viewed at Louisiana State University's Hill Memorial Library.&lt;/p&gt;</text:p>
          </table:table-cell>
        </table:table-row>
        <table:table-row table:style-name="ro1">
          <table:table-cell office:value-type="string" calcext:value-type="string">
            <text:p>LSU_CWP</text:p>
          </table:table-cell>
          <table:table-cell office:value-type="string" calcext:value-type="string">
            <text:p>Civil War Photograph Album, 1862-1900</text:p>
          </table:table-cell>
          <table:table-cell office:value-type="string" calcext:value-type="string">
            <text:p>&lt;p&gt;&lt;/p&gt;&lt;p&gt;View all items&lt;/p&gt;&lt;p&gt;The Civil War Photograph Album contains portraits of military personnel who fought during the American Civil War, 1861-1865. The album has 50 pages; each page has a capacity for four (4) photographs, and most of the photographs (cartes-de-visite) are Confederate enlisted men and officers. This photograph album can be viewed at Louisiana State University's Hill Memorial Library.&lt;/p&gt;&lt;p&gt;The collection contains a total of one hundred thirty seven (137) cartes-de-visite (1862-1900,undated), and thirty (30) modern black and white copies (March 9, 1984) of some of those cartes-de-visite. Of the cartes-de-visite, one hundred twenty nine (129) are individual portraits, three (3) are group portraits, and five (5) are copy photographs of art works used as filler cards.The modern black and white copies where created by the Photoduplications Department of the Louisiana State University on 1984 and represent twenty-nine (29) individual portraits and one (1) group portrait.&lt;/p&gt;&lt;p&gt; View collection Finding Aid.&lt;/p&gt;</text:p>
          </table:table-cell>
        </table:table-row>
        <table:table-row table:style-name="ro1">
          <table:table-cell office:value-type="string" calcext:value-type="string">
            <text:p>LSU_DYP</text:p>
          </table:table-cell>
          <table:table-cell office:value-type="string" calcext:value-type="string">
            <text:p>Donn Young Photographs</text:p>
          </table:table-cell>
          <table:table-cell office:value-type="string" calcext:value-type="string">
            <text:p>&lt;p&gt;&lt;/p&gt;&lt;p&gt; &lt;/p&gt;&lt;p&gt;Donn Young began his professional photographer's life over 30 years ago. His work has appeared in Time, Newsweek, the New York Times, and many other publications. In addition to his studio and commercial work, he became the official photographer of the Port of New Orleans in 1996.Donn's entire life's work was in his Lakeview studio and home when the flood waters of Hurricane Katrina rose in 2005. Unreachable for weeks, his home and studio were submerged, drained, and submerged again, with the collection left to mold and ruin in a witches' brew of brackish water, sewage, petroleum products, and other compounds while efforts to drain the city got underway.The LSU Libraries Special Collections managed to salvage 32,645 images portraying a wide range of images from New Orleans, Louisiana, and beyond. Images include people, art, music, theater, plants, food, buildings, views, manners and customs, religion and culture, education, medicine, business, industry and transportation, Associations and Institutions, Publications, sports, and portfolios.&lt;/p&gt;</text:p>
          </table:table-cell>
        </table:table-row>
        <table:table-row table:style-name="ro1">
          <table:table-cell office:value-type="string" calcext:value-type="string">
            <text:p>LSU_FCC</text:p>
          </table:table-cell>
          <table:table-cell office:value-type="string" calcext:value-type="string">
            <text:p>T. Harry Williams Center for Oral History Four Corners of Louisiana Collection</text:p>
          </table:table-cell>
          <table:table-cell office:value-type="string" calcext:value-type="string">
            <text:p>No description</text:p>
          </table:table-cell>
        </table:table-row>
        <table:table-row table:style-name="ro1">
          <table:table-cell office:value-type="string" calcext:value-type="string">
            <text:p>LSU_GCS</text:p>
          </table:table-cell>
          <table:table-cell office:value-type="string" calcext:value-type="string">
            <text:p>George C. Strong Photograph Album</text:p>
          </table:table-cell>
          <table:table-cell office:value-type="string" calcext:value-type="string">
            <text:p>&lt;p&gt;The album contains two (2) photographs of sites around the United States Military Academy (USMA), West Point, New York, and forty two (42) photographic portraits of cadets in the classes of 1857 and 1858. The album pages contain holographic inscriptions stating: the place; the name of the sitter; whether the sitter graduated in the class of 1858 rather than the class of 1857; if the sitter did not graduate at all; an occasional personal note about the sitter, and; if they fought as a "rebel" in the American Civil War, 1861-1865. The four (4) unnamed images in the album - Edward Porter Alexander, Robert H. Anderson, Thomas J. Berry, and Aurelius F. Cone - have been authenticated by the USMA archives. There is also one (1) newspaper clipping ca. 1891 relating the death of Rear Admiral Christopher Raymond Perry Roger, United States navy, (Ret.)&lt;/p&gt;&lt;p&gt;The Photographer George Crockett Strong (1832-1863), a native of Vermont, received an appointment from Massachusetts to attend the United States Military Academy, West Point, New York. Concentrating in ordnance, he graduated fifth in his 1857 class of thirty-eight cadets. Initially appointed second lieutenant, Ordnance, July 1859, Strong steadily rose through the ranks. In late 1861 he joined Benjamin F. Butler's staff as adjutant, actively took part in planning the Union expedition against New Orleans, and eventually became Butler's chief of staff. Appointed brigadier general in June 1863, Strong was reassigned to the South Carolina coast where, at the head of a brigade, he received a mortal wound at Battery Wagner. He attained the rank of major general posthumously in July 1963.&lt;/p&gt;</text:p>
          </table:table-cell>
        </table:table-row>
        <table:table-row table:style-name="ro1">
          <table:table-cell office:value-type="string" calcext:value-type="string">
            <text:p>LSU_GFM</text:p>
          </table:table-cell>
          <table:table-cell office:value-type="string" calcext:value-type="string">
            <text:p>George Francois Mugnier New Orleans Scenes</text:p>
          </table:table-cell>
          <table:table-cell office:value-type="string" calcext:value-type="string">
            <text:p>&lt;p&gt; &lt;/p&gt;&lt;p&gt; &lt;/p&gt;&lt;p&gt;George Francois Mugnier was born in France on January 1, 1855. He arrived in New Orleans by 1868. Originally a watchmaker, he turned to photography in 1884 opening a studio on Exchange Alley. Mugnier gained some fame as a photographer of views and landscapes in New Orleans and the surrounding region. The images document general city views of New Orleans, steamboats, riverfront activities, sugar refineries, cemeteries, and specific buildings. The physical collection can be viewed at Louisiana State University's Hill Memorial Library.&lt;/p&gt;</text:p>
          </table:table-cell>
        </table:table-row>
        <table:table-row table:style-name="ro1">
          <table:table-cell office:value-type="string" calcext:value-type="string">
            <text:p>LSU_GSC</text:p>
          </table:table-cell>
          <table:table-cell office:value-type="string" calcext:value-type="string">
            <text:p>G. H. Suydam Photograph Album</text:p>
          </table:table-cell>
          <table:table-cell office:value-type="string" calcext:value-type="string">
            <text:p>&lt;p&gt;&lt;/p&gt;&lt;p&gt; &lt;/p&gt;&lt;p&gt;The collection contains commercial photographs of twelve (12) scenes of Baton Rouge and eight (8) photographs of ships of the West Gulf Blockading Squadron (Admiral Farragut's fleet) on the Mississippi River at Baton Rouge. Captain G. H. Suydam of the 162nd New York Volunteers Infantry, U.S.A., secured these during his service with the Federal Army at Baton Rouge in the Spring of 1863. Three (3) of the images have the McPherson and Oliver back stamp.&lt;/p&gt;&lt;p&gt;Most of the photographs have handwritten memoranda on the back (verso) identifying the images on the front (recto). These memoranda have been transcribed directly from the versos as captions for the images. Notes created in house have been used for any images without memoranda.The collection also includes: a copy of the Natchitoches (La.) Union, January 29, 1863; a copy of The New Orleans Times, April 15, 1864; a copy of the Freemasons' Monthly Magazine, vol. IV, no. 8, June 1, 1845.&lt;/p&gt;</text:p>
          </table:table-cell>
        </table:table-row>
        <table:table-row table:style-name="ro1">
          <table:table-cell office:value-type="string" calcext:value-type="string">
            <text:p>LSU_HPL</text:p>
          </table:table-cell>
          <table:table-cell office:value-type="string" calcext:value-type="string">
            <text:p>Huey P. Long Photograph Album, 1928-1935</text:p>
          </table:table-cell>
          <table:table-cell office:value-type="string" calcext:value-type="string">
            <text:p>&lt;p&gt;&lt;/p&gt;&lt;p&gt; &lt;/p&gt;&lt;p&gt;This collection is comprised entirely of an album with photographs from 1928-1935. The black and white photographs depict Louisiana governor Huey P. Long; Russell Long; former Louisiana Governor Oramel Hinckley Simpson; James P. O'Connor, Public Service Commissioner; Louisiana Governor O. K. Allen; John Overton; U.S. Senator Hattie Carraway; and others.&lt;/p&gt;&lt;p&gt;Topics represented in the photographs include Long's gubernatorial inauguration, Long's oath of office as Senator, Tulane and Louisiana State University sporting events, a Veterans' protest parade, the Overton trial, and Carraway's campaign in Arkansas.The original album is housed at LSU Libraries' Special Collections Library.&lt;/p&gt;</text:p>
          </table:table-cell>
        </table:table-row>
        <table:table-row table:style-name="ro1">
          <table:table-cell office:value-type="string" calcext:value-type="string">
            <text:p>LSU_JJA</text:p>
          </table:table-cell>
          <table:table-cell office:value-type="string" calcext:value-type="string">
            <text:p>John James Audubon in Louisiana</text:p>
          </table:table-cell>
          <table:table-cell office:value-type="string" calcext:value-type="string">
            <text:p>&lt;p&gt;&lt;/p&gt;&lt;p&gt; &lt;/p&gt;&lt;p&gt;The John James Audubon in Louisiana collection contains water colored lithographs and engravings of birds Audubon did during a 4-month stay at the Oakley Plantation in St. Francisville, Louisiana in 1821. Many were later published in various incarnations of Birds of America. The Audubon prints chosen for digitization are in two different forms: large, loose folios (30" x 40") and octavo book plates (7" x 11") and were chosen from the "John James Audubon Collection," part of the library's E.A. McIlhenny Natural History Collection. This collection contains a complete Elephant Folio, one first-edition Royal Octavo, four later-edition Octavos, 117 separate Folio prints, and 32 original pencil drawings associated with the production of the Octavo edition of the Birds of America.&lt;/p&gt;</text:p>
          </table:table-cell>
        </table:table-row>
        <table:table-row table:style-name="ro1">
          <table:table-cell office:value-type="string" calcext:value-type="string">
            <text:p>LSU_LHC</text:p>
          </table:table-cell>
          <table:table-cell office:value-type="string" calcext:value-type="string">
            <text:p>Louis Hasslemans' Musicians Photographs</text:p>
          </table:table-cell>
          <table:table-cell office:value-type="string" calcext:value-type="string">
            <text:p>&lt;p&gt;&lt;/p&gt;&lt;p&gt;Louis Hasselmans was the son of the Belgian harpist Alphonse Hasselmans and the grandson of Joseph Hasselmans. He received his musical education at the Paris Conservatoire where he studied cello, composition, and conducting. He toured Europe as cellist with the Capet Quartet (1893-1909) and had his debut as a conductor with the Lamoureaux Orchestra in Paris in 1905. His conducting career began in 1909 and included seasons with the Opera Comique in Paris (1909-1911); in Montreal, Canada (1911-1913); with the Chicago Civic Opera (1918-1920); and the Metropolitan Opera as its director of French repertory (1921-1936). Hasselmans was a professor of music at Louisiana State University (1936-1948). He was married to Minnie Egener and died in San Juan, Puerto Rico in 1957.&lt;/p&gt;&lt;p&gt;This digital collection consists of portrait publicity photographs of Metropolitan Opera performers and a photograph of Louis Hasselmans. The original photographs are housed at LSU Libraries' Special Collections Library.&lt;/p&gt;</text:p>
          </table:table-cell>
        </table:table-row>
        <table:table-row table:style-name="ro1">
          <table:table-cell office:value-type="string" calcext:value-type="string">
            <text:p>LSU_LNP</text:p>
          </table:table-cell>
          <table:table-cell office:value-type="string" calcext:value-type="string">
            <text:p>Louisiana Newspaper Access Program - LaNeAP</text:p>
          </table:table-cell>
          <table:table-cell office:value-type="string" calcext:value-type="string">
            <text:p>&lt;p&gt;&lt;/p&gt;&lt;p&gt; &lt;/p&gt;&lt;p&gt;The Louisiana Newspaper Access Program contains representative images of the earliest newspaper titles from Louisiana's 64 parishes. This digital pilot project, which was funded in part by a Louisiana Board of Regents grant, is a precursor to LSU Libraries' involvement with the National Digital Newspaper Program (NDNP) and the development of the Digitizing Louisiana Newspaper Project (DLNP). &lt;/p&gt;&lt;p&gt;The LaNeAP (or "lagniappe") digital collection focus is early extant newspapers that are not available through the Library of Congress' Chronicling America site.&lt;/p&gt;&lt;p&gt;Thanks to researcher Judy Riffel and the Iberville Parish Clerk of Court office in Plaquemine 139 newspaper issues from 1831 to 1922 consisting of 13 Iberville titles, one West Baton Rouge title, and two Baton Rouge titles were added in 2012. &lt;/p&gt;</text:p>
          </table:table-cell>
        </table:table-row>
        <table:table-row table:style-name="ro1">
          <table:table-cell office:value-type="string" calcext:value-type="string">
            <text:p>LSU_MDP</text:p>
          </table:table-cell>
          <table:table-cell office:value-type="string" calcext:value-type="string">
            <text:p>Marshall Dunham Photograph Album</text:p>
          </table:table-cell>
          <table:table-cell office:value-type="string" calcext:value-type="string">
            <text:p>&lt;p&gt;&lt;/p&gt;&lt;p&gt; &lt;/p&gt;&lt;p&gt;Marshall Dunham photograph album, ca. 1861-1865This photograph album was compiled by Sgt. Marshall Dunham of the New York 159th regiment and consists of photographs taken in Louisiana during the Civil War. They are categorized according to cities, with the largest group being New Orleans. The album includes photos of buildings and street scenes.Browse or Search items in this CollectionThe Marshall Dunham photograph album is housed in Hill Memorial Library, LSU Libraries Special Collections division. The Louisiana and Lower Mississippi Valley collections (LLMVC) is comprised of more than 5000 manuscript groups encompassing over 10 million items. Recognized as one of the nation's premier repositories for materials relating to the antebellum plantation, Civil War, and Reconstruction South, LLMVC includes the papers of individuals and families, records of plantations, merchants and financial institutions, and the records of political, social, and labor organizations. The most important of these collections relate specifically to the families and enterprises in the Lower Mississippi Valley, from Memphis to New Orleans, and are especially strong in the Natchez, St. Francisville, and Baton Rouge areas. The French and Spanish colonial periods in the region are also documented. LLMVC continues to acquire 18th- and 19th century manuscripts, as well as substantial collections of 20th century materials that relate to the region's social, economic, political, cultural, literary, and military history.Please visit the LSU Special Collections website for more information: www.lib.lsu.edu/special &lt;/p&gt;</text:p>
          </table:table-cell>
        </table:table-row>
        <table:table-row table:style-name="ro1">
          <table:table-cell office:value-type="string" calcext:value-type="string">
            <text:p>LSU_MRF</text:p>
          </table:table-cell>
          <table:table-cell office:value-type="string" calcext:value-type="string">
            <text:p>Mississippi River Flood of 1927 Photograph Album</text:p>
          </table:table-cell>
          <table:table-cell office:value-type="string" calcext:value-type="string">
            <text:p>&lt;p&gt;The Mississippi River Flood of 1927 Album is a visual record of one of the worst natural disasters to occur in the U. S. The flood took the lives of thousands, made refugees of hundreds of thousands, and caused vast destruction. The photo album was prepared for O. K. Allen (1882-1936), Chairman, Louisiana Highway Commission and later Governor, and presumably used for securing Federal disaster aid. This album became the property of George Cobb Everett (1885-1946) who served on the LSU Board Supervisors and was member of the committee sent to Washington, D. C. in 1927 to secure federal funds for rebuilding destroyed roads and bridges. Most of the photographs are identified as the work of Baton Rouge photographer Jasper G. Ewing. Some of the photographs were published in the Fourth Biennial Report of the Louisiana Highway Commission of the State of Louisiana, 1926-1928 (TE 24 L8A2).The album contains 214 black and white photographs showing flood damage to roads, bridges, and buildings primarily in the Atchafalaya River region and the town of Melville, Louisiana. The photos include depictions of repair crews, levees, barges, crevasses, and railroads. Some photos pre-date the flood and a few depict scenes from non-flooded areas. The album includes a photostatic copy of the first check for one-half the amount of federal disaster money paid to Louisiana and a newspaper clipping concerning Louisiana's implementation of the first gasoline tax. &lt;/p&gt;</text:p>
          </table:table-cell>
        </table:table-row>
        <table:table-row table:style-name="ro1">
          <table:table-cell office:value-type="string" calcext:value-type="string">
            <text:p>LSU_NMI</text:p>
          </table:table-cell>
          <table:table-cell office:value-type="string" calcext:value-type="string">
            <text:p>Natchez, MS</text:p>
          </table:table-cell>
          <table:table-cell office:value-type="string" calcext:value-type="string">
            <text:p>&lt;p&gt;Primarily mounted and unmounted studio portraits of African Americans. Also includes images of Natchez houses, a downtown fire aftermath, and a Fourth of July celebration. &lt;/p&gt;&lt;p&gt;Natchez Photographs, Mss. 1331, Louisiana and Lower Mississippi Valley Collections, LSU Libraries, Baton Rouge, La. &lt;/p&gt;</text:p>
          </table:table-cell>
        </table:table-row>
        <table:table-row table:style-name="ro1">
          <table:table-cell office:value-type="string" calcext:value-type="string">
            <text:p>LSU_NOE</text:p>
          </table:table-cell>
          <table:table-cell office:value-type="string" calcext:value-type="string">
            <text:p>New Orleans Centennial Exposition Stereoscopic Views</text:p>
          </table:table-cell>
          <table:table-cell office:value-type="string" calcext:value-type="string">
            <text:p>&lt;p&gt;&lt;/p&gt;&lt;p&gt; View all items in the Collection&lt;/p&gt;&lt;p&gt;The World's Industrial and Cotton Centennial Exposition, held in New Orleans, La., in 1884-1885, celebrated the centenary of the first export of cotton from the United States in 1784. The 249-acre exposition opened late and already in debt, while the exhibits were not all completed until March 1885. The Main Building, the largest exhibit building on the grounds and the largest wooden structure in the world at the time, held exhibits from 30 countries. The Government &amp; States Building hosted exhibits from 45 states and territories, as well as U.S. Government exhibits occupying one third of the floor space.&lt;/p&gt;&lt;p&gt; &lt;/p&gt;&lt;p&gt;Horticultural Hall, housing the horticultural and agricultural displays and constructed entirely of glass and wood, was the world's largest structure of its type. The Art Hall opened in February 1885 and proved a success with critics. A total of 1,158,840 visitors were counted as having entered the grounds, far below the estimated 4 million that had been projected. The exposition closed $470,000 in debt. &lt;/p&gt;&lt;p&gt; &lt;/p&gt;&lt;p&gt; This collection consists of 65 stereoscopic photographs of exhibition buildings, exhibit booths, and other city buildings taken during the World's Industrial and Cotton Centennial Exposition held in New Orleans, La., in 1884-1885. They were produced by the Centennial Photographic Company of Philadelphia, Pa.&lt;/p&gt;</text:p>
          </table:table-cell>
        </table:table-row>
        <table:table-row table:style-name="ro1">
          <table:table-cell office:value-type="string" calcext:value-type="string">
            <text:p>LSU_PVC</text:p>
          </table:table-cell>
          <table:table-cell office:value-type="string" calcext:value-type="string">
            <text:p>Louisiana Ecology and Conservation, The Percy Viosca Jr. Collection</text:p>
          </table:table-cell>
          <table:table-cell office:value-type="string" calcext:value-type="string">
            <text:p>&lt;p&gt;&lt;/p&gt;&lt;p&gt; &lt;/p&gt;&lt;p&gt;While employed by the Louisiana Department of Wildlife and Fisheries, Percy Viosca, a pre-eminent herpetologist, documented the coastal Louisiana landscape between 1921 and 1932. He traveled the state for his work that included mosquito control, riparian and marshland studies, flood control, taxonomic work with native Louisiana irises, newts, and snakes, culture of crawfish and environmental impact of oil refinery practices. The images in this collection document locations on or near the Louisiana coast and a few sites inland. All images refer to water quality, water control, or environmental conditions affecting water quality. The age of these images provides a rare opportunity to compare identified areas within Louisiana across an 80 year span. The processing and digitization of this collection was supported through a regrant from the Louisiana Sea Grant College Program.&lt;/p&gt;</text:p>
          </table:table-cell>
        </table:table-row>
        <table:table-row table:style-name="ro1">
          <table:table-cell office:value-type="string" calcext:value-type="string">
            <text:p>LSU_RBC</text:p>
          </table:table-cell>
          <table:table-cell office:value-type="string" calcext:value-type="string">
            <text:p>LSU Libraries' Rare Books Collection - Selected materials</text:p>
          </table:table-cell>
          <table:table-cell office:value-type="string" calcext:value-type="string">
            <text:p>&lt;p&gt;Dating back to the dawn of printing in the fifteenth century, LSU Libraries Special Collections Rare Book collection contains more than 27,000 books that require special handling and protection because of their age, rarity, value, or historical significance. Particular strengths include eighteenth-century British literature, religion, European exploration and travel, agriculture and gardening, the history of slavery, early English translations of classical literature, and fine printing and book design. The collection is frequently used as a source of materials for class presentations on the history of books and printing.&lt;/p&gt;&lt;p&gt; &lt;/p&gt;&lt;p&gt;This digital collection contains items of note from the Rare Books Collection.&lt;/p&gt;</text:p>
          </table:table-cell>
        </table:table-row>
        <table:table-row table:style-name="ro1">
          <table:table-cell office:value-type="string" calcext:value-type="string">
            <text:p>LSU_RBO</text:p>
          </table:table-cell>
          <table:table-cell office:value-type="string" calcext:value-type="string">
            <text:p>T. Harry Williams Center for Oral History Floods, Storms and Levee Breaks</text:p>
          </table:table-cell>
          <table:table-cell office:value-type="string" calcext:value-type="string">
            <text:p>No description</text:p>
          </table:table-cell>
        </table:table-row>
        <table:table-row table:style-name="ro1">
          <table:table-cell office:value-type="string" calcext:value-type="string">
            <text:p>LSU_SCE</text:p>
          </table:table-cell>
          <table:table-cell office:value-type="string" calcext:value-type="string">
            <text:p>LSU Special Collections Online</text:p>
          </table:table-cell>
          <table:table-cell office:value-type="string" calcext:value-type="string">
            <text:p>&lt;p&gt;&lt;/p&gt;&lt;p&gt; &lt;/p&gt;&lt;p&gt;IN SPRING OF 2006, the LSU Libraries' featured some of its greatest treasures in an exhibition at Hill Memorial Library titled, 'Special Delivery: A Showcase of LSU Libraries Special Collections.' Selections from the original installation have been digitally scanned to create this online version. All major collections are represented. Exhibition materials span a broad range of material types (photographs, rare books, and manuscript items), time periods (15th to 20th centuries), and subject areas (politics, natural history, agriculture, and Mardi Gras). &lt;/p&gt;</text:p>
          </table:table-cell>
        </table:table-row>
        <table:table-row table:style-name="ro1">
          <table:table-cell office:value-type="string" calcext:value-type="string">
            <text:p>LSU_TJP</text:p>
          </table:table-cell>
          <table:table-cell office:value-type="string" calcext:value-type="string">
            <text:p>Thomas H. and Joan W. Gandy Photograph Collection</text:p>
          </table:table-cell>
          <table:table-cell office:value-type="string" calcext:value-type="string">
            <text:p>&lt;p&gt;This digital collection contains a small sample of the Dr. Thomas H. and Joan Gandy collection which documents 100 years of history in and around Natchez, Mississippi. The physical collection contains approximately 20,000 images including wet and dry collodion glass plate negatives, film negatives, ferrotypes, and historic and modern prints as well as nearly 100 pieces of photographic equipment, including a Norman Studio portrait camera and an array of late-19th and early-20th century cameras. All are housed at LSU Libraries Special Collections in Hill Memorial Library.&lt;/p&gt;&lt;p&gt;Photographic History&lt;/p&gt;&lt;p&gt;Brothers Henry and M. J. Gurney established a daguerreotype studio in Natchez in 1851 and began recording the lives of their fellow citizens using the latest in photographic technology. The Civil War brought economic disaster and social upheaval to the region, but Natchez quickly recovered. In 1870, Henry Gurney hired a new employee, Henry Norman, and by 1876 Norman had opened his own studio, buying out Gurney's studio to do so. Henry Norman became the best-known photographer in the region. When he died in 1913, his son Earl inherited the studio. Earl, like his father, became widely known for his photographic skills and left images spanning nearly 40 years. &lt;/p&gt;</text:p>
          </table:table-cell>
        </table:table-row>
        <table:table-row table:style-name="ro1">
          <table:table-cell office:value-type="string" calcext:value-type="string">
            <text:p>LSU_UAP</text:p>
          </table:table-cell>
          <table:table-cell office:value-type="string" calcext:value-type="string">
            <text:p>LSU University Archives Photographs Collection</text:p>
          </table:table-cell>
          <table:table-cell office:value-type="string" calcext:value-type="string">
            <text:p>&lt;p&gt;Focusing primarily on the years 1886-1925, this collection shows the buildings and grounds, students and student life, athletic teams, band, faculty and administrators, clubs, departments, and laboratories at the "Ole War Skule." Also included are a few early images of LSU's present campus, most notably Tiger Stadium and the interior of Hill Memorial Library. &lt;/p&gt;&lt;p&gt; &lt;/p&gt;&lt;p&gt; &lt;/p&gt;&lt;p&gt; &lt;/p&gt;&lt;p&gt; &lt;/p&gt;&lt;p&gt; Related Collections: LSU University Archives Printed Materials <text:s/>LSU Architectural Drawings by Theodore Link &lt;/p&gt;</text:p>
          </table:table-cell>
        </table:table-row>
        <table:table-row table:style-name="ro1">
          <table:table-cell office:value-type="string" calcext:value-type="string">
            <text:p>LSU_WLS</text:p>
          </table:table-cell>
          <table:table-cell office:value-type="string" calcext:value-type="string">
            <text:p>John Langdon Ward Lantern Slides</text:p>
          </table:table-cell>
          <table:table-cell office:value-type="string" calcext:value-type="string">
            <text:p>&lt;p&gt;&lt;/p&gt;&lt;p&gt;The collection consists of one hundred seven (107) lantern slides documenting the aftermath of the Siege of Port Hudson, 23 May - 09 July 1863. John Langdon Ward may have created these slides dating from circa 1880. John Langdon Ward, born October 25, 1841, was commissioned Captain of the 50th Regiment Massachusetts Infantry, 15 September 1862. Ordered with the regiment to Louisiana, he served with the 19th Corps through the siege of Port Hudson. The physical collection can be viewed at Louisiana State University's Hill Memorial Library.&lt;/p&gt;</text:p>
          </table:table-cell>
        </table:table-row>
        <table:table-row table:style-name="ro1">
          <table:table-cell office:value-type="string" calcext:value-type="string">
            <text:p>LSUBK01</text:p>
          </table:table-cell>
          <table:table-cell office:value-type="string" calcext:value-type="string">
            <text:p>Aristides Agramonte Yellow Fever Collection</text:p>
          </table:table-cell>
          <table:table-cell office:value-type="string" calcext:value-type="string">
            <text:p>&lt;p&gt;Access over 130 books and journal articles dating back to the 1790s discussing the epidemiology and pathology of yellow fever in New York, Philadelphia, Barbados and New Orleans, among other areas. Books are included from authors such as Benjamin Rush, Carlos Finlay, the New Orleans Board of Health, and Aristides Agramonte.&lt;/p&gt;&lt;p&gt;&lt;/p&gt;&lt;p&gt;For more information on this collection and Dr. Agramonte, see the Collection's About page. &lt;/p&gt;&lt;p&gt;&lt;/p&gt;&lt;p&gt;This project has been funded in whole or in part with Federal funds from the National Library of Medicine, National Institutes of Health, Department of Health and Human Services, under Contract No. N01-LM-6-3505 with the Houston Academy of Medicine-Texas Medical Center Library. &lt;/p&gt;</text:p>
          </table:table-cell>
        </table:table-row>
        <table:table-row table:style-name="ro1">
          <table:table-cell office:value-type="string" calcext:value-type="string">
            <text:p>LSUHSC_NCC</text:p>
          </table:table-cell>
          <table:table-cell office:value-type="string" calcext:value-type="string">
            <text:p>LSU Health Sciences Center New Orleans Newspaper Clippings Collection</text:p>
          </table:table-cell>
          <table:table-cell office:value-type="string" calcext:value-type="string">
            <text:p>&lt;p&gt;Since 1933, the Library at the Louisiana State University Health Sciences Center in New Orleans (LSUHSC-NO) has collected newspaper clippings of articles published about the history and accomplishments of the University. Our Newspaper Clippings Collection is an ongoing project that will eventually index over 70 years of news related to our institution. Primarily indexing local New Orleans' papers such as  States-Item and The Times-Picayune, information can be found on the history, research, faculty, and students of LSUHSC-NO, as well as news about related entities, such as Charity Hospital.&lt;/p&gt;&lt;p&gt; &lt;/p&gt;&lt;p&gt;Due to copyright, images from this collection are restricted to patrons on the LSUHSC-New Orleans campus. Metadata is viewable to anyone. &lt;/p&gt;&lt;p&gt; &lt;/p&gt;&lt;p&gt;For questions or more information, contact digitalarchives@lsuhsc.edu.&lt;/p&gt;</text:p>
          </table:table-cell>
        </table:table-row>
        <table:table-row table:style-name="ro1">
          <table:table-cell office:value-type="string" calcext:value-type="string">
            <text:p>LSUHSCS_GWM</text:p>
          </table:table-cell>
          <table:table-cell office:value-type="string" calcext:value-type="string">
            <text:p>LSU Health Sciences Center Shreveport Photograph Collection</text:p>
          </table:table-cell>
          <table:table-cell office:value-type="string" calcext:value-type="string">
            <text:p>No description</text:p>
          </table:table-cell>
        </table:table-row>
        <table:table-row table:style-name="ro1">
          <table:table-cell office:value-type="string" calcext:value-type="string">
            <text:p>LSUHSCS_JCM</text:p>
          </table:table-cell>
          <table:table-cell office:value-type="string" calcext:value-type="string">
            <text:p>John C. McDonald</text:p>
          </table:table-cell>
          <table:table-cell office:value-type="string" calcext:value-type="string">
            <text:p>No description</text:p>
          </table:table-cell>
        </table:table-row>
        <table:table-row table:style-name="ro1">
          <table:table-cell office:value-type="string" calcext:value-type="string">
            <text:p>LSUS_TBP</text:p>
          </table:table-cell>
          <table:table-cell office:value-type="string" calcext:value-type="string">
            <text:p>Tom Bell Papers, 1895-1999</text:p>
          </table:table-cell>
          <table:table-cell office:value-type="string" calcext:value-type="string">
            <text:p>No description</text:p>
          </table:table-cell>
        </table:table-row>
        <table:table-row table:style-name="ro1">
          <table:table-cell office:value-type="string" calcext:value-type="string">
            <text:p>LWP</text:p>
          </table:table-cell>
          <table:table-cell office:value-type="string" calcext:value-type="string">
            <text:p>Louisiana Works Progress Administration (WPA)</text:p>
          </table:table-cell>
          <table:table-cell office:value-type="string" calcext:value-type="string">
            <text:p>&lt;p&gt;The WPA collection at the State Library of Louisiana covers the state and includes traditional songs, beliefs, customs, sayings, stories, recipes, legends, jokes, and accounts of local history.&lt;/p&gt;</text:p>
          </table:table-cell>
        </table:table-row>
        <table:table-row table:style-name="ro1">
          <table:table-cell office:value-type="string" calcext:value-type="string">
            <text:p>MMF</text:p>
          </table:table-cell>
          <table:table-cell office:value-type="string" calcext:value-type="string">
            <text:p>Medieval Manuscript Facsimiles Inventory</text:p>
          </table:table-cell>
          <table:table-cell office:value-type="string" calcext:value-type="string">
            <text:p>&lt;p&gt;&lt;/p&gt;&lt;p&gt; &lt;/p&gt;&lt;p&gt;The LSU Libraries’ Special Collections owns high-quality facsimile reproductions of more than 100 manuscripts dating from the Middle Ages and Renaissance. Sample page images from a small selection of the facsimiles are made available here as an auxiliary to the library catalog. Previews of additional volumes will eventually be added.&lt;/p&gt;&lt;p&gt; &lt;/p&gt;&lt;p&gt;Many of the original manuscripts from which facsimiles have been made have now been digitized by the libraries that own them. Some, however, can be hard to find via a web search or in non-English digital libraries. This project, in addition to expanding access to printed facsimiles available at LSU, is also intended to aid discovery of fully digitized, open-access versions of these manuscripts. If one exists, a link is provided in the item record.&lt;/p&gt;&lt;p&gt; &lt;/p&gt;&lt;p&gt;For more information on the library's facsimile collection, including a list of available titles, see the Guide to Published Materials in the LSU Libraries Special Collections: Medieval and Renaissance Manuscript Facsimiles.&lt;/p&gt;</text:p>
          </table:table-cell>
        </table:table-row>
        <table:table-row table:style-name="ro1">
          <table:table-cell office:value-type="string" calcext:value-type="string">
            <text:p>MPA</text:p>
          </table:table-cell>
          <table:table-cell office:value-type="string" calcext:value-type="string">
            <text:p>Millspaugh Photographs</text:p>
          </table:table-cell>
          <table:table-cell office:value-type="string" calcext:value-type="string">
            <text:p>No description</text:p>
          </table:table-cell>
        </table:table-row>
        <table:table-row table:style-name="ro1">
          <table:table-cell office:value-type="string" calcext:value-type="string">
            <text:p>MPF</text:p>
          </table:table-cell>
          <table:table-cell office:value-type="string" calcext:value-type="string">
            <text:p>Martin-Pugh Family Papers</text:p>
          </table:table-cell>
          <table:table-cell office:value-type="string" calcext:value-type="string">
            <text:p>No description</text:p>
          </table:table-cell>
        </table:table-row>
        <table:table-row table:style-name="ro1">
          <table:table-cell office:value-type="string" calcext:value-type="string">
            <text:p>MSW</text:p>
          </table:table-cell>
          <table:table-cell office:value-type="string" calcext:value-type="string">
            <text:p>Native Flora of Louisiana - Watercolor drawings by Margaret Stones</text:p>
          </table:table-cell>
          <table:table-cell office:value-type="string" calcext:value-type="string">
            <text:p>&lt;p&gt; &lt;/p&gt;&lt;p&gt;The Native Flora of Louisiana Collection contains watercolor drawings by world-renowned botanical artist Margaret Stones. The collection began in 1976, when Louisiana State University commissioned six watercolor drawings to celebrate the American bicentennial and the 50th anniversary of LSU's Baton Rouge campus (Stones xv; Zdanowicz 15). University officials hoped these drawings would combine art and science to create a "record of Louisiana's lush, varied, and beautiful flora" (Stones xv). <text:s/>Based on the popularity of the original six drawings, LSU decided to expand the Native Flora of Louisiana project to include 200 more drawings. Stones completed these drawings in 1987, and she continued to produce drawings on a yearly contract basis until 1989. The Native Flora of Louisiana project currently numbers 224 drawings, all of which are housed in LSU Libraries Special Collections Hill Memorial Library along with other published works by Stones (Stones ix-xv). References &lt;/p&gt;&lt;p&gt; &lt;/p&gt;&lt;p&gt;For more information about this collection visit the Native Flora of Louisiana website&lt;/p&gt;&lt;p&gt;Basic Keyword Search:&lt;/p&gt;&lt;p&gt; &lt;/p&gt;&lt;p&gt; Browse Collection by: Habitat: &lt;/p&gt;&lt;p&gt; &lt;/p&gt;</text:p>
          </table:table-cell>
        </table:table-row>
        <table:table-row table:style-name="ro1">
          <table:table-cell office:value-type="string" calcext:value-type="string">
            <text:p>NCC</text:p>
          </table:table-cell>
          <table:table-cell office:value-type="string" calcext:value-type="string">
            <text:p>Natchitoches Chamber of Commerce Collection</text:p>
          </table:table-cell>
          <table:table-cell office:value-type="string" calcext:value-type="string">
            <text:p>No description</text:p>
          </table:table-cell>
        </table:table-row>
        <table:table-row table:style-name="ro1">
          <table:table-cell office:value-type="string" calcext:value-type="string">
            <text:p>NewOrleans</text:p>
          </table:table-cell>
          <table:table-cell office:value-type="string" calcext:value-type="string">
            <text:p>New Orleans Image Collections at the LSU Libraries</text:p>
          </table:table-cell>
          <table:table-cell office:value-type="string" calcext:value-type="string">
            <text:p>&lt;p&gt;The majority of the images are from the New Orleans French Quarter Scenes, circa 1900, Mss. 2116 collection and the Vieux Carre photographs, Mss. 3043. Other manuscript collections represented include: New Orleans Dock Views, Mss.423301; Chef-Rigolets Bridge construction photograph, 1927, Mss 2557; Horticultural Hall at World's Cotton Centennial and Industrial Exposition Photographs, Mss. 034844; New Orlean's Jackson Square and St. Louis Cathedral, Mss. 1534; New Orleans National Bank Building Photograph, Mss. 17620006; New Orleans Levee Scene, Mss. 1534; Palace Theater Cast of Miss Amos Photograph, Mss. 176207; and an assortment of Mardi Gras images. The original images are located at the LSU Libraries Special Collections Library. &lt;/p&gt;</text:p>
          </table:table-cell>
        </table:table-row>
        <table:table-row table:style-name="ro1">
          <table:table-cell office:value-type="string" calcext:value-type="string">
            <text:p>NONegExposures</text:p>
          </table:table-cell>
          <table:table-cell office:value-type="string" calcext:value-type="string">
            <text:p>New Orleans Negative Exposures and Prints, circa 1900-1930</text:p>
          </table:table-cell>
          <table:table-cell office:value-type="string" calcext:value-type="string">
            <text:p>&lt;p&gt;The New Orleans Negative Exposures and Prints Collection contains images that document New Orleans architecture and famous buildings such as the Cabildo, the Presbytere, the Pontalba Building, the Old Absinthe House, the Hotel Monteleone, and others, urban public spaces, and boats on the river near Girod Street landing just upriver from the French Quarter. A minority of the images documents private residences and United Fruit Company pier-side operations. The original images date from 1920 to 1930.For this project, modern photographic prints printed from the original nitrate negatives were scanned. The advanced state of decay of one of the negatives (176223b - Queen and Crescent Building) made it unprintable. &lt;/p&gt;</text:p>
          </table:table-cell>
        </table:table-row>
        <table:table-row table:style-name="ro1">
          <table:table-cell office:value-type="string" calcext:value-type="string">
            <text:p>NWM</text:p>
          </table:table-cell>
          <table:table-cell office:value-type="string" calcext:value-type="string">
            <text:p>Northwest Louisiana Map Collection</text:p>
          </table:table-cell>
          <table:table-cell office:value-type="string" calcext:value-type="string">
            <text:p>No description</text:p>
          </table:table-cell>
        </table:table-row>
        <table:table-row table:style-name="ro1">
          <table:table-cell office:value-type="string" calcext:value-type="string">
            <text:p>OMSA</text:p>
          </table:table-cell>
          <table:table-cell office:value-type="string" calcext:value-type="string">
            <text:p>Ogden Museum of Southern Art</text:p>
          </table:table-cell>
          <table:table-cell office:value-type="string" calcext:value-type="string">
            <text:p>&lt;p&gt;Over the past three decades, New Orleans entrepreneur and art collector Roger Houston Ogden has assembled one of the finest collections of southern visual art.&lt;/p&gt;&lt;p&gt;Contact: Libra LaGrone; llagrone@ogdenmuseum.org; 504.539.9612&lt;/p&gt;</text:p>
          </table:table-cell>
        </table:table-row>
        <table:table-row table:style-name="ro1">
          <table:table-cell office:value-type="string" calcext:value-type="string">
            <text:p>OSC</text:p>
          </table:table-cell>
          <table:table-cell office:value-type="string" calcext:value-type="string">
            <text:p>Olide Schexnayder Collection</text:p>
          </table:table-cell>
          <table:table-cell office:value-type="string" calcext:value-type="string">
            <text:p>No description</text:p>
          </table:table-cell>
        </table:table-row>
        <table:table-row table:style-name="ro1">
          <table:table-cell office:value-type="string" calcext:value-type="string">
            <text:p>p120701coll10</text:p>
          </table:table-cell>
          <table:table-cell office:value-type="string" calcext:value-type="string">
            <text:p>Griffin 1932 Flood Collection</text:p>
          </table:table-cell>
          <table:table-cell office:value-type="string" calcext:value-type="string">
            <text:p>&lt;p&gt;This collection contains over 300 images that document the rising Ouachita River flood waters in the Monroe and West Monroe, Louisiana area during the spring of 1932.  This collection is part of the Griffin Photograph Collection donated to the University of Louisiana at Monroe in 1987 by Master Photographer, Mr. Thomas Durwood Griffin.  Images from the 1932 Flood Collection were taken by Mr. Griffin's father, Mr. James Everett Griffin who established Griffin's Photographic Studio in Monroe, Louisiana in 1914.&lt;/p&gt;</text:p>
          </table:table-cell>
        </table:table-row>
        <table:table-row table:style-name="ro1">
          <table:table-cell office:value-type="string" calcext:value-type="string">
            <text:p>p120701coll11</text:p>
          </table:table-cell>
          <table:table-cell office:value-type="string" calcext:value-type="string">
            <text:p>Israel Shreve Letters</text:p>
          </table:table-cell>
          <table:table-cell office:value-type="string" calcext:value-type="string">
            <text:p>No description</text:p>
          </table:table-cell>
        </table:table-row>
        <table:table-row table:style-name="ro1">
          <table:table-cell office:value-type="string" calcext:value-type="string">
            <text:p>p120701coll12</text:p>
          </table:table-cell>
          <table:table-cell office:value-type="string" calcext:value-type="string">
            <text:p>LSU Libraries Louisiana and Lower Mississippi Valley Collections</text:p>
          </table:table-cell>
          <table:table-cell office:value-type="string" calcext:value-type="string">
            <text:p>&lt;p&gt;This digital collection contains select items from the Louisiana and Lower Mississippi Valley Collections (LLMVC). LLMVC documents the history and culture of this region. The largest accumulation of materials on Louisiana and the lower Mississippi Valley in existence, LLMVC includes a comprehensive collection of books, periodicals, maps, prints, pamphlets, Louisiana state documents, microfilm of Louisiana newspapers, historical manuscripts and photographs.&lt;/p&gt;</text:p>
          </table:table-cell>
        </table:table-row>
        <table:table-row table:style-name="ro1">
          <table:table-cell office:value-type="string" calcext:value-type="string">
            <text:p>p120701coll13</text:p>
          </table:table-cell>
          <table:table-cell office:value-type="string" calcext:value-type="string">
            <text:p>Louisiana Hurricane Resources</text:p>
          </table:table-cell>
          <table:table-cell office:value-type="string" calcext:value-type="string">
            <text:p>&lt;p&gt;This collection consists of resources dealing with hurricanes and tropical storms in South Louisiana. Resources include government documents, historical reports, and photographs from 1957 to the present.&lt;/p&gt;</text:p>
          </table:table-cell>
        </table:table-row>
        <table:table-row table:style-name="ro1">
          <table:table-cell office:value-type="string" calcext:value-type="string">
            <text:p>p120701coll14</text:p>
          </table:table-cell>
          <table:table-cell office:value-type="string" calcext:value-type="string">
            <text:p>Louisiana State Sovereignty Commission Pamphlets of the Civil Rights Era</text:p>
          </table:table-cell>
          <table:table-cell office:value-type="string" calcext:value-type="string">
            <text:p>No description</text:p>
          </table:table-cell>
        </table:table-row>
        <table:table-row table:style-name="ro1">
          <table:table-cell office:value-type="string" calcext:value-type="string">
            <text:p>p120701coll15</text:p>
          </table:table-cell>
          <table:table-cell office:value-type="string" calcext:value-type="string">
            <text:p>Abe L. Shushan Collection</text:p>
          </table:table-cell>
          <table:table-cell office:value-type="string" calcext:value-type="string">
            <text:p>&lt;p&gt;Collection Description&lt;/p&gt;&lt;p&gt;&lt;/p&gt;&lt;p&gt; Abraham Lazard Shushan, Sr. was born on January 12, 1894 in Bougere (now part of Reserve), LA. First employed during his early teens by Shushan Brothers, a New Orleans wholesale dry goods business established by his father and uncle, Shushan became a partner in the firm in 1916 and president of the firm in 1931. Appointed to the New Orleans Levee Board in 1920 by Governor John M. Parker, he was reappointed by successive administrations and became president of the Board in 1929. It was under his direction that the lakefront sea wall and the New Orleans Lakefront Airport were constructed. A friend and political associate of Huey P. Long, Shushan was an important political figure in Louisiana during the 1920s and 1930s. Shushan died in New Orleans, LA on November 3, 1966. &lt;/p&gt;&lt;p&gt;&lt;/p&gt;&lt;p&gt; This collection includes photo albums, scrapbooks, papers, and memorabilia of businessman and political figure Abe L. Shushan. &lt;/p&gt;</text:p>
          </table:table-cell>
        </table:table-row>
        <table:table-row table:style-name="ro1">
          <table:table-cell office:value-type="string" calcext:value-type="string">
            <text:p>p120701coll17</text:p>
          </table:table-cell>
          <table:table-cell office:value-type="string" calcext:value-type="string">
            <text:p>Anthony J. Stanonis Pamphlet Collection</text:p>
          </table:table-cell>
          <table:table-cell office:value-type="string" calcext:value-type="string">
            <text:p>&lt;p&gt; The Anthony J. Stanonis Collection is comprised of materials relating to the New Orleans tourist industry. Dating from 1902 to 1960, the guides, maps, brochures, books, and other literature document public and private tourism businesses. Anthony J. Stanonis gathered the materials during his research on the cultural and economic implications of urban tourism. &lt;/p&gt;</text:p>
          </table:table-cell>
        </table:table-row>
        <table:table-row table:style-name="ro1">
          <table:table-cell office:value-type="string" calcext:value-type="string">
            <text:p>p120701coll18</text:p>
          </table:table-cell>
          <table:table-cell office:value-type="string" calcext:value-type="string">
            <text:p>Louisiana State Museum Trade Labels</text:p>
          </table:table-cell>
          <table:table-cell office:value-type="string" calcext:value-type="string">
            <text:p>No description</text:p>
          </table:table-cell>
        </table:table-row>
        <table:table-row table:style-name="ro1">
          <table:table-cell office:value-type="string" calcext:value-type="string">
            <text:p>p120701coll19</text:p>
          </table:table-cell>
          <table:table-cell office:value-type="string" calcext:value-type="string">
            <text:p>Sidonie de la Houssaye Collection</text:p>
          </table:table-cell>
          <table:table-cell office:value-type="string" calcext:value-type="string">
            <text:p>&lt;p&gt;&lt;/p&gt;&lt;p&gt;View all items in the collection&lt;/p&gt;&lt;p&gt;Sidonie de la Houssaye was born Hélène Perret on August 17, 1820, and raised on Bellevue Plantation near Franklin, Louisiana. She was primarily self-educated with only a few months of formal schooling at a nearby convent. De la Houssaye began a school in the Franklin area and also worked as the postmistress. She wrote stories and poetry for her eight grandchildren whom she raised after her daughter died young. <text:s/>De la Houssaye wrote short stories and novelettes set primarily in St. Mary and St. Martin parishes, areas between Lafayette and New Orleans, about plantation life, manners of the Creoles and their attitudes toward Acadians and Americans. The stories are of interest for their rendition of Cajun and Negro French dialects. The story plots are simple, designed to appeal to plantation women and convent educated girls. She also wrote morality tales for the education and character training of her eight grandchildren. She wrote in French only to encourage her grandchildren to maintain the dialect and be cognizant of their Creole heritage. <text:s/>De la Houssaye sold at least three of her stories to the popular American author and New Orleans native George Washington Cable for his book, Strange True Stories of Louisiana. Letters from de la Houssaye to Cable during their six year correspondence are available in the George Washington Cable Papers at Tulane University. <text:s/>Although not widely celebrated during her lifetime, Sidonie de la Houssaye was later recognized as a Louisiana French writer of distinction in Les Ecrits de Langue Francaise en Louisiana au XIX Siècle. Her works have been the subject of two dissertations completed at LSU, "A Critical Study of the Life and Writings of Sidonie de la Houssaye with Special Emphasis on the Unpublished Works (1966)" by Joseph John Perret and "Liminality in Gender, Race, and Nation in Les Quarteronnes de la Nouvelle-Orléans by Sidonie de la Houssaye (2006)" by Christine Koch Harris. &lt;/p&gt;&lt;p&gt;FINDING AID&lt;/p&gt;&lt;p&gt; LSU Libraries Special Collections&lt;/p&gt;</text:p>
          </table:table-cell>
        </table:table-row>
        <table:table-row table:style-name="ro1">
          <table:table-cell office:value-type="string" calcext:value-type="string">
            <text:p>p120701coll22</text:p>
          </table:table-cell>
          <table:table-cell office:value-type="string" calcext:value-type="string">
            <text:p>T. Harry Williams Center for Oral History Military History Collection</text:p>
          </table:table-cell>
          <table:table-cell office:value-type="string" calcext:value-type="string">
            <text:p>No description</text:p>
          </table:table-cell>
        </table:table-row>
        <table:table-row table:style-name="ro1">
          <table:table-cell office:value-type="string" calcext:value-type="string">
            <text:p>p120701coll23</text:p>
          </table:table-cell>
          <table:table-cell office:value-type="string" calcext:value-type="string">
            <text:p>T. Harry Williams Center for Oral History University History Collection</text:p>
          </table:table-cell>
          <table:table-cell office:value-type="string" calcext:value-type="string">
            <text:p>No description</text:p>
          </table:table-cell>
        </table:table-row>
        <table:table-row table:style-name="ro1">
          <table:table-cell office:value-type="string" calcext:value-type="string">
            <text:p>p120701coll24</text:p>
          </table:table-cell>
          <table:table-cell office:value-type="string" calcext:value-type="string">
            <text:p>LSU University Archives Print Materials Collection</text:p>
          </table:table-cell>
          <table:table-cell office:value-type="string" calcext:value-type="string">
            <text:p>&lt;p&gt; &lt;/p&gt;&lt;p&gt; &lt;/p&gt;&lt;p&gt; &lt;/p&gt;&lt;p&gt; &lt;/p&gt;&lt;p&gt;This collection provides a glimpse into LSU's past through printed materials. Included are campus plans from 1895 to 1958, and commemoration programs of anniversaries, dedications, and other significant events from 1910 to 2001.&lt;/p&gt;&lt;p&gt; &lt;/p&gt;&lt;p&gt;One highlight of this collection includes the Program commemorating 50 years of coeducation chronicling the beginnings of "this mass invasion" on the LSU campus starting from the steps of 17 women graduates of Baton Rouge High demanding admission in 1906 to their eventual inclusion by then University President, Thomas Duckett Boyd.&lt;/p&gt;&lt;p&gt; &lt;/p&gt;&lt;p&gt;Related collections: LSU Photographic Materials <text:s/>LSU Architectural Drawings by Theodore Link &lt;/p&gt;&lt;p&gt; &lt;/p&gt;</text:p>
          </table:table-cell>
        </table:table-row>
        <table:table-row table:style-name="ro1">
          <table:table-cell office:value-type="string" calcext:value-type="string">
            <text:p>p120701coll25</text:p>
          </table:table-cell>
          <table:table-cell office:value-type="string" calcext:value-type="string">
            <text:p>United States House and Senate Committee Hearings and Publications</text:p>
          </table:table-cell>
          <table:table-cell office:value-type="string" calcext:value-type="string">
            <text:p>&lt;p&gt; The Government Printing Office designated the Earl K. Long Library as a federal depository in 1963. The library began receiving documents in 1964. We are 91% selective and choose material from every government department and agency. The Federal Government Documents collection contains government publications in print, microfilm, CD-ROM, DVD and electronic format. &lt;/p&gt;&lt;p&gt;&lt;/p&gt;&lt;p&gt; A hearing is a meeting or session of a Senate, House, joint, or special committee of Congress, usually open to the public, to obtain information and opinions on proposed legislation, conduct an investigation, or evaluate/oversee the activities of a government department or the implementation of a Federal law. In addition, hearings may also be purely exploratory in nature, providing testimony and data about topics of current interest. Most congressional hearings are published two months to two years after they are held. &lt;/p&gt;&lt;p&gt;&lt;/p&gt;&lt;p&gt;To refine your search, click "Advanced Search" at the top of the page or click "Browse United States House and Senate Committee" to browse all materials in the collection.&lt;/p&gt;</text:p>
          </table:table-cell>
        </table:table-row>
        <table:table-row table:style-name="ro1">
          <table:table-cell office:value-type="string" calcext:value-type="string">
            <text:p>p120701coll26</text:p>
          </table:table-cell>
          <table:table-cell office:value-type="string" calcext:value-type="string">
            <text:p>Graduation Programs of the LSU Health Sciences Center, New Orleans</text:p>
          </table:table-cell>
          <table:table-cell office:value-type="string" calcext:value-type="string">
            <text:p>&lt;p&gt;Printed graduation programs from commencement ceremonies at LSU Medical Center and LSU Health Sciences Center, New Orleans, 1933 – present.This collection includes names of all graduating students from the LSU campus in New Orleans, LA, including the School of Medicine, School of Dentistry, School of Nursing, School of Allied Health, School of Graduate Studies and School of Public Health.&lt;/p&gt;</text:p>
          </table:table-cell>
        </table:table-row>
        <table:table-row table:style-name="ro1">
          <table:table-cell office:value-type="string" calcext:value-type="string">
            <text:p>p120701coll27</text:p>
          </table:table-cell>
          <table:table-cell office:value-type="string" calcext:value-type="string">
            <text:p>Loyola University New Orleans Athletics Collection</text:p>
          </table:table-cell>
          <table:table-cell office:value-type="string" calcext:value-type="string">
            <text:p>&lt;p&gt;This is an artificial collection consisting of Loyola University New Orleans ephemera created to promote and support sport teams at Loyola University between the years of 1908 – 1992. Archery, basketball, baseball, boxing, football, golf, soccer, and tennis are represented as well as Hall of Fame awards and items detailing the discontinuation of intercollegiate sports in 1972.&lt;/p&gt;&lt;p&gt;Films from the Loyola University Athletics Collection were digitized by the Center for Louisiana Studies at the University of Louisiana at Lafayette thanks to generous donations from John Erb and Charles Young.&lt;/p&gt;</text:p>
          </table:table-cell>
        </table:table-row>
        <table:table-row table:style-name="ro1">
          <table:table-cell office:value-type="string" calcext:value-type="string">
            <text:p>p120701coll28</text:p>
          </table:table-cell>
          <table:table-cell office:value-type="string" calcext:value-type="string">
            <text:p>Joseph-Aurélien Cornet, F.S.C. Collection</text:p>
          </table:table-cell>
          <table:table-cell office:value-type="string" calcext:value-type="string">
            <text:p>&lt;p&gt;The Field Research Archive of Frère Joseph Cornet was established at Loyola University New Orleans when Fr. Cornet gave his field notebooks to the University between 1998 and 2001. The remainder of his collected papers and scholarly research was bequeathed to Loyola following his death in 2004. The archive is the result of Fr. Cornet's 28 year residency in the Congo which began with a teaching appointment at the Académie des Beaux-Arts in Kinshasa, Democratic Republic of the Congo in 1964. He also lectured at Lovanium University of Kinshasa. Fr. Cornet was appointed director général adjoint of the Institut des Musées Nationaux du Congo (IMNC) when it was founded in 1970 and was appointed the museum's directeur général in 1975.&lt;/p&gt;&lt;p&gt;In addition to the field notebooks, the Cornet Archive includes over 500 large binders containing approximately 50,000 pages of research documentation on the arts of the Congo. These include photographs and other data on thousands of central African art objects in all media. The research files were compiled by Cornet with the intent of developing a ten volume History of Congolese Art. This material remains an important resource for the study of central African art, culture, and history.&lt;/p&gt;&lt;p&gt;For more information about this collection, view the preliminary inventory here.&lt;/p&gt;&lt;p&gt;This collection is only viewable within Special Collections &amp; Archives, Monroe Library, Loyola University New Orleans. Please contact Special Collections for more information.&lt;/p&gt;</text:p>
          </table:table-cell>
        </table:table-row>
        <table:table-row table:style-name="ro1">
          <table:table-cell office:value-type="string" calcext:value-type="string">
            <text:p>p120701coll29</text:p>
          </table:table-cell>
          <table:table-cell office:value-type="string" calcext:value-type="string">
            <text:p>Isidore Newman School Archives</text:p>
          </table:table-cell>
          <table:table-cell office:value-type="string" calcext:value-type="string">
            <text:p>&lt;p&gt;Collection Description&lt;/p&gt;&lt;p&gt; Isidore Newman School is an independent, co-educational, college preparatory school located in uptown New Orleans. The school was founded in 1903 with the gift of local philanthropist Isidore Newman, who wanted to provide a superior education to the boys and girls living in the nearby Jewish Orphans Home. The school employed an education method called manual training, and was therefore called Isidore Newman Manual Training School, or "Manual". Its motto is Discimus Agere Agendo, or "We learn to do by doing". The initial curriculum combined academics with training in wood and iron work, sewing, cooking, and household management. Newman stipulated that the school be open to all children regardless of religion or social background. By 1931 the school had become college preparatory and changed its name to Isidore Newman School.&lt;/p&gt;&lt;p&gt;&lt;/p&gt;&lt;p&gt;Isidore Newman School's archives span over one hundred years and contain materials historically significant to the history of New Orleans, the Manual Training Movement in education, and to the story of immigrants finding prosperity in America, a central theme in our country's history.&lt;/p&gt;&lt;p&gt; &lt;/p&gt;&lt;p&gt;The archives contain relics and photographs relating to Isidore Newman, his wife, Rebecca Kieffer Newman, and their descendants. There are student publications such as the Pioneer and the Greenie, the former of which was founded in 1911 and is the oldest continuously published student magazine in Louisiana. During the Pioneer's early years, students carved wood blocks in art class to decorate the covers; they have survived and are works of art in themselves. The archives also contain the usual memorabilia of a school: sepia photographs of students wearing sweaters embroidered with the "M" for Manual, graduation pictures, homecoming programs, invitations, snapshots of class trips, scrapbooks, old report cards, readers, primers, and diplomas.&lt;/p&gt;</text:p>
          </table:table-cell>
        </table:table-row>
        <table:table-row table:style-name="ro1">
          <table:table-cell office:value-type="string" calcext:value-type="string">
            <text:p>p120701coll7</text:p>
          </table:table-cell>
          <table:table-cell office:value-type="string" calcext:value-type="string">
            <text:p>LSU School of Dentistry Historic Photographs</text:p>
          </table:table-cell>
          <table:table-cell office:value-type="string" calcext:value-type="string">
            <text:p>&lt;p&gt;Assorted photographs of  LSU School of Dentistry, including: Construction of the school and early years, interesting photographs featuring the LSU School of Dentistry Building, pictures of the first class to graduate from the LSU School of Dentistry, the 1978 flood, and annual Administrative Council photos. &lt;/p&gt;</text:p>
          </table:table-cell>
        </table:table-row>
        <table:table-row table:style-name="ro1">
          <table:table-cell office:value-type="string" calcext:value-type="string">
            <text:p>p120701coll8</text:p>
          </table:table-cell>
          <table:table-cell office:value-type="string" calcext:value-type="string">
            <text:p>Telling-Grandon Scrapbook</text:p>
          </table:table-cell>
          <table:table-cell office:value-type="string" calcext:value-type="string">
            <text:p>&lt;p&gt;The Telling-Grandon Scrapbook is a 28-page scrapbook/diary containing photographs and ephemera collected by an Evanston, Illinois group during a visit by train to the New Orleans Carnival of 1903. The New Orleans section includes brief references to Begue's Restaurant, Fabacher's Restaurant, Christ Church, Metairie Cemetery, St. Roch Cemetery, Tulane University, the French Opera, the U.S. Mint, the Young Men's Gymnastic Club, U.S. and French battleships in port, Royal Street, the French Market, and the Rex and Proteus parades. While the scrapbook has no single author, several of the entries are signed by individuals within the group. Two of the more prominent among these were an Irving Telling and Willie Grandon; thus the title of the collection, Telling-Grandon. &lt;/p&gt;&lt;p&gt;Browse by Subject Term:&lt;/p&gt;</text:p>
          </table:table-cell>
        </table:table-row>
        <table:table-row table:style-name="ro1">
          <table:table-cell office:value-type="string" calcext:value-type="string">
            <text:p>p120701coll9</text:p>
          </table:table-cell>
          <table:table-cell office:value-type="string" calcext:value-type="string">
            <text:p>Lafcadio Hearn Correspondence</text:p>
          </table:table-cell>
          <table:table-cell office:value-type="string" calcext:value-type="string">
            <text:p>&lt;p&gt;Lafcadio Hearn was a writer during the closing decades of the nineteenth century and the opening years of the twentieth. His writings--fiction and nonfiction alike--typically drew on his firsthand observations of life in what were then considered exotic places: New Orleans, the West Indies, and Japan. The Lafcadio Hearn Collection at Loyola University New Orleans consists primarily of letters written by Hearn to Page Baker. Baker was the editor of the Times-Democrat when Hearn worked for that newspaper; he was also a steadfast champion of Hearn's literary ambitions. Hearn wrote Baker from various places--New Orleans, the West Indies, and Japan. In these letters, which ranged from one paragraph to many pages, Hearn touched on many subjects, including his work at the Times-Democrat, his literary efforts, and his travels. &lt;/p&gt;</text:p>
          </table:table-cell>
        </table:table-row>
        <table:table-row table:style-name="ro1">
          <table:table-cell office:value-type="string" calcext:value-type="string">
            <text:p>p15140coll1</text:p>
          </table:table-cell>
          <table:table-cell office:value-type="string" calcext:value-type="string">
            <text:p>John T. Mendes Photograph Collection</text:p>
          </table:table-cell>
          <table:table-cell office:value-type="string" calcext:value-type="string">
            <text:p>No description</text:p>
          </table:table-cell>
        </table:table-row>
        <table:table-row table:style-name="ro1">
          <table:table-cell office:value-type="string" calcext:value-type="string">
            <text:p>p15140coll10</text:p>
          </table:table-cell>
          <table:table-cell office:value-type="string" calcext:value-type="string">
            <text:p>Civil War Context and Conflict at LSU Libraries</text:p>
          </table:table-cell>
          <table:table-cell office:value-type="string" calcext:value-type="string">
            <text:p>&lt;p&gt;&lt;/p&gt;&lt;p&gt; &lt;/p&gt;&lt;p&gt; &lt;/p&gt;&lt;p&gt; &lt;/p&gt;&lt;p&gt;On April 12, 1861, the first shots rang from Fort Sumter, sparking what would become the most devastating conflict ever fought in North America. The American Civil War (1861-1865) played out in over 10,000 settings across the American landscape, taking the lives of more than 600,000 soldiers. The war was a watershed moment in the nation’s history, ushering in a new economic, social and political order, leaving behind slavery and a planter aristocracy in the South, and ensuring that American democracy and free labor would survive both in the East and in the new states of the West. &lt;/p&gt;&lt;p&gt; &lt;/p&gt;&lt;p&gt; The Louisiana State University Libraries’ Division of Special Collections, housed in Hill Memorial Library, offers researchers a rich collection of materials relating to the antebellum, Civil War, and Reconstruction periods. The majority of these sources are part of the Louisiana and Lower Mississippi Valley Collections (LLMVC), which boast extensive holdings of books, periodicals, maps, manuscripts, state documents, and microfilm that support scholarly research in many areas, including religion, plantation management, slavery, French Creole identity and relations, and Southern nationalism. &lt;/p&gt;&lt;p&gt; &lt;/p&gt;&lt;p&gt; In conjunction with the Association of Southeastern Research Libraries (ASERL)-sponsored collaborative digital project, "Civil War in the American South" marking the sesquicentennial of the Civil War, LSU’s Special Collections staff has digitized 150 items from the LLMVC and Rare Book Collections. The materials chosen were included as illustrations of the ideological, political, and cultural origins of the Civil War. With historical themes ranging from Southern culture and a developing sectional identity, race relations, and gender to plantation life and politics in the years 1850-1865, the digital collection provides context for secession and the war itself. &lt;/p&gt;&lt;p&gt; Both published and unpublished materials were selected.&lt;/p&gt;&lt;p&gt; &lt;/p&gt;&lt;p&gt; View All Unpublished Items: &lt;/p&gt;&lt;p&gt; Unpublished manuscript items relate to education in the South, particularly the early history of the Louisiana State Seminary of Learning (present day Louisiana State University) immediately before and during the early years of the Civil War; racial attitudes, slavery, plantation management, and the transition from slavery to free labor; family, social life and customs; literature and reading, especially the need for southern-produced works; developing southern nationalism; religion in daily life; and men and women’s attitudes toward secession, politics, and the war. Additional materials include the diary kept by C.S.A. soldier John E. Ellis while a prisoner of war, selected letters of Eugène Dumez regarding Confederate diplomacy in France, and a series of letters from publisher and promoter of Southern commerce J.D.B. De Bow to Louisiana author and politician Charles Gayarré that focus on party politics, the Confederacy, and slavery.&lt;/p&gt;&lt;p&gt;&lt;/p&gt;&lt;p&gt; Published Items: <text:s/>&lt;/p&gt;&lt;p&gt; These sources are strong in topics relating to education, science and the arts in antebellum Louisiana. The diverse group of materials also includes rare sheet music relating to the Civil War and Louisiana. French-language poetry reflecting the state’s French and Creole roots is also available.&lt;/p&gt;</text:p>
          </table:table-cell>
        </table:table-row>
        <table:table-row table:style-name="ro1">
          <table:table-cell office:value-type="string" calcext:value-type="string">
            <text:p>p15140coll11</text:p>
          </table:table-cell>
          <table:table-cell office:value-type="string" calcext:value-type="string">
            <text:p>LSU Libraries Political Papers Collection</text:p>
          </table:table-cell>
          <table:table-cell office:value-type="string" calcext:value-type="string">
            <text:p>No description</text:p>
          </table:table-cell>
        </table:table-row>
        <table:table-row table:style-name="ro1">
          <table:table-cell office:value-type="string" calcext:value-type="string">
            <text:p>p15140coll12</text:p>
          </table:table-cell>
          <table:table-cell office:value-type="string" calcext:value-type="string">
            <text:p>'Andrew D. Lytle's Baton Rouge' Photograph Collection</text:p>
          </table:table-cell>
          <table:table-cell office:value-type="string" calcext:value-type="string">
            <text:p>&lt;p&gt;&lt;/p&gt;&lt;p&gt; &lt;/p&gt;&lt;p&gt;View all items in this collection.&lt;/p&gt;&lt;p&gt; &lt;/p&gt;&lt;p&gt;This digital collection brings together approximately 800 images produced by Baton Rouge photographer Andrew D. Lytle that are found in numerous separate collections held in Hill Memorial Library.&lt;/p&gt;&lt;p&gt; &lt;/p&gt;&lt;p&gt;A native of Cincinnati, Lytle arrived in Baton Rouge around 1857.  Over the next fifty years or so, he and his business partners, including his son Howard, photographed Baton Rouge people, places, and community events such as parades.  Arriving on the scene just a few years before the Civil War, Lytle was well-placed to photograph Baton Rouge during the war, including scenes of naval vessels on the river, Federal encampments, damage and  streetscapes, and soldiers and sailors.  The faculty, cadets, student activities, and buildings of Louisiana State University Agricultural and Mechanical College, then at its former location where the State Capitol Building now sits, were also frequent subjects, as were the Louisiana State Penitentiary in Baton Rouge and inmates working at Angola and Hope farms and in Atchafalaya Basin levee camps.  He also photographed outdoor and nature scenes from the Baton Rouge environs, logging operations and rivers and watercraft, especially the Mississippi River and steamboats.  Lytle's surviving work, which is preserved in Special Collections, constitutes the most complete visual record of mid-19th and early 20th-century Baton Rouge.&lt;/p&gt;&lt;p&gt; &lt;/p&gt;&lt;p&gt;Almost all of the digital images in “'Andrew D. Lytle's Baton Rouge' Photograph Collection”  were created from duplicate photographic prints that Howard Lytle made in 1903 from his and his father’s  existing work and compiled in albums.  A small number of digital images were created from a group of glass negatives that surfaced in the 1960s in Baton Rouge.&lt;/p&gt;&lt;p&gt; &lt;/p&gt;&lt;p&gt;See also the "An Eye of Silver: The Life and Times of Andrew D. Lytle" online exhibition.&lt;/p&gt;</text:p>
          </table:table-cell>
        </table:table-row>
        <table:table-row table:style-name="ro1">
          <table:table-cell office:value-type="string" calcext:value-type="string">
            <text:p>p15140coll14</text:p>
          </table:table-cell>
          <table:table-cell office:value-type="string" calcext:value-type="string">
            <text:p>T. Harry Williams Center for Oral History Political Collection</text:p>
          </table:table-cell>
          <table:table-cell office:value-type="string" calcext:value-type="string">
            <text:p>No description</text:p>
          </table:table-cell>
        </table:table-row>
        <table:table-row table:style-name="ro1">
          <table:table-cell office:value-type="string" calcext:value-type="string">
            <text:p>p15140coll15</text:p>
          </table:table-cell>
          <table:table-cell office:value-type="string" calcext:value-type="string">
            <text:p>Lippman Collection of Civil War Postal Covers</text:p>
          </table:table-cell>
          <table:table-cell office:value-type="string" calcext:value-type="string">
            <text:p>&lt;p&gt; Postal covers are envelopes with printed designs commemorating an event, person, or cause. These postal covers were created during the Civil War in support of the Union, with one postal cover in support of the Confederacy. &lt;/p&gt;&lt;p&gt;&lt;/p&gt;&lt;p&gt; They were collected by Alfred S. Lippman of Morgan City, Louisiana, who donated them to the Louisiana Research Collection in 2009. An attorney, Lippman has been active in civic and business affairs. Among his many contributions are his services on the boards of the Community Foundation of Acadiana, 2009, United States Assay Commission, 1973-1974; Morgan City Harbor and Terminal District, 1967-2004 (President, 1972-1978-1999); Louisiana Board of Tax Appeals, 1980-1985; the Pan American Commission, 1990-1992; the Board of Supervisors, Louisiana Universities, 2000-2005; Whitney National Bank and Whitney Holding Corp., 1997- present; and the United States Coast Guard Foundation, 1990-2005. &lt;/p&gt;</text:p>
          </table:table-cell>
        </table:table-row>
        <table:table-row table:style-name="ro1">
          <table:table-cell office:value-type="string" calcext:value-type="string">
            <text:p>p15140coll16</text:p>
          </table:table-cell>
          <table:table-cell office:value-type="string" calcext:value-type="string">
            <text:p>Tiger Rag – Student newspapers of LSU School of Medicine, New Orleans</text:p>
          </table:table-cell>
          <table:table-cell office:value-type="string" calcext:value-type="string">
            <text:p>&lt;p&gt;The Tiger Rag was the student newspaper of LSU School of Medicine from 1932 -1994. The publication went through several iterations during it's course, including:  The Tiger (1932-1940), the Journal of the LSU School of Medicine (1940-1947); and The Tiger Rag (1950-1994). &lt;/p&gt;&lt;p&gt;&lt;/p&gt;&lt;p&gt;While the Tiger and The Tiger Rag were light publications focusing on humor, school news and events, the Journal of the LSU School of Medicine took a more scholarly approach, offering research articles and reviews of contemporary medical issues in addition to information about LSU Medical school and alumni. With that in mind, some comments contained within these newspapers may be offensive to modern readers. These publications are products of their time and presented here for their historical value. LSUHSC-New Orleans Library in no way condones these statements nor takes any responsibility over statements contained herein.&lt;/p&gt;&lt;p&gt;&lt;/p&gt;&lt;p&gt;For more information on the early years of the Tiger, see our About page. &lt;/p&gt;&lt;p&gt;&lt;/p&gt;&lt;p&gt;Select a date from the drop down menu to browse issues by year.&lt;/p&gt;&lt;p&gt;Browse the Tiger (1932-1940)&lt;/p&gt;&lt;p&gt;Browse Journal of the LSU School of Medicine (1940-1947)&lt;/p&gt;&lt;p&gt;Browse the Tiger Rag (1950-1994)&lt;/p&gt;</text:p>
          </table:table-cell>
        </table:table-row>
        <table:table-row table:style-name="ro1">
          <table:table-cell office:value-type="string" calcext:value-type="string">
            <text:p>p15140coll17</text:p>
          </table:table-cell>
          <table:table-cell office:value-type="string" calcext:value-type="string">
            <text:p>LSU Libraries Mardi Gras Collection</text:p>
          </table:table-cell>
          <table:table-cell office:value-type="string" calcext:value-type="string">
            <text:p>&lt;p&gt; &lt;/p&gt;&lt;p&gt;&lt;/p&gt;&lt;p&gt;Documenting a span of over a hundred years, this collection of Carnival and Mardi Gras items consists of ephemera and other objects selected from several manuscript collections in the LSU Libraries Special Collections. The oldest item represented in the collection, Rex, 1875, is a sketchbook containing watercolor portrayals of the planned costumes and floats of the Krewe of Rex for that year. There are also invitations and programs for Mardi Gras Balls, as well as dance cards for attendees. Of the more recent items included, there is a selection of contact sheet of photographs documenting the Baton Rouge Spanish Town Parade in the 1970's. &lt;/p&gt;&lt;p&gt; &lt;/p&gt;&lt;p&gt; Reflecting the industry that grew from the cultural event, there is a pamphlet issued by the Illinois Central Railroad company inviting passengers to take the "Third-Annual Mid-Winter Vacation" in 1916, a trip starting in Chicago and ending in New Orleans for Mardi Gras. &lt;/p&gt;</text:p>
          </table:table-cell>
        </table:table-row>
        <table:table-row table:style-name="ro1">
          <table:table-cell office:value-type="string" calcext:value-type="string">
            <text:p>p15140coll18</text:p>
          </table:table-cell>
          <table:table-cell office:value-type="string" calcext:value-type="string">
            <text:p>Hermann Moyse, Sr. World War I Collection</text:p>
          </table:table-cell>
          <table:table-cell office:value-type="string" calcext:value-type="string">
            <text:p>&lt;p&gt;The Hermann Moyse, Sr., Letters contain letters written by Hermann Moyse, Sr. (1891-1985), a native of St. Gabriel, LA, during his time as a soldier in World War I. The letters are primarily addressed to Rosalie Gottlieb, Moyse's future wife. The collection also contains letters from Moyse to his parents, Simon and Flora Moyse, and siblings, as well as letters from various friends and fellow soldiers. Moyse earned a Bachelor of Arts degree from Louisiana State University in 1910 and a Bachelor of Law degree in 1912, after which he worked for the law firm of Cross and Moyse in Baton Rouge. Gottlieb, a Baton Rouge native, and daughter of Joseph and Rebecca (Hahn) Gottlieb, received a Bachelor of Arts degree from LSU in 1918.&lt;/p&gt;&lt;p&gt; &lt;/p&gt;&lt;p&gt;Moyse was one of the first volunteers from Louisiana to join the World War I effort, enlisting in the Army's First Officers Training Camp in 1917. Commissioned as a first lieutenant, Moyse was deployed to the Alsace sector, where he was severely wounded in trench warfare during the Aisne-Marne offensive on July 21, 1918. After months of convalescence, he returned to active duty as the assistant to the adjutant general of the Service of Supply at Tours, France. Moyse was honorably discharged in 1919 and was awarded the Distinguished Service Cross, the Purple Heart, and the French Croix de Guerre with Palm. Upon returning to Louisiana he was promoted to captain in the Reserve Corps of the United States Army. Moyse was active in local patriotic groups and during World War II served as state commander of the Louisiana Department of the American Legion.&lt;/p&gt;&lt;p&gt; &lt;/p&gt;&lt;p&gt;Moyse and Gottlieb married on September 30, 1920. The couple had two children, Hermann, Jr., and Betty. From 1921 to 1924, Moyse represented East Baton Rouge Parish in the state legislature. He worked as an attorney for the City National Bank in Baton Rouge from its inception in 1933 and became its vice-president and trust officer in 1946. He also served in various capacities with the Chamber of Commerce, the Red Cross, and other civic groups.&lt;/p&gt;&lt;p&gt; &lt;/p&gt;&lt;p&gt;The letters cover the period Moyse spent at Citizens Training Camp at Fort Logan H. Roots in Arkansas, Camp MacArthur in Waco, TX, as well as his brief stay in New York before he left for France. The majority of the letters are from his time in France, during which he writes to Gottlieb about his experiences with his fellow soldiers as well as his interaction with French people he encountered during his deployment. Moyse writes fondly of the French, for whom he has a great admiration of their stoic nature in a time of grave crisis and hardship.&lt;/p&gt;</text:p>
          </table:table-cell>
        </table:table-row>
        <table:table-row table:style-name="ro1">
          <table:table-cell office:value-type="string" calcext:value-type="string">
            <text:p>p15140coll19</text:p>
          </table:table-cell>
          <table:table-cell office:value-type="string" calcext:value-type="string">
            <text:p>William Branks Stewart Collection</text:p>
          </table:table-cell>
          <table:table-cell office:value-type="string" calcext:value-type="string">
            <text:p>&lt;p&gt;William Branks Stewart was a medical artist for Louisiana State University  Medical School - New Orleans from 1933 until his untimely death of a heart attack in 1950. During his time as head of the medical arts department, Mr. Stewart gained national recognition for his work in the field of medical illustration, specifically for his use of an airbrush to produce medical illustrations. A 1946 article from the New Orleans Times-Picayune offers this description: &lt;/p&gt;&lt;p&gt; &lt;/p&gt;&lt;p&gt;For 13 years Mr. Stewart has been recording in picture form the details of surgical operations, disease processes and bone fractures for the local medical school. These illustrative art works are used for museum demonstrations, in textbooks, in medical journals and as teaching aids for class work of medical students.  Mr. Stewart not only paints but also draws and makes plaster molds. He takes photographs through microscopes and down such complicated devices as the bronchoscope-which is used to see inside a person's windpipe, bronchial tubes and lungs. When a surgeon suddenly finds something at an operation which he wishes to record or publish, a rush call is made for drawings or photographs. Sometimes a patient presents a rare condition at one of the clinics and Mr. Stewart is called over immediately. Some weeks he attends as many as five operations. Requests for him are frequently made by surgeons with new techniques that they want recorded. At the medical school, Mr. Stewart has four rooms full of mysterious gadgets which, to the uninitiated eye of the layman, appear like a series of Rube Goldberg contraptions.&lt;/p&gt;&lt;p&gt; &lt;/p&gt;&lt;p&gt;A native of Airdrie, Scotland, Mr. Stewart studied art at Glasgow School of Art before moving to America in 1925 to take a job at Northwestern <text:s/>University dental school. In 1933 he moved to New Orleans to work for LSU Medical <text:s/>School. In addition, he painted landscapes as a hobby. A member of the New Orleans Art league, his portraits and landscapes were exhibited in the Art League's annual exhibit, and in 1941 he presented a one-man show at the Delgado Museum (now the New Orleans Museum of Art). Mr. Stewart was a fixture during the early years of LSU Medical School, regularly providing illustrations for The Tiger, the school's student newspaper. A 1934 interview with a Tiger reporter reveals his sense of humor: &lt;/p&gt;&lt;p&gt;&lt;/p&gt;&lt;p&gt;Why did I study art? To make big money? Am I making it? To dodge work? Am I dodging it? Have I failed? No, I am doing something I enjoy, among people I enjoy, and in what I consider to be the most interesting city in America. So what the h---. &lt;/p&gt;&lt;p&gt;&lt;/p&gt;&lt;p&gt;Mr. Stewart's collection of airbrushed and pen and ink medical art was found in the LSU Health Sciences Center Archives during renovations in 2009, and is now available in digital format for public view.&lt;/p&gt;&lt;p&gt; &lt;/p&gt;&lt;p&gt;Visitors with more information about Mr. William Branks Stewart or any of these images are encouraged to contact digitalarchives@lsuhsc.edu, so we may further add to the collection.&lt;/p&gt;</text:p>
          </table:table-cell>
        </table:table-row>
        <table:table-row table:style-name="ro1">
          <table:table-cell office:value-type="string" calcext:value-type="string">
            <text:p>p15140coll21</text:p>
          </table:table-cell>
          <table:table-cell office:value-type="string" calcext:value-type="string">
            <text:p>Louisiana Sea Grant Digital Images Collection</text:p>
          </table:table-cell>
          <table:table-cell office:value-type="string" calcext:value-type="string">
            <text:p>No description</text:p>
          </table:table-cell>
        </table:table-row>
        <table:table-row table:style-name="ro1">
          <table:table-cell office:value-type="string" calcext:value-type="string">
            <text:p>p15140coll23</text:p>
          </table:table-cell>
          <table:table-cell office:value-type="string" calcext:value-type="string">
            <text:p>LSU Health Sciences Center Shreveport Newspaper Clippings</text:p>
          </table:table-cell>
          <table:table-cell office:value-type="string" calcext:value-type="string">
            <text:p>No description</text:p>
          </table:table-cell>
        </table:table-row>
        <table:table-row table:style-name="ro1">
          <table:table-cell office:value-type="string" calcext:value-type="string">
            <text:p>p15140coll25</text:p>
          </table:table-cell>
          <table:table-cell office:value-type="string" calcext:value-type="string">
            <text:p>Charity Hospital Reports</text:p>
          </table:table-cell>
          <table:table-cell office:value-type="string" calcext:value-type="string">
            <text:p>&lt;p&gt; The history of Charity Hospital in New Orleans, Louisiana begins on May <text:s/>10, 1736. <text:s/>On that date, the first Charity Hospital, <text:s/>funded by the estate of shipbuilder Jean Louis, opened in a house on <text:s/>Chartres and Bienville Streets in the historic French Quarter <text:s/>to serve the city's poor and indigent population. <text:s/>Since that time, <text:s/>Charity Hospital has moved from location to location around <text:s/>the city due to fire, flood, and politics. <text:s/>Charity Hospital's last <text:s/>location, the 1939 Art-Deco style complex located on Tulane Avenue <text:s/>in New Orleans, Louisiana, has remained unused since Hurricane Katrina <text:s/>in August of 2005. &lt;/p&gt;&lt;p&gt;&lt;/p&gt;&lt;p&gt; The responsibility of Charity Hospital was assumed by the State of <text:s/>Louisiana on March 17, 1813, almost one year after Louisiana was granted <text:s text:c="2"/>statehood in 1812. Charity Hospital produced regular reports for the <text:s/>state government of Louisiana titled Report(s) of the Board of <text:s/>Administrators of the Charity Hospital to the General Assembly of Louisiana, also known as the Charity Hospital Reports. <text:s text:c="3"/>Published from 1842 to 1974, these reports are vital to Louisiana's <text:s/>social and medical history and include information not widely available <text:s/>from the nineteenth century. The Charity Hospital Reports include <text:s/>public health information on morbidity and mortality (including <text:s/>information on the yellow fever epidemics in New Orleans), venereal <text:s/>disease issues, disease incidence, vital statistics, and hospital <text:s/>administration. <text:s/>The reports also have information on the governance and financing of the <text:s/>hospital. Medical milestones and memorials are sometimes included. <text:s/>The reported information varies from year to year, but generally there <text:s/>is a report to the legislature with a statistical report of the diseases <text:s text:c="2"/>treated in the hospital. <text:s text:c="2"/>Names of administrators, physicians, <text:s/>surgeons, residents, internes and donors to the hospital are included in <text:s/>most reports. <text:s/>Most of the Charity Hospital Reports were published in English, but some early reports were also published in French. <text:s/>The 1853 and 1856 Reports are the only years scanned in the French version). The Charity Hospital Reports Collection is a valuable <text:s/>historic tool for researchers with a wide range of interests from <text:s/>medical history to the importance of Charity Hospital as both a social <text:s/>and cultural <text:s/>institution in the New Orleans area. <text:s/>All of the reports were published <text:s/>as documents of the State of Louisiana and therefore are in the public <text:s/>domain. &lt;/p&gt;&lt;p&gt;&lt;/p&gt;&lt;p&gt; The John P. Isché Library at Louisiana State University Health Sciences <text:s/>Center in New Orleans supplemented the Rudolph Matas Library content by <text:s/>providing replacement copies for scanning as needed to replace damaged <text:s/>or missing content. The documents are available as .pdf documents with <text:s/>the <text:s/>text fully searchable. <text:s/>Every attempt has been made to make these <text:s/>documents accessible according to guidelines and standards for Section <text:s/>508. &lt;/p&gt;&lt;p&gt;&lt;/p&gt;&lt;p&gt; The Charity Hospital Reports have been digitized by the Rudolph Matas Library of the Health Sciences of Tulane University under a NLM grant <text:s/>awarded August 2010-June 2011 for a project titled: Early Medical Journalism of Louisiana, A pilot project for the preservation and sharing of <text:s/>Nineteenth Century Medical Publications of Louisiana [National Library of Medicine (NLM) Prime Contract No. N01-LM-6-3505; HHSN276200663505C]. &lt;/p&gt;&lt;p&gt;&lt;/p&gt;&lt;p&gt; See also the Matas Library website: Tulane and Charity Hospital: http://matas.tulane.edu/about/tulaneandcharity &lt;/p&gt;&lt;p&gt;&lt;/p&gt;&lt;p&gt; For more information on the history of Charity Hospital: &lt;/p&gt;&lt;p&gt;&lt;/p&gt;&lt;p&gt; Matas, Rudolph, and John Duffy. The Rudolph Matas History of Medicine in <text:s/>Louisiana. Baton Rouge: Published for the Rudolph Matas <text:s/>Trust Fund by Louisiana State University Press, 1958. &lt;/p&gt;&lt;p&gt;&lt;/p&gt;&lt;p&gt; Salvaggio, John E. New Orleans' Charity Hospital: A Story of Physicians, <text:s/>Politics, and <text:s/>Poverty. Baton Rouge: Louisiana State University Press, <text:s/>1992. &lt;/p&gt;</text:p>
          </table:table-cell>
        </table:table-row>
        <table:table-row table:style-name="ro1">
          <table:table-cell office:value-type="string" calcext:value-type="string">
            <text:p>p15140coll26</text:p>
          </table:table-cell>
          <table:table-cell office:value-type="string" calcext:value-type="string">
            <text:p>Edna Tiny Tarbutton Collection</text:p>
          </table:table-cell>
          <table:table-cell office:value-type="string" calcext:value-type="string">
            <text:p>&lt;p&gt;This collection contains items that document the career of national records setting and Hall of Fame basketball coach, Willie Edna "Tiny" Tarbutton. Tarbutton coached all of her 33 years at Baskin High School in Baskin, Louisiana where she posted 654 wins, 263 losses and 2 ties.  Her honors include four Halls of Fame: Louisiana High School Athletic Association Hall of Fame, Louisiana Sports Writer's Hall of Fame, National High School Hall of Fame and the Women's Basketball Hall of Fame.&lt;/p&gt;&lt;p&gt;&lt;/p&gt;</text:p>
          </table:table-cell>
        </table:table-row>
        <table:table-row table:style-name="ro1">
          <table:table-cell office:value-type="string" calcext:value-type="string">
            <text:p>p15140coll27</text:p>
          </table:table-cell>
          <table:table-cell office:value-type="string" calcext:value-type="string">
            <text:p>Northeast Louisiana Historic Images Collection</text:p>
          </table:table-cell>
          <table:table-cell office:value-type="string" calcext:value-type="string">
            <text:p>&lt;p&gt;This collection contains images that document the <text:s/>history and culture of northeast Louisiana. <text:s/>The initial collection <text:s/>began with a Louisiana Board of Regent's Enhancement Grant received by <text:s/>the University of Louisiana at Monroe Library Special Collections to <text:s/>digitize images belonging to public libraries and patrons from the <text:s/>Trailblazer Library System. <text:s/>Other images relating to northeast <text:s/>Louisiana have been added to further compliment the collection. &lt;/p&gt;</text:p>
          </table:table-cell>
        </table:table-row>
        <table:table-row table:style-name="ro1">
          <table:table-cell office:value-type="string" calcext:value-type="string">
            <text:p>p15140coll28</text:p>
          </table:table-cell>
          <table:table-cell office:value-type="string" calcext:value-type="string">
            <text:p>Maps from the Historic New Orleans Collection</text:p>
          </table:table-cell>
          <table:table-cell office:value-type="string" calcext:value-type="string">
            <text:p>No description</text:p>
          </table:table-cell>
        </table:table-row>
        <table:table-row table:style-name="ro1">
          <table:table-cell office:value-type="string" calcext:value-type="string">
            <text:p>p15140coll29</text:p>
          </table:table-cell>
          <table:table-cell office:value-type="string" calcext:value-type="string">
            <text:p>Mistick Krewe of Comus 1910 Float Designs</text:p>
          </table:table-cell>
          <table:table-cell office:value-type="string" calcext:value-type="string">
            <text:p>No description</text:p>
          </table:table-cell>
        </table:table-row>
        <table:table-row table:style-name="ro1">
          <table:table-cell office:value-type="string" calcext:value-type="string">
            <text:p>p15140coll3</text:p>
          </table:table-cell>
          <table:table-cell office:value-type="string" calcext:value-type="string">
            <text:p>Mistick Krewe of Comus 1873 Missing Links Parade Costume Designs</text:p>
          </table:table-cell>
          <table:table-cell office:value-type="string" calcext:value-type="string">
            <text:p>No description</text:p>
          </table:table-cell>
        </table:table-row>
        <table:table-row table:style-name="ro1">
          <table:table-cell office:value-type="string" calcext:value-type="string">
            <text:p>p15140coll30</text:p>
          </table:table-cell>
          <table:table-cell office:value-type="string" calcext:value-type="string">
            <text:p>Aleman Estate (Hathaway Gibbens) Collection</text:p>
          </table:table-cell>
          <table:table-cell office:value-type="string" calcext:value-type="string">
            <text:p>&lt;p&gt;Government-issued postcards first appeared in Austria in 1869 as an economical means of transmitting a message. They swiftly spread throughout Europe and were adopted in the United States in 1873. Meanwhile, pictorial postcards were introduced in France in 1870. Pictorials did not, however, enjoy immediate popularity in the United States, where such privately printed cards required two cents' postage; government postcards cost only a penny. As of July 1, 1898, the Private Mailing Card Act eliminated this inequity, and privately published postcards appeared in increasing number. Postcards published before that date, whether mailed are not, are known as "pioneers".&lt;/p&gt;&lt;p&gt;The World's Colombian Exposition, held in Chicago in 1893, led to the emergence of the modern postcard. Charles Goldsmith, a Chicago entrepreneur, obtained from the U.S. Post Office a license to print souvenir views of the fair on government-issued postals. When test sales of four cards met with success, Goldsmith issued sets of ten illustrations packaged in a wrapper. The cards became available in 1892, in time for the exposition's ground-breaking ceremony.&lt;/p&gt;&lt;p&gt;After the decrease in postage rates in 1893 gave new impetus to the practice of mailing postcards, collecting them became one of the world's most popular hobbies. At first, the Post Office required that one side of the card be given over in its entirety to the recipient's address; any message had to appear on the front with the illustration, necessitating brevity. New regulations issued in 1907 permitted publishers to divide the reverse of the card to accommodate both message and address in a format which remains in use today.The period between 1898 and the outbreak of World War I was the golden age of postcards. Printers in Austria and Germany, where color reproduction was less costly than elsewhere, produced lovely postcards for American publishers. During the fiscal year ending on June 30, 1908, for example, 677,777,798 postcards were mailed in the United States. In addition, vast, uncounted quantities languished, unsent, in collectors' albums. At the time, the population of the United States was 88,700,000.&lt;/p&gt;&lt;p&gt;Interest in collecting postcards, after reaching the proportion of a national mania for nearly two decades, diminished abruptly in 1914 because of the onset of World War I and the popularity of newfangled folded greeting cards. As a result, postals dating from the 1920s through the 1960s are more scarce than older specimens. Early collectors called their hobby "cartephilia" or "philocarty", Greek for "a hopeless love of cards". A new wave of postcard collecting commenced in the 1970s, indulged in by a visually literate public which discovered them to be attractive souvenirs of travel and leisure activities, compact to store, and convenient for brief messages. To this generation of collectors their avocation is "deltiology", derived from Greek words meaning "small picture" and "knowledge".&lt;/p&gt;&lt;p&gt;During the golden age of postcard-collecting, one of the collectors was young Anne Hathaway Gibbens, known familiarly as Hathy. As a student of the Ursuline nuns in New Orleans between ca. 1906 and 1910, Hathaway was sent postcards by her mother and other relatives. Hathaway also received postcards, chiefly from friends, at various Gibbens family residences in New Orleans, Louisiana and in Ocean Springs and Bay St. Louis, Mississippi. She arranged the cards in albums, supplementing her own acquisitions with a small quantity of postcards addressed to her sister Gladys and to Will J. Gibbens, who presumably was her brother.&lt;/p&gt;&lt;p&gt;Represented most prominently in Hathaway Gibbens' collection are viewcards, those which depict a building or scene; there are just a few subject cards and no advertising postcards. The largest two series in the collection contain Louisiana and Mississippi scenes. Such postcards became available in the late 1890s. Some provide the earliest color images of small-town and rural sites and structures or the only surviving illustration of a building or an event.&lt;/p&gt;&lt;p&gt;Browse postcards by series:&lt;/p&gt;</text:p>
          </table:table-cell>
        </table:table-row>
        <table:table-row table:style-name="ro1">
          <table:table-cell office:value-type="string" calcext:value-type="string">
            <text:p>p15140coll31</text:p>
          </table:table-cell>
          <table:table-cell office:value-type="string" calcext:value-type="string">
            <text:p>Judge John Minor Wisdom Collection</text:p>
          </table:table-cell>
          <table:table-cell office:value-type="string" calcext:value-type="string">
            <text:p>&lt;p&gt;John Minor Wisdom (1905-1999) was hailed as "a giant among federal judges during the tumultuous years that saw official segregation end in the South and civil rights at last extended to black Americans." Born in New Orleans, he attended Isidore Newman School and graduated from Washington and Lee University. In 1925 Wisdom went to Harvard University to study English literature, but a year later he returned to New Orleans and entered Tulane University Law School. He graduated first in his class in 1929 and was admitted to the bar. Later he and a former classmate, Saul Stone, founded the law firm which eventually became Stone, Pigman, Walther, Wittman and Hutchinson. While in private practice, he distinguished himself as an expert on trusts and was largely responsible for the adoption of Louisiana's new trust code.&lt;/p&gt;&lt;p&gt;During World War II, Wisdom served as a captain in the Army and later as lieutenant colonel in the Office of Legal Procurement. President Harry Truman rewarded his war service with the Legion of Merit. An active member of the Republican Party, he was instrumental in securing Dwight D. Eisenhower's nomination for the presidency in 1952. In 1957 Eisenhower appointed him to the 5th Circuit, which then included Mississippi, Texas, Alabama, Florida, and Georgia, as well as Louisiana. Wisdom aligned himself with three other 5th Circuit judges to form "The Four," a coalition that pressed consistently for black rights.&lt;/p&gt;&lt;p&gt;In 1977 Wisdom changed his status from active judge to senior judge, which relieved him of administrative duties but allowed him to continue to hear cases and write opinions. From 1975 until his death, he was a judge for the special court created under the Regional Rail Reorganization Act of 1973. He received many accolades, including honorary degrees from Tulane, Harvard, and San Diego universities and Oberlin and Middlebury colleges. Despite his support for civil rights, Wisdom maintained his memberships in the all-white Boston Club and Louisiana Club, explaining, "I can't change their minds, and they can't change my mind. They respect me, and I probably help the situation a little by not getting out of those clubs."&lt;/p&gt;&lt;p&gt;Wisdom's association with those organizations may have stimulated his interest in the New Orleans Mardi Gras memorabilia found in the Judge John Minor Wisdom Collection. Mardi Gras has been commemorated in Louisiana at least since 1699. In the 1850s the celebration fell into disrepute, but on February 24, 1857, the Mistick Krewe of Comus staged its first street parade, giving rise to the New Orleans carnival that we know today. During the last quarter of the nineteenth century, carnival organizations vied with each other to produce colorful, elaborately illustrated invitations to their balls and other ephemera.&lt;/p&gt;&lt;p&gt;Source: Pope, John. "Judge John Minor Wisdom Dies." New Orleans Times-Picayune, May 16, 1999, p. A-1+.&lt;/p&gt;&lt;p&gt;Photograph of Judge John Minor Wisdom courtesy University Archives photographic vertical file, Tulane University, New Orleans, LA.&lt;/p&gt;</text:p>
          </table:table-cell>
        </table:table-row>
        <table:table-row table:style-name="ro1">
          <table:table-cell office:value-type="string" calcext:value-type="string">
            <text:p>p15140coll34</text:p>
          </table:table-cell>
          <table:table-cell office:value-type="string" calcext:value-type="string">
            <text:p>Registre Du Comite Medical De La Nouvelle Orleans, 1816-1854</text:p>
          </table:table-cell>
          <table:table-cell office:value-type="string" calcext:value-type="string">
            <text:p>&lt;p&gt;The Registre du Comite Medical de la Nouvelle Orleans is the record of the Eastern Board's (Comite Medical) work of examination and licensing of qualified physicians, surgeons, pharmacists and midwives from 1816 to 1854. The manuscript consists of 230 pages including an index of the names of the approximately 1200 people who came before the Comite Medicale petitioning for the right to practice medicine in Louisiana. As such, it is of interest to genealogists as well as medical historians. Even though it has an index it is somewhat cumbersome to use as the text of the document is handwritten in French. The names in the index are also handwritten and the user must search through all names that begin with a certain letter to locate names, as the names are not in alphabetical order. In order to find a specific entry, it is necessary to identify the proper page number from the personal name index, go to the page number index, display the page and read/print the appropriate entry.&lt;/p&gt;&lt;p&gt;A Review of Licensing Provisions in Louisiana, and the Significance of the Registre du Comite Medical de la Nouvelle Orleans. Postell, William D., Sr. Typescript. Tulane Medical Library History Collection. No date. &lt;/p&gt;&lt;p&gt; Louisiana has consistently exercised more control over the practice of medicine than the Eastern seaboard states. During the Colonial period there were laws regulating the practice of medicine which were far in advance of their times. Between 1803 to 1812 the Territorial legislature enacted laws governing the practice of medicine and pharmacy, and these laws were surprisingly progressive. In 1816-17 the State revised the medical legislation establishing two medical licensing boards, one for the Eastern and Western districts of the State. Until 1852 these laws with some modification remained in effect. The 1816 measure provided both fines and imprisonment for anyone practicing medicine without a license. This law provided some check on the rise of quackery.&lt;/p&gt;&lt;p&gt; The 1816 law established a medical licensing board consisting of four physicians and one apothecary in New Orleans. Its first activity was to record it activities faithfully for 36 years of its existence. It also acted as a State Board of Health. This record was known as the Registre du Comite Medical de la Nouvelle Orleans, and this record is held in the Rudolph Matas Library of Tulane University. &lt;/p&gt;&lt;p&gt;In 1817 a second examining board was established known as the Western district. It was designated to hold meetings in Opelousas and Alexandria. The Eastern district was renamed, and its membership increased to six. In 1820 a law was enacted by declaring anyone with a regular medical degree could obtain a license without examination. The Western district was less effective, but the results of their meeting were recorded in the Notarial records at the Parish Court House where it met. &lt;/p&gt;</text:p>
          </table:table-cell>
        </table:table-row>
        <table:table-row table:style-name="ro1">
          <table:table-cell office:value-type="string" calcext:value-type="string">
            <text:p>p15140coll35</text:p>
          </table:table-cell>
          <table:table-cell office:value-type="string" calcext:value-type="string">
            <text:p>Louisiana Sea Grant Digital Maps Collection</text:p>
          </table:table-cell>
          <table:table-cell office:value-type="string" calcext:value-type="string">
            <text:p>No description</text:p>
          </table:table-cell>
        </table:table-row>
        <table:table-row table:style-name="ro1">
          <table:table-cell office:value-type="string" calcext:value-type="string">
            <text:p>p15140coll37</text:p>
          </table:table-cell>
          <table:table-cell office:value-type="string" calcext:value-type="string">
            <text:p>Louisiana Political Ephemera, 1860-1920</text:p>
          </table:table-cell>
          <table:table-cell office:value-type="string" calcext:value-type="string">
            <text:p>&lt;p&gt;This selection of political ephemera from the <text:s/>Louisiana Research Collection's extensive ephemera collection spans 1860 <text:s/>to 1920. It covers both local New Orleans elections, statewide <text:s/>Louisiana elections, and a few items relate to presidential elections as <text:s/>they pertained to Louisiana. The items were generally issued around the <text:s/>time of elections, urging voters to support specific candidates and <text:s/>tickets. &lt;/p&gt;&lt;p&gt;&lt;/p&gt;&lt;p&gt;Subjects covered include Reconstruction-era politicians, <text:s/>polling and balloting practices, the Good Government League and other <text:s/>topics. &lt;/p&gt;</text:p>
          </table:table-cell>
        </table:table-row>
        <table:table-row table:style-name="ro1">
          <table:table-cell office:value-type="string" calcext:value-type="string">
            <text:p>p15140coll38</text:p>
          </table:table-cell>
          <table:table-cell office:value-type="string" calcext:value-type="string">
            <text:p>Leon Trice Louisiana Political Photographs</text:p>
          </table:table-cell>
          <table:table-cell office:value-type="string" calcext:value-type="string">
            <text:p>&lt;p&gt;Leon Trice was a New Orleans area photographer, <text:s/>active from 1920 to 1972. He worked for the New Orleans States newspaper <text:s/>and later for the Associated Press. He also ran his own studio. <text:s/>This collection of Trice's political photographs spans the 1920s - 1940s <text:s/>with most of the photographs being from the late 1920s through 1930s. <text:s/>It depicts some of Louisiana's most famous elected officials in a <text:s/>variety of situations - campaigning, at home with family, in staged <text:s/>photo opportunities, at work, and even lying in repose. Among the <text:s/>political leaders featured are Huey P. Long, Earl Long, Richard Leche, <text:s/>O.K. Allen, and others. &lt;/p&gt;&lt;p&gt;&lt;/p&gt;&lt;p&gt;Preserving Louisiana's political culture is a special mission of the <text:s/>Louisiana Research Collection (LaRC). LaRC preserves the papers of many <text:s/>prominent Louisiana politicians, including Hale Boggs, Lindy Boggs, <text:s/>David Treen, Thomas C. Catchings, Sam Jones, Randall Lee Gibson, F. <text:s/>Edward Hebert, and many others. For more information, visit our website, <text:s/>http://larc.tulane.edu/ &lt;/p&gt;</text:p>
          </table:table-cell>
        </table:table-row>
        <table:table-row table:style-name="ro1">
          <table:table-cell office:value-type="string" calcext:value-type="string">
            <text:p>p15140coll39</text:p>
          </table:table-cell>
          <table:table-cell office:value-type="string" calcext:value-type="string">
            <text:p>Newcomb College Scrapbooks</text:p>
          </table:table-cell>
          <table:table-cell office:value-type="string" calcext:value-type="string">
            <text:p>&lt;p&gt;Scrapbooks inhabit an uneasy place in the world of print. Unique artifacts created most often from mass-produced text and images, they often find no comfortable resting place in the private home, the selves of libraries, or the boxes of archives.  Digital imaging make scrapbooks accessible from disparate locations but also provide in many ways an easier way of handling bulky pages filled to the brim with documents. &lt;/p&gt;&lt;p&gt; &lt;/p&gt;&lt;p&gt;Newcomb College long preserved some of the scrapbooks of its students in a vault on the historic women's campus. The scrapbooks today form one of the cornerstones to the Newcomb Archives and especially show the trajectories of lives in the period 1900-1945.  The women sought to document diverse experiences. While no two albums are alike, the majority of the collection covers topics such as college athletics, plays and films, the city of New Orleans, social life, and academics.  In addition, various albums such as that of Mary Jane Conover and Anne Crichton document travel while those of other scrapbook makers preserve memorabilia from summer camps, debutante parties, weddings, and political marches. &lt;/p&gt;</text:p>
          </table:table-cell>
        </table:table-row>
        <table:table-row table:style-name="ro1">
          <table:table-cell office:value-type="string" calcext:value-type="string">
            <text:p>p15140coll4</text:p>
          </table:table-cell>
          <table:table-cell office:value-type="string" calcext:value-type="string">
            <text:p>Orleans Parish School Board Meeting Minutes</text:p>
          </table:table-cell>
          <table:table-cell office:value-type="string" calcext:value-type="string">
            <text:p>&lt;p&gt;These meeting minute books are part of the larger Orleans Parish School Board Collection (MSS 147) in the Louisiana and Special Collections Department at UNO’s Earl K. Long Library. These minutes cover discussions surrounding religion in the schools, gender issues, teacher salaries, new construction, health policies, hiring policies, textbooks, and more.&lt;/p&gt;&lt;p&gt; &lt;/p&gt;&lt;p&gt;Digitization of the OPSB Meeting Minute Books is an ongoing project, and more minute books will be scanned and uploaded as resources allow. Many of these pages were digitized from microfilm reproductions and may vary in image quality due to quality of the original film. Follow the RSS feed (linked to the right) with a feed reader to learn when new and improved scans are uploaded.&lt;/p&gt;&lt;p&gt; &lt;/p&gt;&lt;p&gt; &lt;/p&gt;&lt;p&gt;To search just this collection, use the basic search box near the top of this page or click “Advanced Search” for more search options.&lt;/p&gt;&lt;p&gt; &lt;/p&gt;&lt;p&gt;To search for entries on a specific date, (1) click on "Advanced Search," (2) click on the link "Search by Date," and (3) fill in the blanks as directed. To look for meetings on a specific date, search the field "PageDate" (which applies to individual pages) instead of the field "Date" (which applies to the whole book).  All volumes in the collection should be searchable by date.&lt;/p&gt;&lt;p&gt; &lt;/p&gt;&lt;p&gt;To browse all available minute books, click the button “Browse the OPSB Meeting Minutes” in the menu along the top of the page. Each row on the results screen represents one volume of OPSB meeting minutes. Click on a volume’s “Title” to open it.&lt;/p&gt;&lt;p&gt; &lt;/p&gt;&lt;p&gt;Keyword searching and indexes:&lt;/p&gt;&lt;p&gt;Print indexes were created by the school board for some volumes of meeting minutes. These can be found in the "Orleans Parish School Board Meeting Minutes -- Indexes" collection when they are scanned and uploaded.&lt;/p&gt;&lt;p&gt; &lt;/p&gt;&lt;p&gt;Keywords, summaries, and names of board members were added to the description of a few scanned volumes as part of the grant mentioned below, but this information has not been keyed in for most of the volumes included here. Only those volumes in the list below will be searchable by keyword and board member, and meeting dates will appear like chapters in a book:&lt;/p&gt;&lt;p&gt; &lt;/p&gt;&lt;p&gt;Meetings from unindexed volumes will appear in one large chapter entitled "Uncataloged Meetings."&lt;/p&gt;&lt;p&gt; &lt;/p&gt;&lt;p&gt;  &lt;/p&gt;&lt;p&gt; &lt;/p&gt;&lt;p&gt;Browse the volume by using the table of contents to the right of the image viewer. You may also use the "Next" and "Previous" buttons at the top right of the page image (next to the page number) to turn the page. &lt;/p&gt;&lt;p&gt; &lt;/p&gt;&lt;p&gt;Learn more by reading the descriptive data below the image viewer. The “Object Description” section describes the whole volume/minute book. The “Description” section is specific to the page on your screen.&lt;/p&gt;&lt;p&gt; &lt;/p&gt;&lt;p&gt; &lt;/p&gt;&lt;p&gt;“Unclaimed History: The Orleans Parish School Board Collection at the University of New Orleans”&lt;/p&gt;&lt;p&gt;In 2009-2010, scholars from the UNO Midlo Center for New Orleans Studies conducted a pilot project to index several volumes of handwritten school board meeting minutes dating back to the 1840s. Through a systematic reading of the minutes, the project staff summarized the actions taken at the meetings and collected the names of those who appeared before the Board. Indexed volumes are now searchable by this information using the search box above.&lt;/p&gt;&lt;p&gt; &lt;/p&gt;&lt;p&gt;Project staff attempted to verify names against census records or newspaper accounts; however, the efforts met with limited success due to multiple spellings and illegible writing. Names that could not be guessed were left within brackets ([ ]). Those using the summaries are cautioned, prior to any publication, to make every effort to verify the names and quotations included in the database.&lt;/p&gt;&lt;p&gt; &lt;/p&gt;&lt;p&gt;This pilot project, funded by a Louisiana Board of Regents grant, represent but a small selection from among the many volumes of school board minutes in UNO's Orleans Parish School Board Collection.&lt;/p&gt;&lt;p&gt; &lt;/p&gt;&lt;p&gt;Unindexed minute books are also being scanned and added to this digital collection with minimal descriptive data until future efforts can be directed toward indexing them as well.&lt;/p&gt;</text:p>
          </table:table-cell>
        </table:table-row>
        <table:table-row table:style-name="ro1">
          <table:table-cell office:value-type="string" calcext:value-type="string">
            <text:p>p15140coll40</text:p>
          </table:table-cell>
          <table:table-cell office:value-type="string" calcext:value-type="string">
            <text:p>Carnival Collection</text:p>
          </table:table-cell>
          <table:table-cell office:value-type="string" calcext:value-type="string">
            <text:p>&lt;p&gt;Tulane University's Louisiana Research Collection (LaRC) preserves possibly the largest collection of New Orleans Carnival paper and ephemera, such as invitations, dance cards, call out cards, printed float plates and bulletins, and original float and costume designs. Perhaps most notable among our Carnival collection are the more than five thousand original designs for Carnival floats and costumes we preserve. Many of these are from the "Golden Age" of Carnival and feature the work of noted designers such as Jennie Wilde, B. A. Wikstrom, and Charles Briton. &lt;/p&gt;&lt;p&gt; &lt;/p&gt;&lt;p&gt;LaRC also preserves the works of more contemporary designers, including Patricia Hardin, Olga Peters, and designer and noted Carnival historian Henri Schindler. We are in the process of putting our entire Carnival design collection online and hope to complete the project by the end of 2012. &lt;/p&gt;</text:p>
          </table:table-cell>
        </table:table-row>
        <table:table-row table:style-name="ro1">
          <table:table-cell office:value-type="string" calcext:value-type="string">
            <text:p>p15140coll41</text:p>
          </table:table-cell>
          <table:table-cell office:value-type="string" calcext:value-type="string">
            <text:p>Louisiana Early English Corpus</text:p>
          </table:table-cell>
          <table:table-cell office:value-type="string" calcext:value-type="string">
            <text:p>No description</text:p>
          </table:table-cell>
        </table:table-row>
        <table:table-row table:style-name="ro1">
          <table:table-cell office:value-type="string" calcext:value-type="string">
            <text:p>p15140coll42</text:p>
          </table:table-cell>
          <table:table-cell office:value-type="string" calcext:value-type="string">
            <text:p>Marcus Christian Collection</text:p>
          </table:table-cell>
          <table:table-cell office:value-type="string" calcext:value-type="string">
            <text:p>&lt;p&gt;Marcus Bruce Christian (1900-1976) was a <text:s/>businessman, a writer and poet, teacher, and head of the "Colored <text:s/>Project" of the Louisiana Federal Writers' Project <text:s/>(FWP) at Dillard University. Although he had a limited formal <text:s/>education, Christian served as a librarian at Dillard University upon <text:s/>the conclusion of the FWP, <text:s text:c="2"/>and later as a writer-in-residence and special lecturer at Louisiana <text:s/>State University in New Orleans (now the University of New Orleans). <text:s/>Christian's extensive <text:s/>collection includes several versions of the history manuscript The <text:s/>Negro in Louisiana and the writers' project notes, nearly twelve hundred <text:s/>poems, personal <text:s text:c="2"/>correspondence, family photographs, lectures, and secondary materials <text:s/>pertaining to the black experience in Louisiana and beyond. &lt;/p&gt;</text:p>
          </table:table-cell>
        </table:table-row>
        <table:table-row table:style-name="ro1">
          <table:table-cell office:value-type="string" calcext:value-type="string">
            <text:p>p15140coll44</text:p>
          </table:table-cell>
          <table:table-cell office:value-type="string" calcext:value-type="string">
            <text:p>LSU Health Sciences Center Shreveport Audiovisual Collection</text:p>
          </table:table-cell>
          <table:table-cell office:value-type="string" calcext:value-type="string">
            <text:p>No description</text:p>
          </table:table-cell>
        </table:table-row>
        <table:table-row table:style-name="ro1">
          <table:table-cell office:value-type="string" calcext:value-type="string">
            <text:p>p15140coll45</text:p>
          </table:table-cell>
          <table:table-cell office:value-type="string" calcext:value-type="string">
            <text:p>Essai d'Anatomie</text:p>
          </table:table-cell>
          <table:table-cell office:value-type="string" calcext:value-type="string">
            <text:p>&lt;p&gt;The Essai D'Anatomie was produced by Gautier D'Agoty in 1745 in <text:s/>Paris, France. <text:s/>It is a remarkably detailed atlas of the head, neck, <text:s/>and shoulder areas of the human body with explanatory text in French. <text:s/>The anatomical images were based on human cadavers dissected by Joseph <text:s/>Duverney (1) and produced using the mezzotint method of engraving and <text:s/>printing. &lt;/p&gt;&lt;p&gt; &lt;/p&gt;&lt;p&gt;Mezzotint color engraving printing was invented by Jaques Christophe Le Blon in 1719. <text:s/>Mezzotint (from the Italian phrase mezza tina or half tone) <text:s/>prints are produced by engraving a metal plate with numerous small <text:s/>holes that hold ink. <text:s/>When used to make a print, the engraved plate <text:s/>produces large areas of subtle shaded color tones. <text:s/>Since the mezzotint <text:s/>technique is quite labor-intensive, it fell out of favor by the 20th <text:s/>century, although it is still utilized by some artists. <text:s/>Most often used <text:s/>to reproduce paintings by famous artists, mezzotint printing was rarely <text:s/>used for original works of art (2), making the Essai D'Anatomie a work of great scientific and artistic significance.&lt;/p&gt;&lt;p&gt; &lt;/p&gt;&lt;p&gt;The original copy of the Essai D'Anatomie held by the Rudolph <text:s/>Matas Library of the Health Sciences at Tulane University was restored, <text:s/>bound, and digitized by William Kitchens. <text:s/>The restoration work was <text:s/>completed on May 6, 2008. <text:s/>These remarkable anatomical images from the <text:s/>18th century provide a fascinating look into both the artistic and <text:s/>scientific climate of the period.&lt;/p&gt;&lt;p&gt; &lt;/p&gt;&lt;p&gt; References: &lt;/p&gt;&lt;p&gt;&lt;/p&gt;&lt;p&gt;1. <text:s/>Christiess. (2011). GAUTIER D'AGOTY, Jacques (1717-1786) and <text:s/>Joseph Guichard DUVERNEY. Essai d'Anatomie, en Tableaux imprimes, qui <text:s/>represent au naturel tous les muscles de la face, du col, de la tete, de <text:s/>la langue &amp; du larynx... -- Myologie complette en couleur et <text:s/>grandeur naturelle, compose de l'essai et de la suite de l'essai <text:s/>d'anatomie, en tableaux imprimes. Paris: Gautier [vol. I]; Gautier, <text:s/>Quillau pre et fils, and Lamesle [vol. II], 1745-46-[48]. | Books &amp; <text:s/>Manuscripts Auction. Retrieved June 14, 2011, from <text:s/>http://www.christies.com/LotFinder/lot_details.aspx?intObjectID=4959941.&lt;/p&gt;&lt;p&gt; 2. <text:s/>mezzotint. (2011). In Encyclopedia Britannica. Retrieved June 14, <text:s/>2011, from http://www.britannica.com/EBchecked/topic/379559/mezzotint.&lt;/p&gt;</text:p>
          </table:table-cell>
        </table:table-row>
        <table:table-row table:style-name="ro1">
          <table:table-cell office:value-type="string" calcext:value-type="string">
            <text:p>p15140coll46</text:p>
          </table:table-cell>
          <table:table-cell office:value-type="string" calcext:value-type="string">
            <text:p>Fonville Winans’ Aerial Views of Baton Rouge</text:p>
          </table:table-cell>
          <table:table-cell office:value-type="string" calcext:value-type="string">
            <text:p>&lt;p&gt;&lt;/p&gt;&lt;p&gt; &lt;/p&gt;&lt;p&gt;Baton Rouge experienced the onset of rapid growth in the post-World War II years: a number of housing developments were built, in one case as a result of modified war-era pre-fabricated building production facilities; businesses expanded on their existing sites or built new sites; new public, private, and parochial schools rose, and; a new public hospital went up.&lt;/p&gt;&lt;p&gt;Baton Rouge photographer Fonville Winans shot at least thirteen rolls of 35mm black &amp; white film in 1947 between the months of February and June, inclusive, from his small private airplane. Information in his shot log indicates he intended to sell copies of the images to businesses documented in the images. Fonville noted in the shot log which images sold and which did not, though we have no definitive proof if these notations are complete.This digital collection consists of two series. The first series  is six (6) two-sided ledger book pages listing each of twelve (12) flights with some additional information associated with each frame of the roll of film shot during that flight. Every frame does not necessarily have an associated identification. One additional roll of aerial photographs not listed in the shot log is included in this collection.The second series contains a total of four hundred fifty seven (457) digital reproductions of the 35mm black &amp; white exposures created during the flights listed above. A small number of the original exposures were unusable.For the most part, Fonville flew along the most developed streets in Baton Rouge such as Plank Road, Scenic Highway, Choctaw Street, Florida Street, and Florida Boulevard. He occasionally flew over and photographed areas that were being developed in 1947, such as the Melrose Subdivision – just north of Florida Boulevard and east of North Foster Drive – and the area near the intersection of Florida Boulevard and Airline Highway, which, in 1947, was an “open” area on the verge of development. One roll is entirely devoted to images of the current Louisiana State University campus and vicinity.There are no physical, positive prints of these negatives.Of particular note is the Crawford Homes development in Delmont Place. W. Hamilton Crawford arrived in Baton Rouge in 1941 to start a company that made prefabricated barracks and hospitals for the U. S. war effort.  Following the war, Crawford turned to developing pre-fabricated home subdivisions in Louisiana and elsewhere. Delmont Place is located less than 1 mile southwest of the intersection of Airline Highway and Plank Road bounded by Riley Street (north), Plank Road (east), Shelly Street (south) and, Douglas Avenue (west).Additional new housing developments pictured within this collection are: the Concrete House Project in the Belfair Homes subdivision bounded by Choctaw Drive (north), Martin Avenue (east), Washington Avenue (south), and North 38th Street (west), and; Rittiner Drive housing project built between McGrath Avenue (north), Eugene Street (east), Myrtle Avenue (south), and St Rose Avenue (west). Olive Street and Rittiner Drive pass through the quadrangle described by the streets named above.The campus of Louisiana State University, seeing an influx of World War Two veterans utilizing the benefits of the Servicemen's Readjustment Act of 1944 (commonly known as the GI Bill of Rights), put up war surplus “hutments” just off campus on Nicholson Drive to house married students. Hutments were also installed on campus for faculty housing.New housing was also going in around the City Park, Erie, and University Lakes. Many of these homes were being built by Standard Oil Company (now ExxonMobil) management and other prominent businessmen.It is important to know that a number of changes have taken place in Baton Rouge between 1947 and 2012 when the collection was processed. The most import of those changes in relationship to this collection is two-fold: 1) Street numbering changed as density increased, and; 2) Streets changed names and in some cases ceased to exist.Where possible, image location identifications were created and verified using the following resources:•    city directories for 1947, 1948, and 1949;•    a street map published in 1947, and;•    Google maps.Given the changes in street numbering and street names, anyone using this collection to identify a site using only its current address may not be able to do so. This is especially true regarding the numbering of the homes along East and South Lake Shore Drives and businesses along Florida Street, Florida Boulevard, Government Street, and other streets and avenues paralleling these main streets.In 1947, North 21st Street between Main Street and Choctaw Street continued as such to Choctaw Street. Today, that portion of North 21st Street between Main Street and Choctaw Street has been renamed as a continuation of Scenic Highway. Also in 1947, there was as yet no Acadian Thruway. The following streets, from north to south, were incorporated into Acadian Thruway at some point:•    North 33rd Street from Mohican to Choctaw Drive;•    North 33rd and 34th Streets between Choctaw Drive and North Street;•    Kernan and Margaretta Avenues from North Street to North Boulevard;•    Oakwood Drive from North Boulevard to Government Street; •    Westmoreland Drive from Government Street to Clay Cut Road, and;•    Cleon Avenue from Clay Cut Road to Hundred Oaks Avenue.From Hundred Oaks Avenue south a new road connector was eventually constructed to tie Acadian Thruway into Stanford Avenue. To find an address currently given as Acadian Thruway will require knowing the cross streets between which the building is located. If the current address is on that section of the Thruway between Hundred Oaks Avenue and Stanford Avenue it will not be in this collection as that section of the Thruway did not exist in 1947.Copyright is retained by descendants of the creators in accordance with U.S. copyright law. Permission for publication must be obtained from Robert L. Winans, son of Fonville Winans.&lt;/p&gt;</text:p>
          </table:table-cell>
        </table:table-row>
        <table:table-row table:style-name="ro1">
          <table:table-cell office:value-type="string" calcext:value-type="string">
            <text:p>p15140coll47</text:p>
          </table:table-cell>
          <table:table-cell office:value-type="string" calcext:value-type="string">
            <text:p>Louisiana Sheet Music</text:p>
          </table:table-cell>
          <table:table-cell office:value-type="string" calcext:value-type="string">
            <text:p>&lt;p&gt;The Louisiana Sheet Music Collection is comprised of sheet music published in, or with topical relevance to, Louisiana (with an emphasis on New Orleans).  Many important local composers are represented, including Basile Bares, Eugene Chassaignac, Edouard Dejan and Louis Moreau Gottschalk as well as several interesting, but lesser known, nineteenth-century composers.  The collection covers 100 years in the history of local publishing (1838-1938) and represents a wide range of styles of popular and vernacular music, including Creole songs, nineteenth-century dance music, Confederate anthems, Mexican and Cuban danzas and danzon, ragtime, blues, and jazz .&lt;/p&gt;</text:p>
          </table:table-cell>
        </table:table-row>
        <table:table-row table:style-name="ro1">
          <table:table-cell office:value-type="string" calcext:value-type="string">
            <text:p>p15140coll49</text:p>
          </table:table-cell>
          <table:table-cell office:value-type="string" calcext:value-type="string">
            <text:p>LSU Health Sciences Center New Orleans - Catalog and Bulletin</text:p>
          </table:table-cell>
          <table:table-cell office:value-type="string" calcext:value-type="string">
            <text:p>&lt;p&gt;Academic catalogs and course descriptions for LSU Health Sciences Center/LSU Medical Center.&lt;/p&gt;</text:p>
          </table:table-cell>
        </table:table-row>
        <table:table-row table:style-name="ro1">
          <table:table-cell office:value-type="string" calcext:value-type="string">
            <text:p>p15140coll50</text:p>
          </table:table-cell>
          <table:table-cell office:value-type="string" calcext:value-type="string">
            <text:p>U.S. Army 64th General Hospital, organized by LSU Medical School</text:p>
          </table:table-cell>
          <table:table-cell office:value-type="string" calcext:value-type="string">
            <text:p>&lt;p&gt;Documents related to the 64th General Hospital, a World War II medical unit organized by LSU Medical School which served predominantly in Africa and Italy. Materials include: declassified US Army reports, transcripts of interviews with medical officers (from 1971), two newsletters published by hospital staff, one from basic training in Fort Jackson, SC (64th General Observer), and one from the war time Hospital (The Roar). Scrapbooks and loose photos from Italy, Tunisia and training, as well as official photographs of LSU military officers are also included. &lt;/p&gt;&lt;p&gt;&lt;/p&gt;</text:p>
          </table:table-cell>
        </table:table-row>
        <table:table-row table:style-name="ro1">
          <table:table-cell office:value-type="string" calcext:value-type="string">
            <text:p>p15140coll51</text:p>
          </table:table-cell>
          <table:table-cell office:value-type="string" calcext:value-type="string">
            <text:p>Veterans of Southeast Louisiana</text:p>
          </table:table-cell>
          <table:table-cell office:value-type="string" calcext:value-type="string">
            <text:p>No description</text:p>
          </table:table-cell>
        </table:table-row>
        <table:table-row table:style-name="ro1">
          <table:table-cell office:value-type="string" calcext:value-type="string">
            <text:p>p15140coll52</text:p>
          </table:table-cell>
          <table:table-cell office:value-type="string" calcext:value-type="string">
            <text:p>The STAR- Radiating the Light of Truth on Hansen's Disease</text:p>
          </table:table-cell>
          <table:table-cell office:value-type="string" calcext:value-type="string">
            <text:p>&lt;p&gt;Full text of the STAR Newsletter, 1941 - 2001. (Volumes 1 to 60.) &lt;/p&gt;&lt;p&gt;The STAR, a world renowned international publication educating the public on Hansen's disease (leprosy), was created in 1941 by National Leprosarium patient Stanley Stein in Carville, Louisiana.&lt;/p&gt;&lt;p&gt;Current issues of the STAR are available from The Forty and Eight: La Societe des Quarante Hommes et Huit Chevaux: http://www.fortyandeight.org/the-star/&lt;/p&gt;&lt;p&gt;&lt;/p&gt;&lt;p&gt;Using this resource&lt;/p&gt;&lt;p&gt;Search the collection by keyword in the search box above.&lt;/p&gt;&lt;p&gt;The Star Numeric Index (1941-1977): http://www.louisianadigitallibrary.org/u?/p15140coll52,624&lt;/p&gt;&lt;p&gt;Index is divided into 4 eras and 6 main headings (see below). To use index, identify the era and main heading, then browse for related terms. Use the numbering system to locate the article in an individual issue. Numbering system is volume - issue - page, i.e.: 1-3-10 would indicate volume 1, issue 3, page 10 of the STAR.&lt;/p&gt;&lt;p&gt;Major indexed headings of Numeric Index:&lt;/p&gt;&lt;p&gt;Eras of Numeric Index&lt;/p&gt;&lt;p&gt;The Star Subject Index (1941-1961):http://www.louisianadigitallibrary.org/u?/p15140coll52,450&lt;/p&gt;&lt;p&gt;To use, browse terms in beginning of document, then consult subject page for exact location. &lt;/p&gt;&lt;p&gt;&lt;/p&gt;&lt;p&gt;The STAR is a collaborative project between the LSUHSC - New Orleans Library and the National Hansen's Disease Programs Museum in Carville, Louisiana. More information available on the collection's About page.&lt;/p&gt;</text:p>
          </table:table-cell>
        </table:table-row>
        <table:table-row table:style-name="ro1">
          <table:table-cell office:value-type="string" calcext:value-type="string">
            <text:p>p15140coll54</text:p>
          </table:table-cell>
          <table:table-cell office:value-type="string" calcext:value-type="string">
            <text:p>William J. Thornton Music Collection</text:p>
          </table:table-cell>
          <table:table-cell office:value-type="string" calcext:value-type="string">
            <text:p>&lt;p&gt;&lt;/p&gt;&lt;p&gt;This collection consists of nearly 60 digital recordings of music composed by William James Thornton Jr. Approximately 30 recordings also have corresponding printable digitized scores available in PDF form.&lt;/p&gt;&lt;p&gt;William James Thornton Jr. (1919-1996) earned a bachelor’s degree (1941) and master of music degree (1948) from Louisiana State University. From 1942-1946 Thornton served in the United States Air Force Special Services, touring the South Pacific as music director and composing over 180 compositions and musicals. The script of Gen. Clerk of the U.S. Army (c.1945) is the only manuscript to have survived from this period, according to a handwritten note in the collection that details that he burned most of them because of his desire to be considered a ‘serious’ composer.&lt;/p&gt;&lt;p&gt;After his PhD from the University of Southern California, Thornton held many appointments as a music educator before landing at Trinity University in San Antonio, Texas, where he spent the majority of his professional career. In 1980, he earned the prestigious title of Professor Emeritus at Trinity University and after his retirement in 1988, he accepted a lecturer position in music composition at the University of Texas at San Antonio.&lt;/p&gt;&lt;p&gt;Thornton was a prolific composer and created works for a wide range of mediums including film, musicals, and one electronic piece title ‘Water Tower Music’ for Electro-Magnetic Tape (1984). He has received numerous awards including first prize in the 1945 National Federation of Music Clubs Young Composers Contest for his Sonatina for Violin and Piano (1944), the Performance Award of the Symposium of Western Composers, and the Carolyn Alchin Award to study composition with Pulitzer Prize-winner Roger Sessions.&lt;/p&gt;&lt;p&gt;The William J. Thornton Papers (1939-1998) consist primarily of manuscripts, acetate record discs, and cassette and reel-to-reel audio and video tape recordings. Recordings and a selection of corresponding scores have been digitized and are available as the William J. Thornton Music Collection in this Louisiana Digital Library collection.&lt;/p&gt;</text:p>
          </table:table-cell>
        </table:table-row>
        <table:table-row table:style-name="ro1">
          <table:table-cell office:value-type="string" calcext:value-type="string">
            <text:p>p15140coll56</text:p>
          </table:table-cell>
          <table:table-cell office:value-type="string" calcext:value-type="string">
            <text:p>Sobre las Olas- Mexican Music from Nineteenth-Century New Orleans</text:p>
          </table:table-cell>
          <table:table-cell office:value-type="string" calcext:value-type="string">
            <text:p>&lt;p&gt;&lt;/p&gt;&lt;p&gt;&lt;/p&gt;&lt;p&gt;&lt;/p&gt;&lt;p&gt; <text:s/>View all items in the Collection &lt;/p&gt;&lt;p&gt; &lt;/p&gt;&lt;p&gt; &lt;/p&gt;&lt;p&gt;In 1884, Payen's Eighth Cavalry Mexican Band performed to great acclaim at the New Orleans World Cotton Centennial Exposition (see LSU Libraries related collection "New Orleans Centennial Exposition Stereoscopic Views"), setting off a popular craze for Mexican and Cuban music in the city. &lt;/p&gt;&lt;p&gt; &lt;/p&gt;&lt;p&gt;This digital collection contains forty-eight pieces of sheet music performed at the Exposition or written by Mexican composers who worked in Louisiana in the late 19th century, including Juventino Rosas, whose song "Sobre Las Olas" ("Over the Waves") went on to become one of the most popular melodies of its day. The original sheet music is housed at LSU Libraries' Special Collections Library.&lt;/p&gt;&lt;p&gt; &lt;/p&gt;</text:p>
          </table:table-cell>
        </table:table-row>
        <table:table-row table:style-name="ro1">
          <table:table-cell office:value-type="string" calcext:value-type="string">
            <text:p>p15140coll57</text:p>
          </table:table-cell>
          <table:table-cell office:value-type="string" calcext:value-type="string">
            <text:p>Menus, restaurant brochures, and food advertising flyers from the Louisiana Re</text:p>
          </table:table-cell>
          <table:table-cell office:value-type="string" calcext:value-type="string">
            <text:p>No description</text:p>
          </table:table-cell>
        </table:table-row>
        <table:table-row table:style-name="ro1">
          <table:table-cell office:value-type="string" calcext:value-type="string">
            <text:p>p15140coll58</text:p>
          </table:table-cell>
          <table:table-cell office:value-type="string" calcext:value-type="string">
            <text:p>Louisiana Menu and Restaurant Collection</text:p>
          </table:table-cell>
          <table:table-cell office:value-type="string" calcext:value-type="string">
            <text:p>&lt;p&gt;The Louisiana Research Collection (LaRC) preserves extensive holdings documenting Louisiana’s food and cooking culture, including several thousand menus, restaurant brochures, bar flyers, and other items essential for understanding the cuisine and food industry of our state.&lt;/p&gt;&lt;p&gt; &lt;/p&gt;&lt;p&gt;This online collection comprises three parts. Currently available are restaurant menus from the 1930s to the present. LaRC also preserves menus and brochures for hotel restaurants, as well as drink lists and promotional flyers for bars. Those extend to the 1910s and will go online during the summer and fall of 2012. Third, LaRC preserves banquet menus for organizations holding meetings and conventions. Extending back to the 1870s, we hope to put those online in the fall of 2012 and spring of 2013.&lt;/p&gt;&lt;p&gt; &lt;/p&gt;&lt;p&gt;While this online collection can be an invaluable service to researchers, we hope it will also spur a greater awareness of the importance of menus and restaurant brochures in documenting and preserving Louisiana foodways. This will therefore be an ongoing collection with new items added as we receive them.&lt;/p&gt;&lt;p&gt; &lt;/p&gt;&lt;p&gt;If you have a Louisiana menu or a menu collection, please contact us at larc@tulane.edu or 504-314-7833 so we can permanently preserve it and make it available to researchers from around the world.&lt;/p&gt;&lt;p&gt; &lt;/p&gt;&lt;p&gt;Note that LaRC’s menu and food brochure collection is only one part of its extensive holdings about Louisiana’s food heritage, including cookbooks, guidebooks, and publications of Louisiana food processors; publications and reports of food, dining, and agricultural trade organizations; and publications of food and wine clubs. The Louisiana Research Collection is a major research source for food professional organizations, clubs, and food service industries in Louisiana, preserving such serial titles as Dough Boy (Published in the Interest of the Southern Bakery Industry), Louisiana Grocer, and The Mixer, official organ of the Master Bakers' Association of New Orleans, as well as documents about Louisiana gourmand clubs, such as the Confrérie des chevaliers du Tastevin and the Ancient Order of Creole Gourmets.&lt;/p&gt;&lt;p&gt;&lt;/p&gt;&lt;p&gt;LaRC also preserves archival holdings pertaining to food and foodways in Louisiana, such as the Lafcadio Hearn papers (which include Creole recipes, proverbs and remedies loaned to Hearn by Dr. Rudolph Matas), the Jackson Brewing Company records, and the recipe books of noted sculptor Angela Gregory’s mother and grandmother.&lt;/p&gt;&lt;p&gt;&lt;/p&gt;&lt;p&gt;To search our holdings and to learn more about how you can help preserve Louisiana’s food heritage, please visit the LaRC website.&lt;/p&gt;</text:p>
          </table:table-cell>
        </table:table-row>
        <table:table-row table:style-name="ro1">
          <table:table-cell office:value-type="string" calcext:value-type="string">
            <text:p>p15140coll6</text:p>
          </table:table-cell>
          <table:table-cell office:value-type="string" calcext:value-type="string">
            <text:p>Lettres de Louisiane</text:p>
          </table:table-cell>
          <table:table-cell office:value-type="string" calcext:value-type="string">
            <text:p>&lt;p&gt;&lt;/p&gt;&lt;p&gt; &lt;/p&gt;&lt;p&gt;To view the corpus of letters, click on the link below:&lt;/p&gt;&lt;p&gt; &lt;/p&gt;&lt;p&gt;Lettres de Louisiane&lt;/p&gt;&lt;p&gt; &lt;/p&gt;&lt;p&gt;Or browse by:&lt;/p&gt;&lt;p&gt; &lt;/p&gt;&lt;p&gt; &lt;/p&gt;&lt;p&gt; Search the Letters:&lt;/p&gt;&lt;p&gt; &lt;/p&gt;&lt;p&gt;The Lettres de Louisiane database, funded by the French government in 2007-2008, is a collection of 38 letters written in French by Louisianans about the French Revolution. This corpus highlights Louisiana's strong cultural, linguistic, and social ties with France.&lt;/p&gt;&lt;p&gt; &lt;/p&gt;&lt;p&gt;The goal of this ongoing project is to enhance access to rare and understudied French documents held in the Special Collections by providing images of the original documents along with transcriptions in the Louisiana Digital Library. For the initial selection, Dr. Carole Salmon chose approximately 40 documents, mostly manuscripts, taking into consideration factors such as the author's profession and social status in France following the French Revolution.&lt;/p&gt;&lt;p&gt; &lt;/p&gt;&lt;p&gt;The French Revolution was an event of tremendous importance, and one which had profound impact on most of the world. Outside of Europe this was especially true of the French Caribbean colonies, and the Spanish colony of Louisiana. Many Louisianians felt a great attachment to France, and throughout the Spanish reign pushed to have the colony retroceded. After the revolution, particularly after the publication of Citizen Edmund Charles Genet's 1792 pamphlet calling for uprising (and promising French support), it looked as though those discontented with Spanish rule might have cause for celebration. Alas, though French revolutionary influence played a factor in several small revolts and demonstrations across the colony from New Orleans to Natchez, it did not lead to successful revolution, or force a retrocession from Spanish hands back to the French. Indeed, the colony did not retrocede until nearly a decade later in 1800.&lt;/p&gt;&lt;p&gt; &lt;/p&gt;&lt;p&gt;The Lettres de Louisiane collection demonstrates the depth of connection felt by many Louisianians to France. The French identifying people of New Orleans demonstrated in the streets during the years immediately following the Revolution. Songs were invented and plays staged that contained themes of popular uprising and even the execution of royals and the Spanish regime. At the same time, however, there were royalists and French refugees, particularly from the French colony of St. Dominque, taking up residence in the city as well. Fear of slave revolt, fresh in the memory of the St. Domingue refugees, had a chilling effect on the willingness of the French planters to throw their lot in with the agitators in the city.&lt;/p&gt;&lt;p&gt;Louisiana Early English Corpus&lt;/p&gt;&lt;p&gt;Early Louisiana French Correspondence&lt;/p&gt;</text:p>
          </table:table-cell>
        </table:table-row>
        <table:table-row table:style-name="ro1">
          <table:table-cell office:value-type="string" calcext:value-type="string">
            <text:p>p15140coll60</text:p>
          </table:table-cell>
          <table:table-cell office:value-type="string" calcext:value-type="string">
            <text:p>Records of the French Superior Council (1714-1769)</text:p>
          </table:table-cell>
          <table:table-cell office:value-type="string" calcext:value-type="string">
            <text:p>No description</text:p>
          </table:table-cell>
        </table:table-row>
        <table:table-row table:style-name="ro1">
          <table:table-cell office:value-type="string" calcext:value-type="string">
            <text:p>p15140coll7</text:p>
          </table:table-cell>
          <table:table-cell office:value-type="string" calcext:value-type="string">
            <text:p>University of New Orleans Senior Honors Theses</text:p>
          </table:table-cell>
          <table:table-cell office:value-type="string" calcext:value-type="string">
            <text:p>&lt;p&gt;ATTENTION: This collection covers Honors Theses submitted through Summer 2011. Theses submitted from Fall 2011-present are available at http://scholarworks.uno.edu/honors_theses/.&lt;/p&gt;&lt;p&gt;&lt;/p&gt;&lt;p&gt;The University of New Orleans Honors Program is designed to challenge academically astute students, offer a curriculum that will prepare them for success in their respective fields, and reward those motivated and competitive enough to achieve high academic goals. Besides earning the distinction that accompanies academic success, honors students participate in small, challenging classes taught by select faculty. They also have the opportunity to contract with professors of regular classes to receive honors credit by fulfilling additional academic requirements. The senior honors thesis requirement allows students to immerse themselves in advanced independent study, utilizing the experience and guidance of their thesis adviser.&lt;/p&gt;&lt;p&gt;&lt;/p&gt;&lt;p&gt; To qualify for membership, first semester freshmen must have a composite ACT score of 26 (with at least a 27 in English), or be invited by the Honors Director. Continuing or transfer students may also qualify with a 3.25 cumulative GPA. Students maintain their Honors status based on academic performance. &lt;/p&gt;&lt;p&gt;&lt;/p&gt;&lt;p&gt; As students pursue their various degrees, they must satisfactorily complete 30 hours of honors credit.These may be taken as special honors classes (listed in the bulletin), or contracted honors classes ("Honors Options"). The only required Honors classes are these: Arts and Sciences 1119, an exploration of Greek literature and philosophy; and ENGL 1159, which satisfies the English composition requirement, or ENGL 2279, which fulfills a literature requirement. (A&amp;S 1119 counts as a social science or humanities elective, and it must be taken concurrently with either of the Honors English courses.) These courses should be taken in a student's first or second semester. As seniors, Honors students must complete an Honors thesis. This involves registering for six hours of Honors thesis credit, three to be taken in each of the last two semesters. A student will typically choose an adviser and begin research in the next-to-last undergraduate semester and complete the written portion in the last semester under the direction of the chosen adviser and the director of the Honors Program. Successful completion of these requirements allows a student to graduate with University and Departmental Honors. &lt;/p&gt;&lt;p&gt;&lt;/p&gt;&lt;p&gt; Access to the theses in this collection is "restricted" by the Honors Program. Descriptive metadata is available to all, but the item is only available to users on the UNO campus. You may request these items through your library's Interlibrary Loan unit. &lt;/p&gt;&lt;p&gt;&lt;/p&gt;&lt;p&gt; More information about the University of New Orleans Honors Program can be found at http://www.honors.uno.edu&lt;/p&gt;&lt;p&gt; &lt;/p&gt;&lt;p&gt;Browse by Department&lt;/p&gt;&lt;p&gt;&lt;/p&gt;&lt;p&gt;Browse by Date Degree Awarded&lt;/p&gt;&lt;p&gt;To refine your search, click "Advanced Search" at the top of the page or click "Browse UNO Senior Honors Theses" to browse all materials in the collection.&lt;/p&gt;</text:p>
          </table:table-cell>
        </table:table-row>
        <table:table-row table:style-name="ro1">
          <table:table-cell office:value-type="string" calcext:value-type="string">
            <text:p>p16313coll1</text:p>
          </table:table-cell>
          <table:table-cell office:value-type="string" calcext:value-type="string">
            <text:p>Andrew Augustus Gunby Photograph Collection</text:p>
          </table:table-cell>
          <table:table-cell office:value-type="string" calcext:value-type="string">
            <text:p>&lt;p&gt;The Andrew Augustus Gunby Collection contains photographic images of the family and friends of Andrew Augustus Gunby (1849-1917) who was a lawyer, educator, author, and Louisiana appeals court judge (1881-1892) from Monroe, Louisiana. Family includes Gunby’s grandfather, Colonel Thomas Cunningham Standifer and Gunby’s son, Colonel Thomas Standifer Gunby.  Gunby papers can be found in Special Collections (M-80-23) and at Louisiana State University Special Collections (Mss.3266). Gunby was a graduate of LSU and was a founder of the Louisiana Chautauqua near Ruston. He was active in the anti-lottery campaign of 1892.  Many of the images were taken by well-known photograhers of the time.  &lt;/p&gt;</text:p>
          </table:table-cell>
        </table:table-row>
        <table:table-row table:style-name="ro1">
          <table:table-cell office:value-type="string" calcext:value-type="string">
            <text:p>p16313coll10</text:p>
          </table:table-cell>
          <table:table-cell office:value-type="string" calcext:value-type="string">
            <text:p>LSU Libraries Postcard Collections</text:p>
          </table:table-cell>
          <table:table-cell office:value-type="string" calcext:value-type="string">
            <text:p>&lt;p&gt;&lt;/p&gt;&lt;p&gt;This digital collection contains two different postcard collections found in the LSU Libraries Special Collections Louisiana and Lower Mississippi Valley manuscript collections.&lt;/p&gt;&lt;p&gt; &lt;/p&gt;&lt;p&gt;Keyword Search &lt;/p&gt;&lt;p&gt; &lt;/p&gt;&lt;p&gt; &lt;/p&gt;&lt;p&gt;Browse alphabetically by Place&lt;/p&gt;&lt;p&gt; &lt;/p&gt;&lt;p&gt;The Mississippi and Louisiana postcard collection, 1906-1939 contains 93 items. VIEW ALL&lt;/p&gt;&lt;p&gt;The postcards in this collection depict commercial buildings, residences, churches, monuments, hotels, schools, and streets mostly situated in Bay St. Louis, Miss. Among these buildings and structures are the Osoinach's Opera House, Pass Marian lighthouse, and Our Lady of the Gulf Catholic Church, which was erected in 1850 and destroyed by fire in 1907. Collection also includes similar postcards of buildings and structures in several other Mississippi and Louisiana locations, including New Orleans and Baton Rouge. Others depict storm damage along an unidentified beach. This manuscript group includes materials originally accessioned as Mss. 4483.&lt;/p&gt;&lt;p&gt; &lt;/p&gt;&lt;p&gt;The Louisiana postcard collection, 1904-1951 is comprised of 517 items. VIEW ALL&lt;/p&gt;&lt;p&gt;The postcards depict subjects in towns and regions of Louisiana and some areas of Mississipi and Wyoming. Louisiana towns and regions best represented in the collection include Abita Springs, Alexandria, Baton Rouge, Bogalusa, Convent, Covington, Donaldsonville, Franklin, Hammond, Houma, Jennings, Lake Charles, Mandeville, Monroe, Morgan City, New Orleans, Plaquemine, Saint Francisville, Shreveport, and Thibodaux. This manuscript group includes materials originally accessioned as Mss. 3645, 3754.&lt;/p&gt;</text:p>
          </table:table-cell>
        </table:table-row>
        <table:table-row table:style-name="ro1">
          <table:table-cell office:value-type="string" calcext:value-type="string">
            <text:p>p16313coll11</text:p>
          </table:table-cell>
          <table:table-cell office:value-type="string" calcext:value-type="string">
            <text:p>WTUL - a collection from Tulane University's independent radio station</text:p>
          </table:table-cell>
          <table:table-cell office:value-type="string" calcext:value-type="string">
            <text:p>&lt;p&gt;WTUL is a progressive/alternative FM radio outlet in New Orleans, <text:s/>Louisiana, operating at 91.5 MHz. The station, operated primarily by <text:s/>students of Tulane University since 1962, offers a mix of cutting-edge <text:s/>progressive, electronica, classical, New Age, straight ahead jazz, folk, <text:s/>blues Latin, world reggae, show tunes, kid's show and an eclectic mix <text:s/>of a variety of genres. <text:s/>On air since 1959, this collection contains a wide range of the <text:s/>station's and Tulane University's history as seen through the <text:s/>perspective of students and music. Much of this material, including Vox <text:s/>publications, event flyers, selected playlists, DJ schedules, audio <text:s/>recorded interviews and other WTUL produced audio content, FCC <text:s/>documentation, station promos and more from the station's birth in 1959 <text:s/>to the present.&lt;/p&gt;&lt;p&gt;&lt;/p&gt;&lt;p&gt;Click here to see all of the WTUL audio items&lt;/p&gt;&lt;p&gt;&lt;/p&gt;&lt;p&gt;Click here to see all of the Vox Humana issues&lt;/p&gt;</text:p>
          </table:table-cell>
        </table:table-row>
        <table:table-row table:style-name="ro1">
          <table:table-cell office:value-type="string" calcext:value-type="string">
            <text:p>p16313coll12</text:p>
          </table:table-cell>
          <table:table-cell office:value-type="string" calcext:value-type="string">
            <text:p>Tulane University Theses and Dissertations Archive</text:p>
          </table:table-cell>
          <table:table-cell office:value-type="string" calcext:value-type="string">
            <text:p>&lt;p&gt;The Theses &amp; Dissertations Archive allows for the public access of post-2011 theses &amp; dissertations at Tulane University.&lt;/p&gt;</text:p>
          </table:table-cell>
        </table:table-row>
        <table:table-row table:style-name="ro1">
          <table:table-cell office:value-type="string" calcext:value-type="string">
            <text:p>p16313coll13</text:p>
          </table:table-cell>
          <table:table-cell office:value-type="string" calcext:value-type="string">
            <text:p>Tulane University Football Programs</text:p>
          </table:table-cell>
          <table:table-cell office:value-type="string" calcext:value-type="string">
            <text:p>&lt;p&gt;This collection of Tulane University football programs offers a review of Tulane football history, traditions, <text:s/>coaches and players in a picturesque and informative manner. <text:s/>The programs not only give descriptions of the <text:s/>players and coaches, they also present reviews of past games and seasons, and many of them contain news and <text:s/>photographic sections featuring different aspects of campus and collegiate life. Beyond the athletic material, <text:s/>the programs present detailed snapshots of what was popular in the consumer realm, with graphics and advertisements <text:s/>that vary through time. <text:s/>Finally, the artwork on many of the Tulane football programs has become iconic, with the <text:s/>"Greenie" character popularized by John Chase in the 1950s experiencing a renaissance in the present day. &lt;/p&gt;</text:p>
          </table:table-cell>
        </table:table-row>
        <table:table-row table:style-name="ro1">
          <table:table-cell office:value-type="string" calcext:value-type="string">
            <text:p>p16313coll14</text:p>
          </table:table-cell>
          <table:table-cell office:value-type="string" calcext:value-type="string">
            <text:p>Tulane University Band Historical Collection</text:p>
          </table:table-cell>
          <table:table-cell office:value-type="string" calcext:value-type="string">
            <text:p>&lt;p&gt;The Tulane University Band Historical Collection contains digitized recordings of the Tulane University Band as well as images of the original record jackets. Created between 1956 and 1981, these recordings feature several of the original compositions and arrangements of John Morrissey and Ted Demuth, both of whom conducted the University Band during this period. The original recordings are part of the Music &amp; Media Center’s rare collections.&lt;/p&gt;</text:p>
          </table:table-cell>
        </table:table-row>
        <table:table-row table:style-name="ro1">
          <table:table-cell office:value-type="string" calcext:value-type="string">
            <text:p>p16313coll15</text:p>
          </table:table-cell>
          <table:table-cell office:value-type="string" calcext:value-type="string">
            <text:p>Mexican Incunabula (1559-1600) at the Latin American Library</text:p>
          </table:table-cell>
          <table:table-cell office:value-type="string" calcext:value-type="string">
            <text:p>&lt;p&gt;The first printing press in the New World is established in Mexico City in 1539. Because printing was concevied by the Spaniards as a tool for missionaries in the Christianization of Indian populations, these early imprints consisted primarily of grammars and vocabularies of native Indian languages, as well as instructional religious tracts. This collection provides digitized images of some of the earliest products of Mexican printing presses (1539-1600). In addition to making available some of the earliest imprints produced in the New World, this collection provides important and rare sources for the study of the first phases of the Spanish enterprise in the New World, as well as initial forms of encounter between Native Americans and Europeans. These works also provide valuable insights into native languages and cultures during the first decades of contact. Early Mexican imprints are quite rare, and the Latin American Library houses nine of these titles. The total number of pages is approximately 2600. The texts are in Spanish, Purépecha and Nahuatl.&lt;/p&gt;&lt;p&gt;The Mexican Incunabula at the Latin American Library (1559-1600) collection represents the Latin American Library’s contribution to a larger project called Impresos Mexicanos del Siglo XVI initiated by a small group of institutions in the United States and Mexico. The goal of the project is to create an on-line digital collection of early Mexican imprints that will include at least one copy of the existing 136 titles and as many additional versions of each as possible. The Primeros Libros de las Américas collection available at http://www.primeroslibros.org continues to grow as partner institutions join the project.&lt;/p&gt;&lt;p&gt; &lt;/p&gt;&lt;p&gt;En 1539, se estableció  la primera imprenta del Nuevo Mundo en México.  Dado que los españoles consideraban la imprenta como instrumento para la evangelización de los pueblos indígenas, estos primeros impresos consistían principalmente en gramáticas y vocabularios de idiomas nativos y tratados didácticos religiosos.  La colección Mexican Incunabula at the Latin American Library (1559-1600)[Impresos Incunables Mexicanos (1559-1600) de la Biblioteca Latinoamericana] ofrece copias digitales en formato pdf de estos primeros productos de la imprenta  mexicana (1539-1600).  Además de hacer disponibles en forma digital algunos de los primeros impresos del Nuevo Mundo, esta colección representa una fuente indispensable para el estudio de la primera fase de la empresa española en el Nuevo Mundo.  Estas obras ofrecen también valiosos aportes sobre los primeros contactos entre indígenas y europeos, y también sobre las culturas e idiomas indígenas en estas primeras décadas.  Los  incunables mexicanos son obras sumamente raras.  De los 220  títulos identificados, se han identificado apenas 136 títulos en repositorios del mundo entero.   Nueve de estos impresos se encuentran en el acervo de la Biblioteca Latinoamericana.  En total, estos nueve incunables contienen aproximadamente 2.600 páginas.  Los textos están en español, purépecha, y náhuatl.&lt;/p&gt;&lt;p&gt;Esta colección también representa la contribución de la Biblioteca Latinoamericana al proyecto llamado Impreso Mexicanos del Siglo XVI que se realizó un grupo de siete instituciones en los Estados Unidos y México. El objetivo definitivo del proyecto es construir una colección digital accesible por Internet de los primeros impresos mexicanos, y que consistirá por lo menos un ejemplar de cada impresión única sobreviviente y las cuantas copias sea posible.  Se encuentra la colección de Primeros Libros de las Américas con la url: http://www.primeroslibros.org.&lt;/p&gt;&lt;p&gt;This collection is best viewed with a browser other than Firefox. Optimal browsers include Chrome, Internet Explorer or Safari. Firefox does not render the PDFs accurately, however they do display. The result is very washed out and over-exposed.&lt;/p&gt;&lt;p&gt;Alerta sobre el buscador: El buscador Mozilla Firefox no es apto para ver esta colección. El buscador más compatible es Chrome, Internet Explorer o también Safari. Firefox no lee los documentos PDF con precisión, aunque sí los muestra. Como resultado, las imágenes aparecen blanqueadas.&lt;/p&gt;&lt;p&gt; &lt;/p&gt;&lt;p&gt;Click here to browse all items and view metadata items&lt;/p&gt;&lt;p&gt; &lt;/p&gt;&lt;p&gt;View items as Flip Books (requires Flash)&lt;/p&gt;&lt;p&gt;1559, Gilberti - Dialogo de Doctrina Christiana en La Lengua de Mechuaca&lt;/p&gt;&lt;p&gt;1559, Gilberti - Vocabulario en Lengua de Mechuaca&lt;/p&gt;&lt;p&gt;1565, Espinosa - Confesionario Mayor, en Lengua Mexicana y Castellana&lt;/p&gt;&lt;p&gt;1565, P Ocharte - Doctrina Xpiana Breve y Copediosa&lt;/p&gt;&lt;p&gt;1571, Espinosa - Vocabvlario en Lengva Castellana y Mexicana&lt;/p&gt;&lt;p&gt;1575, P Balli - Doctrina Mhristiana Mvy Cvmplida&lt;/p&gt;&lt;p&gt;1595, Balli - Arte Mexicana&lt;/p&gt;&lt;p&gt;1599, Baptista - Confessionario en Lengua Mexicana y Castellana&lt;/p&gt;&lt;p&gt;1600, M Ocharte - Advertencias para Los Confessores de Los Naturales&lt;/p&gt;&lt;p&gt;1600, M Ocharte - Advertencias para Los Confessores de Los Naturales Part 2&lt;/p&gt;</text:p>
          </table:table-cell>
        </table:table-row>
        <table:table-row table:style-name="ro1">
          <table:table-cell office:value-type="string" calcext:value-type="string">
            <text:p>p16313coll16</text:p>
          </table:table-cell>
          <table:table-cell office:value-type="string" calcext:value-type="string">
            <text:p>Early Images of Latin America</text:p>
          </table:table-cell>
          <table:table-cell office:value-type="string" calcext:value-type="string">
            <text:p>&lt;p&gt;"Early Images of Latin America" provides 1,136 images from the Latin American Library’s Image Archive documenting people, places, landscapes, urban and rural scenes in various countries of the region from the mid-19th century to c. 1910. Images come from an array of sources, such as promotional albums compiled as travel souvenirs for tourists, studio portraits, personal photographic albums, glass lantern slides and stereoscopic images, as well as images captured by professional and amateur photographers. The geographic scope of the collection includes Argentina, Brazil, Costa Rica, Cuba, Guatemala, Honduras, Jamaica, Mexico, Panama, Peru, and Uruguay, with particular focus on the cities of Buenos Aires, Havana, Lima, Mexico City, Montevideo, Rio de Janeiro, San José de Costa Rica, and Tegucigalpa. &lt;/p&gt;&lt;p&gt;The collection features a variety of urban inhabitants and street scenes, waterfronts, botanical parks, and city architecture and landmarks. Rural views capture the production of coffee, bananas, tobacco, and sugar in haciendas and estancias, along with some portraits of local indigenous people, rural laborers, gauchos, and peasants. A selection from Panama highlights early phases of the construction of the Panama Canal and the daily life of people living and working along the Canal Zone.&lt;/p&gt;&lt;p&gt;Included are several collections by some of the region's earliest and most prominent photographers such as Marc Ferrez, Courret y Hermanos, Abel Briquet, Sanfred Robinson, Antíoco Cruces y Luis Campa, Arturo W. Boote &amp; Cía. among others.&lt;/p&gt;&lt;p&gt;La colección “Early Images of Latin America” [“Primeras Imágenes de Latinoamérica”]  ofrece un panorama documental fascinante de la vida moderna en las ciudades y sectores rurales de Latinoamérica desde mediados del siglo diecinueve hasta aproximadamente 1910.  La colección cuenta con más de 1.800 imágenes del archivo fotográfico de la Biblioteca Latinoamérica de la Universidad de Tulane seleccionadas en torno a varias temáticas tales como transporte fluvial, marítimo y terrestre, turismo, producción agrícola, arte y arquitectura, industrialización, vida cotidiana en centros urbanos, jardines botánicos y parques, paisajes de la naturaleza, inmigración, y el canal de Panamá.  Las imágenes provienen de una variedad de fuentes tales como álbumes de fotos comerciales de promoción, álbumes de familia y personales, retratos,  placas de linterna e imágenes estereoscópicas.  Las imágenes han sido tomadas por fotógrafos profesionales así como aficionados.  Geográficamente, la colección abarca gran parte de la región.  Aparecen representados Argentina, Brasil, Costa Rica, Cuba, Guatemala, Honduras, Jamaica, México, Panamá, Perú, y Uruguay, con enfoque especial en las ciudades de Buenos Aires, Habana, Lima, México D.F., Montevideo, Rio de Janeiro, San José de Costa Rica, y Tegucigalpa.&lt;/p&gt;&lt;p&gt; &lt;/p&gt;&lt;p&gt;Entre las imágenes se encuentran vistas de ciudades y de sus habitantes, escenas costeras y portuarias, así como vistas de parques, estructuras arquitectónicas, y monumentos.  Los panoramas rurales captan escenas de la producción de varios alimentos tales como café, banano, azúcar, y tabaco en haciendas y estancias además de retratos de indígenas de varias regiones, labradores, gauchos, y agricultores.  Se incluye también un grupo de imágenes que captan las fases iniciales de la construcción del Canal de Panamá y la vida cotidiana de las familias que vivían y trabajaban en la zona del canal.  Entre los fotógrafos se destacan algunos de los pioneros y de mayor renombre en la región, tales como Marc Ferrez, Courret y Hermanos, Abel Briquet, Sanfred Robinson, Antíoco Cruces y Luis Campa, Arturo W. Boote &amp; Cía., entre otros.&lt;/p&gt;</text:p>
          </table:table-cell>
        </table:table-row>
        <table:table-row table:style-name="ro1">
          <table:table-cell office:value-type="string" calcext:value-type="string">
            <text:p>p16313coll17</text:p>
          </table:table-cell>
          <table:table-cell office:value-type="string" calcext:value-type="string">
            <text:p>Gulf South Decorative and Fine Arts Database</text:p>
          </table:table-cell>
          <table:table-cell office:value-type="string" calcext:value-type="string">
            <text:p>&lt;p&gt;&lt;/p&gt;&lt;p&gt;The Classical Institute of the South is a 501(c)(3) nonprofit organization dedicated to identifying and documenting fine and decorative art objects in the Gulf South and making that information available to all.  We believe that objects are dynamic, provocative, and vital to understanding the past. Since the first Gulf South Field Survey in 2011, fellows and staff of the Classical Institute of the South (CIS) have cataloged over 1,000 objects in private collections dating from the 18th century through the Civil War. The survey spans Alabama, Louisiana, and Mississippi, and we are continually expanding our reach throughout the region. &lt;/p&gt;&lt;p&gt; &lt;/p&gt;&lt;p&gt;So far, the Gulf South Field Study has only scratched the surface of the rich cultural material that survives in the region. In addition to expanding into new physical areas, the CIS also seeks to explore new material evidence of the cultural diversity represented in the Gulf South. As cataloging efforts continue, new information and images will be added to this database in order to draw attention to the objects and to the research possibilities that they present. &lt;/p&gt;&lt;p&gt; &lt;/p&gt;&lt;p&gt;Such an undertaking would not be possible without the cooperation of willing homeowners and institutional partners. The CIS is pleased to participate in the active cultural community of the Gulf South region along with collaborators such as The Historic New Orleans Collection, the Louisiana State Museum in New Orleans, Louisiana, the New Orleans Museum of Art, the LSU Museum of Art in Baton Rouge, Louisiana, the Historic Natchez Foundation in Natchez, Mississippi, and others.  &lt;/p&gt;&lt;p&gt; &lt;/p&gt;&lt;p&gt;The Historic New Orleans Collection has provided advisory and technical support throughout the project, and hosts the database as part of its contributions to the Louisiana Digital Library.&lt;/p&gt;&lt;p&gt; &lt;/p&gt;&lt;p&gt;Visit the Classical Institute of the South's website for news on the progress of the project, highlighted objects, and information on how to get involved. &lt;/p&gt;&lt;p&gt; &lt;/p&gt;&lt;p&gt;Browse all items in the collection&lt;/p&gt;</text:p>
          </table:table-cell>
        </table:table-row>
        <table:table-row table:style-name="ro1">
          <table:table-cell office:value-type="string" calcext:value-type="string">
            <text:p>p16313coll19</text:p>
          </table:table-cell>
          <table:table-cell office:value-type="string" calcext:value-type="string">
            <text:p>LSU Medical Center 1991 Commencement Address by Lindy Boggs</text:p>
          </table:table-cell>
          <table:table-cell office:value-type="string" calcext:value-type="string">
            <text:p>&lt;p&gt;On December 12, 1991, retired Congresswoman, Corrine Lindy Boggs, addressed the graduating students of the Louisiana State University Medical Center during the commencement exercises gathered at the Kiefer UNO Lakefront Arena in New Orleans. Her handwritten notes and the references she used in writing the address were donated to the LSU Health Sciences Center - New Orleans in 2010 by Dr. &amp; Mrs. Thomas Albert Jr. This collection was given to the Library for preservation in 2012.&lt;/p&gt;</text:p>
          </table:table-cell>
        </table:table-row>
        <table:table-row table:style-name="ro1">
          <table:table-cell office:value-type="string" calcext:value-type="string">
            <text:p>p16313coll2</text:p>
          </table:table-cell>
          <table:table-cell office:value-type="string" calcext:value-type="string">
            <text:p>StoryCorps</text:p>
          </table:table-cell>
          <table:table-cell office:value-type="string" calcext:value-type="string">
            <text:p>&lt;p&gt;In 2006 StoryCorps visited Louisiana to record local stories of survival and revival in the year following Hurricane Katrina, which struck on August 29, 2005. They returned in 2010 in partnership with the Natural Resources Defense Council to document the aftermath of the Deepwater Horizon spill. Interviewees included fisherman, doctors, police officers, waitresses, chefs, and more from every walk of life.&lt;/p&gt;&lt;p&gt;The Louisiana and Special Collections Department at the University of New Orleans’s Earl K. Long Library is proud to act as a StoryCorps Community Archive. We host these collections in order to provide easier access to the communities that made them.&lt;/p&gt;&lt;p&gt;As per the library’s agreement with StoryCorps, audio files of the interviews and their associated photographs, logs, and transcripts may only be accessed on campus at the University of New Orleans. However, the database of information about the interviews may be searched anywhere via the Web.&lt;/p&gt;&lt;p&gt; &lt;/p&gt;&lt;p&gt;NOTES ON USING THE StoryCorps COLLECTION:&lt;/p&gt;&lt;p&gt;When you open the page for an interview, it will usually default to a streaming player with audio for the interview, but other resources pertaining to that interview are available in the sidebar on the right side of the screen.&lt;/p&gt;&lt;p&gt;You can identify who is in any attached photos by matching the last few letters of a photo’s filename with one of the codes below:&lt;/p&gt;&lt;p&gt;You may also click on the “Content” tab at the right side of the screen to see a Table of Contents of materials attached to each interview.&lt;/p&gt;&lt;p&gt;Interviews were cataloged by StoryCorps staff and categorized using keywords specific to StoryCorps. These are stored in a “Keywords” field unique to this collection rather than the usual “Subject” field. Users doing an Advanced Search of the StoryCorps collection should take this into consideration.&lt;/p&gt;&lt;p&gt; &lt;/p&gt;&lt;p&gt;Photos in the introductory banner used under Creative Commons Attribution license from Katie Harbath, Adam Zolkover, and Katie Elaine Armstrong. Banner by Michele Billings.&lt;/p&gt;</text:p>
          </table:table-cell>
        </table:table-row>
        <table:table-row table:style-name="ro1">
          <table:table-cell office:value-type="string" calcext:value-type="string">
            <text:p>p16313coll20</text:p>
          </table:table-cell>
          <table:table-cell office:value-type="string" calcext:value-type="string">
            <text:p>Germany’s Wild Medicinal Plants (Deutschlands wildwachsende Arzney-Pflanzen)</text:p>
          </table:table-cell>
          <table:table-cell office:value-type="string" calcext:value-type="string">
            <text:p>&lt;p&gt;Monroe Library’s Special Collections and Archives is proud to display reproductions from one of the most beautiful volumes in our collection, Deutschlands wildwachsende Arzney-Pflanzen by German botanist Johann Gottlieb Mann. Published in 1828, Deutschlands wildwachsende Arzney-Pflanzen (Germany’s Wild Medicinal Plants) contains hand-colored lithographs of medical plants, flowers, and fruits. Following the illustrations is the Latin name and German description for each plant. &lt;/p&gt;&lt;p&gt;In the introduction to the volume, Mann states that his goal in publishing the work was two-fold: to present a collection of realistic drawings of medicinal plants for the use of doctors, veterinarians and pharmacists who would not otherwise have the time or opportunity to study the plants in nature, and to give a simple and precise description of the plants along with where they may be found and when they are in season. Mann’s illustrations transcend their original, utilitarian purpose of assisting medical professionals, however; they are works of art.&lt;/p&gt;&lt;p&gt;This digital collection includes selections of illustrations from the book. To view the book in its entirety, contact Loyola University Special Collections &amp; Archives at archives@loyno.edu.&lt;/p&gt;</text:p>
          </table:table-cell>
        </table:table-row>
        <table:table-row table:style-name="ro1">
          <table:table-cell office:value-type="string" calcext:value-type="string">
            <text:p>p16313coll21</text:p>
          </table:table-cell>
          <table:table-cell office:value-type="string" calcext:value-type="string">
            <text:p>Clarence John Laughlin Photograph Collection</text:p>
          </table:table-cell>
          <table:table-cell office:value-type="string" calcext:value-type="string">
            <text:p>No description</text:p>
          </table:table-cell>
        </table:table-row>
        <table:table-row table:style-name="ro1">
          <table:table-cell office:value-type="string" calcext:value-type="string">
            <text:p>p16313coll22</text:p>
          </table:table-cell>
          <table:table-cell office:value-type="string" calcext:value-type="string">
            <text:p>Louisiana Photographs Collection</text:p>
          </table:table-cell>
          <table:table-cell office:value-type="string" calcext:value-type="string">
            <text:p>&lt;p&gt;The Louisiana Photographs Collection holds historic photos compiled and housed in the Louisiana and Special Collections department of UNO's Earl K. Long Library. Materials generally have some relation to New Orleans or Louisiana. An inventory for the physical collection associated with this digital collection can be found at http://library.uno.edu/specialcollections/inventories/000.htm.&lt;/p&gt;&lt;p&gt;Descriptions are searchable for all photos in the collection, but the photos whose copyright status is uncertain may only be viewed on-site at the UNO Earl K. Long Library. Please contact us for more information.&lt;/p&gt;&lt;p&gt;Search the collection by using the search bar above.&lt;/p&gt;&lt;p&gt;Browse generally by clicking the "Browse LA Photographs Collection" link above.&lt;/p&gt;&lt;p&gt;Browse by photo subject using the box below:&lt;/p&gt;&lt;p&gt; &lt;/p&gt;</text:p>
          </table:table-cell>
        </table:table-row>
        <table:table-row table:style-name="ro1">
          <table:table-cell office:value-type="string" calcext:value-type="string">
            <text:p>p16313coll23</text:p>
          </table:table-cell>
          <table:table-cell office:value-type="string" calcext:value-type="string">
            <text:p>Charles V. Booth Collection</text:p>
          </table:table-cell>
          <table:table-cell office:value-type="string" calcext:value-type="string">
            <text:p>&lt;p&gt;DIGITAL COLLECTION NOTE&lt;/p&gt;&lt;p&gt; &lt;/p&gt;&lt;p&gt;Photos in this collection serve as digital surrogates to protect fragile, fading photos in the Charles V. Booth Collection (MSS 292) at the Earl K. Long Library at the University of New Orelans. Only photos from "Series III Visual Materials, Subseries III.1 Photographs of trucks" are included. Due to potential copyright restrictions, these scans must be viewed on campus.&lt;/p&gt;&lt;p&gt; &lt;/p&gt;&lt;p&gt;HISTORICAL NOTE&lt;/p&gt;&lt;p&gt; &lt;/p&gt;&lt;p&gt;The first organized Mardi Gras truck parade in New Orleans followed Rex down Canal Street on March 5, 1935, when fifty-six different groups riding on decorated trucks banded together to form the Elks Krewe of Orleanians.  Many of the participants were members of fraternities, sororities, neighborhood social clubs, and schools.  In addition to the Elks trucks, numerous other decorated trucks were sponsored by independent carnival clubs, for a total of nearly one hundred vehicles in the first truck parade. In New Orleans, street celebrations have commemorated Mardi Gras at least since February 24, 1857, when the Mistick Krewe of Comus held its inaugural parade.  The routes of the major parades included St. Charles Avenue, Canal Street, Royal Street, and other principal streets in downtown New Orleans and the French Quarter.  After World War I, some maskers, who had theretofore celebrated as they walked and danced through the streets, formed groups to ride on home-decorated trucks of various description.  The parade routes were heavily policed, however, and the trucks were not permitted to parade on major streets.  As time passed, the number of trucks and the quality of their decoration increased, and something of a competition burgeoned among the truck groups.  By the late 1920s and early 1930s, decorations were becoming increasingly elaborate. After riding on a decorated truck sponsored by the local Lodge #30 of the Benevolent and Protective Order of Elks in 1933, Chris R. Valley conceived the idea of organizing the independent trucks into a parade which would follow Rex on the established parade route.  On September 6, 1934, an Elks Carnival Committee was formed within the lodge, with Valley as its chairman.  On January 18, 1935, the group began publicizing the plan in the newspaper.  Given impetus by local columnists such as Mel Washburn and F. Edward Hebert, by the Elks committee, and by the general enthusiasm for Carnival, the idea caught on, and the Elks Krewe of Orleanians was born.  Valley, who remained active with the group for thirty years, gathered many of the materials in the collection. As time passed, the Elks Krewe of Orleanians grew, generally sponsoring forty-five to one hundred trucks annually from 1935 to 1955, one hundred fifty trucks through 1965, one hundred eighty trucks through 1971, and one hundred fifty trucks since 1971.  In 1946, Russell Calonge formed the Krewe of Crescent City, a parade of fifty to seventy-five trucks which follows the Elks Krewe of Orleanians.  Two additional truck parades began in the mid-1970s to follow the Krewe of Argus parade in Metairie, Louisiana (Jefferson Parish): the Krewe of Jefferson, founded by William H. Aitken, and the Elks Krewe of Jeffersonians, sponsored by B.P.O.E. Lodge #30.  Together they contribute some one hundred trucks, and the Elks Krewe of Gretna on the West Bank provides about sixty-five more.  Another dozen or so trucks follow the Krewe of St. Bernard parade in St. Bernard Parish.  Each truck is sponsored by an individual carnival club consisting of ten to fifteen families.  On average, forty persons ride on each truck. Maskers riding on trucks are known for the generosity with which they toss favors, known as “throws,” into the crowds of spectators.  This custom began during the earliest Mardi Gras celebrations with the throwing of foodstuffs, candies, and cookies, and evolved into today’s assortment of beads, plastic toys and cups, and doubloons.  The last of these, a 1½”, lightweight aluminum medallion, was originated by H. Alvin Sharpe.  First used by Rex in 1960, doubloons had spread by 1963 to the truck parades.  The first truck doubloon was a ceramic disc distributed by the Verbenas Carnival Club, followed in 1964 by a wooden nickel thrown by the Trabs Carnival Club.  Beginning in 1965, truck doubloons proliferated so rapidly that by 1969, some one hundred seventeen trucks out of a total of two hundred seventy in Greater New Orleans were throwing their own truck doubloons.  By 1969, however, interest in truck doubloons was diminishing.  During their glory years, however, some two hundred twenty carnival clubs were responsible for the minting of three thousand different medallions, for a total of more than twenty-five million truck doubloons. The collection was donated to the Earl K. Long Library by Charles V. Booth (b. 1923), a collector of Mardi Gras, truck, and doubloon history.&lt;/p&gt;&lt;p&gt; &lt;/p&gt;&lt;p&gt;Sources:&lt;/p&gt;&lt;p&gt; &lt;/p&gt;&lt;p&gt;Booth, Charles V.  “50th Anniversary Elk’s Truck Parade.”  1983.Booth, Charles V.  “Truck Doubloons.”  1988.&lt;/p&gt;</text:p>
          </table:table-cell>
        </table:table-row>
        <table:table-row table:style-name="ro1">
          <table:table-cell office:value-type="string" calcext:value-type="string">
            <text:p>p16313coll24</text:p>
          </table:table-cell>
          <table:table-cell office:value-type="string" calcext:value-type="string">
            <text:p>John Gould's Birds of Great Britain</text:p>
          </table:table-cell>
          <table:table-cell office:value-type="string" calcext:value-type="string">
            <text:p>&lt;p&gt;John Gould, a British zoologist active throughout the mid-19th century, is known chiefly for the over 3000 hand colored lithographs he produced throughout his career. The first volume of one of his most successful publications, The Birds of Great Britain, can be found in Special Collections &amp; Archives at Loyola's Monroe Library.&lt;/p&gt;</text:p>
          </table:table-cell>
        </table:table-row>
        <table:table-row table:style-name="ro1">
          <table:table-cell office:value-type="string" calcext:value-type="string">
            <text:p>p16313coll25</text:p>
          </table:table-cell>
          <table:table-cell office:value-type="string" calcext:value-type="string">
            <text:p>L'Acadien Yearbooks</text:p>
          </table:table-cell>
          <table:table-cell office:value-type="string" calcext:value-type="string">
            <text:p>No description</text:p>
          </table:table-cell>
        </table:table-row>
        <table:table-row table:style-name="ro1">
          <table:table-cell office:value-type="string" calcext:value-type="string">
            <text:p>p16313coll26</text:p>
          </table:table-cell>
          <table:table-cell office:value-type="string" calcext:value-type="string">
            <text:p>Ernest J. Gaines Papers</text:p>
          </table:table-cell>
          <table:table-cell office:value-type="string" calcext:value-type="string">
            <text:p>No description</text:p>
          </table:table-cell>
        </table:table-row>
        <table:table-row table:style-name="ro1">
          <table:table-cell office:value-type="string" calcext:value-type="string">
            <text:p>p16313coll27</text:p>
          </table:table-cell>
          <table:table-cell office:value-type="string" calcext:value-type="string">
            <text:p>Tulane Library Speaker Series</text:p>
          </table:table-cell>
          <table:table-cell office:value-type="string" calcext:value-type="string">
            <text:p>&lt;p&gt;The Tulane Library Speaker Series encompasses speaker events hosted by Howard-Tilton Memorial Library and its divisions such as the Latin American Library, the Music and Media Center, and Special Collections among others. Providing students, faculty, and visiting researchers an opportunity to share their work with their peers, these Library-sponsored events seek to foster an environment of reflexive learning while supporting the robust research environment of Tulane University.&lt;/p&gt;</text:p>
          </table:table-cell>
        </table:table-row>
        <table:table-row table:style-name="ro1">
          <table:table-cell office:value-type="string" calcext:value-type="string">
            <text:p>p16313coll28</text:p>
          </table:table-cell>
          <table:table-cell office:value-type="string" calcext:value-type="string">
            <text:p>Loyola University New Orleans University Photographs Collection</text:p>
          </table:table-cell>
          <table:table-cell office:value-type="string" calcext:value-type="string">
            <text:p>&lt;p&gt;The Loyola University New Orleans University Photographs Collection is comprised of photographs dating back to the early 20th century from Loyola's University Archives. Early photographs include some taken by famed New Orleans photographer E.J. Bellocq. Since 1949, the university has employed an official photographer. While a large part of the photographs in the collection come from these university employees, many photographs in the collection are unidentified. When the photographer is known, photos will be credited to that person. Unidentified photos will be credited to the university.&lt;/p&gt;&lt;p&gt; &lt;/p&gt;&lt;p&gt;Russ Cresson was the university photographer from 1949 to 1987. A native New Orleanian and a 1938 graduate of Warren Easton High School, Cresson served in the Navy in the Pacific during World War II. In 1946 he joined the wave of veterans entering Loyola on the GI Bill. <text:s/>While pursuing a degree in business and playing on the Wolfpack baseball team, he began working as the unofficial university photographer, taking pictures for the yearbook and The Maroon and photographing campus and administrative activities. <text:s/>When he graduated in 1949, Loyola hired him as its first full-time university photographer. In 1983 he received the Coadjutor Optimus, given annually to an outstanding member of the university staff, and in 2004 he received the Adjutor Hominum, which is presented by the alumni association to an outstanding alumnus.&lt;/p&gt;&lt;p&gt; &lt;/p&gt;&lt;p&gt;As an undergraduate, Tracy Smith served as assistant to Cresson, assuming the position of University Photographer after Cresson's retirement. Smith served as University Photographer from 1987-1989.&lt;/p&gt;&lt;p&gt; &lt;/p&gt;&lt;p&gt;In 1989 Harold Baquet became Loyola’s university photographer. He was born in Charity Hospital, grew up first in the Treme and then in the Seventh Ward, attended Corpus Christi school and church, and graduated from St. Augustine High School. As a young man he plunged into the profession as an independent photojournalist. <text:s/>A few years later he became the official photographer to the Mayor of the City of New Orleans, a position he held from 1984 to 1989 under Ernest N. Morial and then Sidney J. Barthelemy. With the possible exception of the university president, no figure on campus is better known or more respected than Baquet. <text:s/>Befitting his many contributions and his dedication to the university’s mission, Loyola presented him with two of its highest awards: <text:s/>the Coadjutor Optimus in 2002 and the President’s Medal in 2010.&lt;/p&gt;&lt;p&gt; &lt;/p&gt;&lt;p&gt;Photographs from the Dr. Edward Wynne Photograph Collection are also included. Dr. Edward W. Wynne was an Arts &amp; Science graduate of Loyola University in 1939. According to his son, Michael D. Wynne, Dr. Wynne was the school’s photographer during the late 1930s.&lt;/p&gt;</text:p>
          </table:table-cell>
        </table:table-row>
        <table:table-row table:style-name="ro1">
          <table:table-cell office:value-type="string" calcext:value-type="string">
            <text:p>p16313coll29</text:p>
          </table:table-cell>
          <table:table-cell office:value-type="string" calcext:value-type="string">
            <text:p>French Colonial, Spanish Colonial, and Nineteenth-Century Louisiana Documents</text:p>
          </table:table-cell>
          <table:table-cell office:value-type="string" calcext:value-type="string">
            <text:p>&lt;p&gt;The Louisiana Research Collection is a major research center for studying the French influence in Louisiana from colonial times to the present. This online collection features French-language documents with a special emphasis on the French colonial period including papers of Vincent Guillaume Le Senechal Dauberville (Commissioner of the Marine), documents of John Law’s Company of the Indies, correspondence between the Marquis de Mezieres and his agents in Louisiana, and papers of the Coulange, Duverges, Dubreuil, Huchet de Kernion, and Vilemont families.&lt;/p&gt;&lt;p&gt; &lt;/p&gt;&lt;p&gt;This collection is best viewed with a browser other than Firefox. Optimal browsers include Chrome, Internet Explorer or Safari. Firefox does not render the PDFs accurately, however they do display. The result is very washed out and over-exposed.&lt;/p&gt;</text:p>
          </table:table-cell>
        </table:table-row>
        <table:table-row table:style-name="ro1">
          <table:table-cell office:value-type="string" calcext:value-type="string">
            <text:p>p16313coll30</text:p>
          </table:table-cell>
          <table:table-cell office:value-type="string" calcext:value-type="string">
            <text:p>Guiseppe Ferrata Score Collection</text:p>
          </table:table-cell>
          <table:table-cell office:value-type="string" calcext:value-type="string">
            <text:p>&lt;p&gt;Guiseppe Ferrata (1865-1928), student of Sgambati and Franz Liszt, quickly became a respected concert pianist and composer following his emigration to the United States in 1892. He began his American career with several teaching posts throughout the Northeast before becoming the first teacher of piano and composition of the Tulane University Music Department (formerly the Sophie Newcomb College). He held this post until his death in 1928. As one of the founding faculty members, Ferrata’s influence on the early growth and development of the music department was substantial. During his career as an educator, Ferrata continued to compose music which won recognition at several competitions including the Music Teachers’ National Association Competition (1897), the Sonzogna Opera Competition of Milan (1903), and the Art Society of Pittsburgh Competition (1908). Though largely forgotten today, Ferrata’s works were generally well-received and performed across the United States during Ferrata’s lifetime.This collection includes more than 30 works published between 1901 and 1921. His versatility as a composer is highlighted by the variety of genres present in the collection; from light songs to solo piano works, masses, and string quartets. For more information about Guiseppe Ferrata, see: Baron, John H. 100 Years Newcomb-Tulane Music Department (1909-2009); New Orleans: John Baron, 2009. Eanes, Edward. “Ferrata, Giuseppe.” In Grove Music Online. Oxford Music Online,http://www.oxfordmusiconline.com/subscriber/article/grove/music/44655 (accessed May 23, 2012); Shipley, L.P. “Memoires and Music of Guiseppe Ferrata, a Pupil of Liszt.” In Journal of the American Liszt Society 28 (1990), 31-41.&lt;/p&gt;&lt;p&gt;&lt;/p&gt;&lt;p&gt;This collection is best viewed with a browser other than Firefox. Optimal browsers include Chrome or Internet Explorer. Firefox does not render the PDFs accurately, however they do display. The result is very washed out and over-exposed.&lt;/p&gt;</text:p>
          </table:table-cell>
        </table:table-row>
        <table:table-row table:style-name="ro1">
          <table:table-cell office:value-type="string" calcext:value-type="string">
            <text:p>p16313coll31</text:p>
          </table:table-cell>
          <table:table-cell office:value-type="string" calcext:value-type="string">
            <text:p>Louisiana Sugar Resources Digital Collection</text:p>
          </table:table-cell>
          <table:table-cell office:value-type="string" calcext:value-type="string">
            <text:p>&lt;p&gt;This digital collection contains materials from the LSU Libraries related to sugar agriculture and manufacture. The American Sugar Cane League and the American Society of Sugar Cane Technologists in cooperation with the LSU AgCenter Sugar Research Station, generously provided funding to digitize these resources.&lt;/p&gt;&lt;p&gt; &lt;/p&gt;&lt;p&gt;Sugar Bulletin&lt;/p&gt;&lt;p&gt;The Sugar Bulletin is the monthly publication of the American Sugar Cane League. The American Sugar Cane League of the U.S.A., Inc. is a non-profit organization of Louisiana sugar cane growers and processors. The Sugar Bulletin reports current research, farming and factory practices, and legislative news from Washington and Baton Rouge. The Sugar Bulletin began publication in 1922 as a semi-monthly newsletter. Twenty-four issues were published per year until March 1989 (Volume 67), when the bulletin switched to a monthly format. The publication schedule for the bulletin runs from October to September. &lt;/p&gt;&lt;p&gt; &lt;/p&gt;&lt;p&gt;View the Sugar Bulletin by year:&lt;/p&gt;&lt;p&gt; &lt;/p&gt;&lt;p&gt;Journal of the American Society of Sugar Cane Technologists&lt;/p&gt;&lt;p&gt;The Journal of the American Society of Sugar Cane Technologists is the publication of the American Society of Sugar Cane Technologists. JAASCT is an annual publication that features articles on the sugar cane industry in the United States. The journal has two sections, agricultural and manufacturing, and publishes both refereed and nonrefereed articles. Articles published JASSCT were originally presented at the ASSCT joint annual meetings.&lt;/p&gt;&lt;p&gt; &lt;/p&gt;&lt;p&gt;View all JASSCT publications&lt;/p&gt;&lt;p&gt; &lt;/p&gt;&lt;p&gt;Historical Materials from LSU Libraries &lt;/p&gt;&lt;p&gt; &lt;/p&gt;&lt;p&gt;Chatsworth Plantation Store Records  (From LSU Libraries Special Collections)&lt;/p&gt;</text:p>
          </table:table-cell>
        </table:table-row>
        <table:table-row table:style-name="ro1">
          <table:table-cell office:value-type="string" calcext:value-type="string">
            <text:p>p16313coll33</text:p>
          </table:table-cell>
          <table:table-cell office:value-type="string" calcext:value-type="string">
            <text:p>Hogan Jazz Archive Photography Collection</text:p>
          </table:table-cell>
          <table:table-cell office:value-type="string" calcext:value-type="string">
            <text:p>&lt;p&gt;The general graphics collection of the Hogan Jazz Archive contains approximately 6,000 images documenting people, places and events important to the study of New Orleans jazz. Included among the photographers whose work resides in the general graphics collection are Ernest Bellocq, Arthur P. Bedou, Villard Paddio, John Kuhlman, Don Perry, Florence Mars, William Russell, Alden Ashforth, Lee Friedlander, Bill Gottlieb, Ray Avery, Jack Hurley, Grauman Marks, Harriet Blum, Michael P. Smith, and many others.&lt;/p&gt;</text:p>
          </table:table-cell>
        </table:table-row>
        <table:table-row table:style-name="ro1">
          <table:table-cell office:value-type="string" calcext:value-type="string">
            <text:p>p16313coll34</text:p>
          </table:table-cell>
          <table:table-cell office:value-type="string" calcext:value-type="string">
            <text:p>Armand Duplantier Family Letters, LSU Libraries</text:p>
          </table:table-cell>
          <table:table-cell office:value-type="string" calcext:value-type="string">
            <text:p>&lt;p&gt;&lt;/p&gt;&lt;p&gt;View all items in collection.&lt;/p&gt;&lt;p&gt; &lt;/p&gt;&lt;p&gt;The Armand Duplantier Family Letters date from 1777 to 1841 and contain items from four generations of the Duplantier family, including Armand Duplantier, his uncle Claude Trénonay,  Armand’s son Armand Allard Duplantier, and granddaughter Amélie Augustine Duplantier Peniston.  The collection’s historical significance lies not only in what it can tell us about the history of Baton Rouge and nearby Pointe Coupée Parish, but also in what it reveals about the state’s colonial period, Francophone Louisiana in the territorial and antebellum era, and the enduring legacy of the state’s French antecedents.&lt;/p&gt;&lt;p&gt; &lt;/p&gt;&lt;p&gt;In particular, the letters relate to Louisiana under the French, Spanish, and Americans and the economic, political, and social conditions attendant on transitioning among the three powers; commerce with France; the succession of Trénonay; attitudes about the French Revolution; slavery and plantation matters; family news such as illness, births, deaths, and the education of Duplantier’s children; and travels in France by Amélie Duplantier.&lt;/p&gt;&lt;p&gt; &lt;/p&gt;&lt;p&gt;Armand Duplantier, Sr., whose letters represent the bulk of the collection, was born in Voiron, France, in 1753. He served as aide-de-camp to the Marquis de Lafayette during the American Revolution and came to Louisiana in 1781 to assist his uncle, Claude Trénonay, in running his plantation in Pointe Coupée Parish.  Soon after his arrival, he married Trénonay’s step-daughter, Augustine.   He continued to manage his uncle’s interests, purchased and sold additional slaves and land in Pointe Coupée, the Felicianas, and the Baton Rouge area, and raised cotton, indigo, and tobacco.  He also developed land holdings in New Orleans, where he lived for a time.  Soon after his wife’s death of yellow fever, in 1802 Duplantier married Constance Rochon Joyce, the widow of John Joyce, the original owner of Magnolia Mound Plantation near Baton Rouge.  Failed crops and poor investments led him to declare bankruptcy in 1814.&lt;/p&gt;&lt;p&gt; &lt;/p&gt;&lt;p&gt;In addition to his planting activities, Duplantier was somewhat involved in public life.  His friendship with Lafayette had continued after the Revolution, and when Lafayette was granted lands in Louisiana in 1803 in recognition of his service during the American Revolution, Duplantier was charged with acquiring them.  He was also part of the delegation that welcomed Lafayette during his 1825 visit to Louisiana.   Always concerned about suitable educational opportunities for his own children, he helped establish Baton Rouge College in 1822.  He died five years later and was buried in Highland Cemetery with military honors.&lt;/p&gt;&lt;p&gt; &lt;/p&gt;&lt;p&gt;The Armand Duplantier Family Letters were given by the descendants of Guy Antoine Allard Duplantier, elder brother of Armand Duplantier, to their Louisiana cousins, and subsequently donated to the LSU Libraries in 2011.&lt;/p&gt;&lt;p&gt; &lt;/p&gt;&lt;p&gt;Transcriptions and translations for this project were prepared by David Laatsch (MLS, LSU 2012), under the supervision and editorship of Special Collections Library Associate in Public Services Germain Bienvenu, PhD. The transcriptions and translations remain true to the nonstandard grammar, punctuation, and spelling of the original documents, with only minimal corrections made in isolated instances for the sake of clarity.&lt;/p&gt;&lt;p&gt; &lt;/p&gt;&lt;p&gt;View collection Finding Aid.&lt;/p&gt;</text:p>
          </table:table-cell>
        </table:table-row>
        <table:table-row table:style-name="ro1">
          <table:table-cell office:value-type="string" calcext:value-type="string">
            <text:p>p16313coll35</text:p>
          </table:table-cell>
          <table:table-cell office:value-type="string" calcext:value-type="string">
            <text:p>LSU Libraries Louisiana Waterways Management Collection</text:p>
          </table:table-cell>
          <table:table-cell office:value-type="string" calcext:value-type="string">
            <text:p>&lt;p&gt;Controlling the Waters: The United States Army Corps of Engineers and the Lower Mississippi River Valley&lt;/p&gt;&lt;p&gt; &lt;/p&gt;&lt;p&gt;Throughout its 210-year existence, the United States Army Corps of Engineers (USACE) has played a vital role in the history and economy of Louisiana. From the first “rivers and harbors” legislation, passed by Congress in 1824, up to the present day, the Corps’ successes and failures have affected the everyday lives of our state’s citizens, as well as their long-term economic and cultural well-being. Through the years, the Corps has produced thousands of technical reports and other publications documenting their research, experimentation, and projects. This collection offers a selection of this important documentation that is essential for an understanding of the state’s current situation.&lt;/p&gt;&lt;p&gt; &lt;/p&gt;&lt;p&gt;As a partner in a federal documents cooperative coordinated by the Association of Southeastern Research Libraries (ASERL), the LSU Libraries is a “Center of Excellence” for materials published by the United States Army Corps of Engineers (USACE). LSU Libraries is a comprehensive Regional Depository for federal government documents, and therefore has an extensive collection of USACE publications available for digitization. This collection is a small sampling of the rich USACE offerings available in Government Documents and Special Collections. In addition, there are historical materials from the Libraries’ Louisiana and Lower Mississippi Valley Collections, which provide historical context for later developments, including publications on swamp land reclamation and levees.&lt;/p&gt;&lt;p&gt; &lt;/p&gt;&lt;p&gt;As the collection continues to grow, it will provide a wealth of historical information of use to geoscientists, engineers, policy makers, businesses, historians, social scientists and the general public.  To suggest additions to the collection, please contact Stephanie Braunstein or Gina Costello.&lt;/p&gt;&lt;p&gt; &lt;/p&gt;&lt;p&gt;Funding for this collection was provided in part by the Louisiana Board of Regents.&lt;/p&gt;</text:p>
          </table:table-cell>
        </table:table-row>
        <table:table-row table:style-name="ro1">
          <table:table-cell office:value-type="string" calcext:value-type="string">
            <text:p>p16313coll37</text:p>
          </table:table-cell>
          <table:table-cell office:value-type="string" calcext:value-type="string">
            <text:p>Mesoamerican Painted Manuscripts at the Latin American Library</text:p>
          </table:table-cell>
          <table:table-cell office:value-type="string" calcext:value-type="string">
            <text:p>&lt;p&gt;The Latin American Library at Tulane University is home to one of the premier collections of original Mexican pictorial manuscripts found within the United States. These treasures, along with extensive holdings of rare books, other original manuscript collections, comprehensive holdings of facsimile editions of other codices, and other scholarly research materials and primary sources, distinguish it as one of the world’s foremost collections for the study of Mesoamerican writing systems and painted manuscripts, pre-Columbian culture, and early Colonial Mexican history and society.&lt;/p&gt;&lt;p&gt; &lt;/p&gt;&lt;p&gt;The digital collection, Mesoamerican Painted Manuscripts at the Latin American Library, presents images of the Library’s holdings of original and rare copies of Mexican manuscripts painted in the native pictorial tradition. They are painted on a variety of materials such as animal hide, maguey, amate or fig bark paper, linen, and European paper; their content dates to the early contact period (A.D. 1500 to 1700). The texts collected here represent a variety of themes: Aztec history and migrations, land claims and grants, property holdings, census data, fiscal and tribute accounts, and royal Mixtec genealogies.&lt;/p&gt;&lt;p&gt; &lt;/p&gt;&lt;p&gt;The early Contact period in Mexico was a time of rapid culture change, loss, and transformation during which much of pre-Columbian culture, particularly the arts, ideology, language, and religion, meshed with that of the Spanish colonists and the Roman Catholic clergy. The scribal tradition and writing systems of indigenous Mesoamerican civilizations also persisted and became amalgamated with the European scribal arts implanted along with the rest of Spanish colonial society.&lt;/p&gt;&lt;p&gt; &lt;/p&gt;&lt;p&gt;Prior to contact, Mesoamerican scribes were highly skilled intellectuals, craftsmen, and priests, who were literate and likely multilingual. Examples of their work that have survived from this period show that they were very adept at learning new languages and scripts, writing conventions, and meeting the distinct demands of a Western colonial society for secular written documents. The painted manuscripts in the Latin American Library’s collection presented here in digital form represent important dimensions of this syncretic process.&lt;/p&gt;&lt;p&gt; &lt;/p&gt;&lt;p&gt;La Biblioteca Latinoamericana de Tulane alberga una de las colecciones de manuscritos pictográficos originales mexicanos más importantes de los Estados Unidos. Estos tesoros, aunados a una notable colección de impresos raros y curiosos, manuscritos coloniales originales, ediciones facsimilares de otros códices, y otras fuentes primarias y secundarias hacen de esta colección una de las más significativas del mundo para el estudio de los sistemas de escritura y los manuscritos pictóricos indígenas mesoamericanos, así como de las culturas precolombinas y el período colonial mexicano en general.&lt;/p&gt;&lt;p&gt; &lt;/p&gt;&lt;p&gt;La colección Manuscritos pictóricos mesoamericanos de la Biblioteca Latinoamericana ofrece imágenes digitales de los manuscritos originales y copias facsimilares raras de estilo pictográfico de los indígenas de México central. Los manuscritos se remontan a los siglos XVI y XVII, y están dibujados en diversas superficies, como piel de venado, papel de maguey, amate, e higo, tela de lino, y papel europeo. Está representada gran variedad de temas: la historia azteca y sus migraciones; pleitos y concesiones de tierras; disposición de propiedades; censos; cuentas fiscales y de tributo; y genealogías reales de familias mixtecas.&lt;/p&gt;&lt;p&gt; &lt;/p&gt;&lt;p&gt;La llegada de los españoles a México inició una etapa de acelerados cambios, pérdidas, y transformaciones culturales. Fue durante esta etapa que gran parte de las culturas prehispánicas, sobre todo sus expresiones artísticas, ideologías, idiomas, y religiones se fundieron con la de los colonizadores y clérigos católicos europeos. La tradición escribana y los sistemas autóctonos de escritura de las civilizaciones mesoamericanas también perduraron, mezclándose con las tradiciones europeas que fueron implantadas con el resto de la cultura española colonial.&lt;/p&gt;&lt;p&gt; &lt;/p&gt;&lt;p&gt;Antes de la llegada de los españoles, los escribanos mesoamericanos ya se insertaban dentro de una notable tradición, desempeñándose como intelectuales de gran refinación, artesanos de alta calidad, y sacerdotes, todos letrados y probablemente plurilingües. Las muestras de sus obras que han sobrevivido hasta hoy demuestran que fueron muy hábiles para aprender idiomas y escrituras nuevas, incorporando convenciones de escrituras foráneas, para cumplir con las demandas de una sociedad occidental colonial en la producción de formas de escritura laicas. Los manuscritos que conserva la Biblioteca Latinoamericana y presentados aquí en forma digital representan dimensiones importantes de este complejo proceso de sincretismo.&lt;/p&gt;&lt;p&gt; &lt;/p&gt;&lt;p&gt;This collection is best viewed with a browser other than Firefox. Optimal browsers include Chrome, Internet Explorer or Safari. Firefox does not render the PDFs accurately, however they do display. The result is very washed out and over-exposed.&lt;/p&gt;&lt;p&gt;Alerta sobre el buscador: El buscador Mozilla Firefox no es apto para ver esta colección. El buscador más compatible es Chrome, Internet Explorer o también Safari. Firefox no lee los documentos PDF con precisión, aunque sí los muestra. Como resultado, las imágenes aparecen blanqueadas.&lt;/p&gt;</text:p>
          </table:table-cell>
        </table:table-row>
        <table:table-row table:style-name="ro1">
          <table:table-cell office:value-type="string" calcext:value-type="string">
            <text:p>p16313coll38</text:p>
          </table:table-cell>
          <table:table-cell office:value-type="string" calcext:value-type="string">
            <text:p>24th General Hospital in World War II</text:p>
          </table:table-cell>
          <table:table-cell office:value-type="string" calcext:value-type="string">
            <text:p>&lt;p&gt;The Tulane Unit and the World War II:   The 24th General Hospital, commonly known as the “Tulane Unit” was composed of personnel from the Tulane School of Medicine and was activated in July 1942.  Colonel Walter C. Royals (Tulane SOM, 1917) was the commanding officer of the Unit.  Thirty Tulane medical graduates and ten Tulane faculty members were included in the complement of forty-two medical doctors.  The unit served:  Fort Benning (July 15, 1942 to August 8, 1943); Bizerte, Tunisia (September 8, 1943 to May 31, 1944); Grosseto, Italy (July 21, 1944 to September 15, 1944); Army headquarters near Florence, Italy (September 21, 1944- ) and Livorno, Italy (June 1, 1945 to June 11, 1945).   The 24th General Hospital Unit received the Fifth Army Plaque and Clasp for meritorious service with the Fifth Army.  In the First World War Tulane also sponsored a medical unit organized by Dr. Rudolph Matas. &lt;/p&gt;&lt;p&gt; &lt;/p&gt;&lt;p&gt;S.Harvey Colvin. 24th General Hospital negative collection: Digitized negatives from the Colvin collection from the 24th General Hospital, World War II have been added to the digital collections of Tulane (funded by the History of Medicine Society).  The collection includes 134 scanned (.tiff) negatives taken of the 24th General Hospital (United States. Army). The sites were visited by Colonel Samuel Harvey Colvin, Jr., M.D. The negatives were a gift of Melba Colvin, 1989.&lt;/p&gt;&lt;p&gt; &lt;/p&gt;&lt;p&gt;The Rudolph Matas Library of the Health Sciences has other collections related to the 24th General Hospital in WWII as part of the historic collections, such as the Col. Walter C. Royals, MD photo album and the memorabilia collections of Lt. Col. John J. Archinard, Claudia Weaver Archinard and Dr. Edward Des. Matthews.&lt;/p&gt;</text:p>
          </table:table-cell>
        </table:table-row>
        <table:table-row table:style-name="ro1">
          <table:table-cell office:value-type="string" calcext:value-type="string">
            <text:p>p16313coll39</text:p>
          </table:table-cell>
          <table:table-cell office:value-type="string" calcext:value-type="string">
            <text:p>Bourbon Street, 1944-1952</text:p>
          </table:table-cell>
          <table:table-cell office:value-type="string" calcext:value-type="string">
            <text:p>&lt;p&gt;The Southeastern Architectural Archive, Tulane University Libraries, is home to the Walter Cook Keenan New Orleans Photographs Collection numbering over 3,000 images. Walter Cook Keenan (1881-1970), the first architect of the Vieux Carré Commission (VCC) and a lifelong member of the Audubon Park Commission, took the photographs in order to document changes to the built environment. In 2013, the Tulane Digital Library undertook to digitize the portion of the collection focused on historic Bourbon Street. &lt;/p&gt;&lt;p&gt;Bourbon Street underwent significant changes during the mid-twentieth century. Beginning in 1944, the VCC increasingly sought to regulate the appearance of building facades, especially by limiting signage and prohibiting the use of neon. As VCC architect, Keenan conducted daily property inspections to document Vieux Carré Ordinance violations. Entertainment businesses along Bourbon Street were notably affected by the ordinance and Keenan recorded nearly every property along the artery more than once. Bourbon Street's night clubs, jazz musicians, burlesque shows, restaurants and boarding houses became his photographic subjects. The collection includes images of Sloppy Joe's, Lenny Gale's Sugar Bowl, the Old Barn Bar, Zonia's Cocktail Lounge, Ciro's, the Magic Lock, the Famous Door, 418 Bar, Dixie's Bar of Music, and Stormy's Casino Royale. Signs for burlesque dancers Evangeline, Bubbles, Kalantan, Pam Holloway, and Stormy's Mother also feature prominently.&lt;/p&gt;</text:p>
          </table:table-cell>
        </table:table-row>
        <table:table-row table:style-name="ro1">
          <table:table-cell office:value-type="string" calcext:value-type="string">
            <text:p>p16313coll4</text:p>
          </table:table-cell>
          <table:table-cell office:value-type="string" calcext:value-type="string">
            <text:p>Ralston Crawford Collection of Jazz Photography</text:p>
          </table:table-cell>
          <table:table-cell office:value-type="string" calcext:value-type="string">
            <text:p>&lt;p&gt;The Ralston Crawford Collection of Jazz <text:s/>Photography comprises some 800 black-and-white documentary photographs <text:s/>by Canadian-born painter, lithographer, and photographer Ralston <text:s/>Crawford (1906-1978), culled from his New Orleans work. Enamored of New <text:s/>Orleans music and culture, Crawford often made field trips to the city <text:s/>between the late 1940s and the early 1960s, photographing second-line <text:s/>parades, funerals with music, church services, night clubs, streetscapes <text:s/>and signage as well as portraits of local musicians and bands.&lt;/p&gt;</text:p>
          </table:table-cell>
        </table:table-row>
        <table:table-row table:style-name="ro1">
          <table:table-cell office:value-type="string" calcext:value-type="string">
            <text:p>p16313coll41</text:p>
          </table:table-cell>
          <table:table-cell office:value-type="string" calcext:value-type="string">
            <text:p>Images from the Civil War and Reconstruction</text:p>
          </table:table-cell>
          <table:table-cell office:value-type="string" calcext:value-type="string">
            <text:p>&lt;p&gt;The Louisiana Research Collection preserves a renowned collection of images pertaining to the Civil War and its aftermath. Among its holdings are more than 1,000 photographs, lithographs, and drawings from the Louisiana Historical Association depicting the Civil War and Reconstruction era. Subjects include political leaders, soldier and regimental portraits, studio portraits of general officers, photographs of memorial committees and veterans’ organizations, and forts and battlefields. Also included are images pertaining to the Army of Northern Virginia, the Washington Artillery, and photographs of Confederate monuments. Many of the images are unique, and many are by some of New Orleans’s more noted photographers.&lt;/p&gt;</text:p>
          </table:table-cell>
        </table:table-row>
        <table:table-row table:style-name="ro1">
          <table:table-cell office:value-type="string" calcext:value-type="string">
            <text:p>p16313coll42</text:p>
          </table:table-cell>
          <table:table-cell office:value-type="string" calcext:value-type="string">
            <text:p>Print Culture of the Civil Rights Movement, 1950-1980</text:p>
          </table:table-cell>
          <table:table-cell office:value-type="string" calcext:value-type="string">
            <text:p>&lt;p&gt;The Civil Rights Movement in the United States coincided with rapid changes in a variety of news and communications media. The expansion of television and documentary filmmaking brought images of the struggles of African Americans and those who supported civil rights into the homes of the American populace. However, control of the tone and content of electronic media was not always in the hands of those who were being documented. It was the democratization of various printed media that allowed civil rights leaders, workers, and organizations to circulate their combined, and sometimes contradictory, voices.&lt;/p&gt;&lt;p&gt; &lt;/p&gt;&lt;p&gt;This digital collection is an expansion of the exhibition The Revolution Will Not Be...: Print Culture of the Civil Rights Movement held at the Amistad Research Center in 2011. As the nation’s oldest, largest, and arguably most comprehensive independent archives/library documenting the modern Civil Rights Movement, the Amistad Research Center has brought together relevant documents from a variety of archival collections, including the papers of activists such as John O’Neal Papers, Fannie Lou Hamer Papers, Clarie Collins Harvey, Connie Harse, John Lee Tilley, as well as the Eric Steele Wells collection, the Center’s own ephemera collection, and other sources. This project highlights the newspapers, posters, broadsides, pamphlets, fliers, and other printed ephemera produced by student and community groups, leading civil rights organizations, and individuals, which documented a revolutionary era.&lt;/p&gt;&lt;p&gt; &lt;/p&gt;&lt;p&gt;Students, teachers, researchers, and others are encouraged to contact the Center about this digital collection and related materials on the Civil Rights Movement held at Amistad. For more information, please visit the Center’s website (http://www.amistadresearchcenter.org/)&lt;/p&gt;</text:p>
          </table:table-cell>
        </table:table-row>
        <table:table-row table:style-name="ro1">
          <table:table-cell office:value-type="string" calcext:value-type="string">
            <text:p>p16313coll43</text:p>
          </table:table-cell>
          <table:table-cell office:value-type="string" calcext:value-type="string">
            <text:p>Mary McMurran and Conner Family</text:p>
          </table:table-cell>
          <table:table-cell office:value-type="string" calcext:value-type="string">
            <text:p>&lt;p&gt;The bulk of the collection consists of transcriptions of correspondence between Mrs. Mary Louisa Turner McMurran, widow of John T. McMurran and plantation managers between 1866 and 1876. This correspondence pertains to plantation farming, weather, legal matters and life in general in Natchez, Mississippi and the surrounding areas including Moro in Tensas Parish, Louisiana during Reconstruction. The collection also contains images of photographs and postcards from the Audley Britton Conner family, descendents of Judge Edward Turner.&lt;/p&gt;</text:p>
          </table:table-cell>
        </table:table-row>
        <table:table-row table:style-name="ro1">
          <table:table-cell office:value-type="string" calcext:value-type="string">
            <text:p>p16313coll44</text:p>
          </table:table-cell>
          <table:table-cell office:value-type="string" calcext:value-type="string">
            <text:p>Loyola University New Orleans Finding Aids</text:p>
          </table:table-cell>
          <table:table-cell office:value-type="string" calcext:value-type="string">
            <text:p>No description</text:p>
          </table:table-cell>
        </table:table-row>
        <table:table-row table:style-name="ro1">
          <table:table-cell office:value-type="string" calcext:value-type="string">
            <text:p>p16313coll45</text:p>
          </table:table-cell>
          <table:table-cell office:value-type="string" calcext:value-type="string">
            <text:p>Louisiana Department of Wildlife and Fisheries Documents - LSU Libraries</text:p>
          </table:table-cell>
          <table:table-cell office:value-type="string" calcext:value-type="string">
            <text:p>&lt;p&gt;This collection contains digitized versions of the Louisiana Conservationist and associated titles from 1930 to 2010. More recent publications can be found on the Louisiana Department of Wildlife and Fisheries website. The historical LDWF documents were digitized through a partnership between the LSU Libraries and LDWF in 2010. &lt;/p&gt;</text:p>
          </table:table-cell>
        </table:table-row>
        <table:table-row table:style-name="ro1">
          <table:table-cell office:value-type="string" calcext:value-type="string">
            <text:p>p16313coll46</text:p>
          </table:table-cell>
          <table:table-cell office:value-type="string" calcext:value-type="string">
            <text:p>Social Framework - Photographs by Marion Palfi, 1945-1960</text:p>
          </table:table-cell>
          <table:table-cell office:value-type="string" calcext:value-type="string">
            <text:p>&lt;p&gt;Social Framework: Photographs by Marion Palfi, 1945-1960, is a collection of photographs taken by Marion Palfi, a member of the New York Photo League. This collection captures a diverse spectrum of the American population and daily life from the end of the Second World War to 1960. Palfi often chose to go where other photographers either did not go, or where they could not gain access. In so doing, Palfi used her camera to study society and document people who were often "forgotten" by mainstream society, but never-the-less constituted part of the American social fabric. Therefore, aspects of social and economic life from the mid-1940s to the 1960s that were not presented in textbooks or other media during that period, are represented in the photos. For example, the collection features African American servicemen in uniform, as well as photographs of African Americans working in a wartime factory plant. &lt;/p&gt;&lt;p&gt;The economic disparity in the lives of the working class is evident in images of people waiting in line for jobs at an employment office, and in images of dilapidated housing in poor neighborhoods. The daily lives of southern African Americans is captured in photos of farming, church schools, laborers, and country scenes. Evidence of the racial discrimination African Americans endured at the hands of Jim Crow are imprinted on photographs of "Whites Only" segregation signs appearing on storefronts. In addition to Southern scenes, New York's Harlem neighborhood is also displayed prominently. Photographs of Harlem buildings and residents, as well as of building entrances, including the now defunct Sydenham Hospital, were immortalized by Palfi's lens.&lt;/p&gt;</text:p>
          </table:table-cell>
        </table:table-row>
        <table:table-row table:style-name="ro1">
          <table:table-cell office:value-type="string" calcext:value-type="string">
            <text:p>p16313coll47</text:p>
          </table:table-cell>
          <table:table-cell office:value-type="string" calcext:value-type="string">
            <text:p>Amistad Research Center Oral History Collection</text:p>
          </table:table-cell>
          <table:table-cell office:value-type="string" calcext:value-type="string">
            <text:p>&lt;p&gt;The audiovisual holdings at the Amistad Research Center contain over 1000 oral history interviews. These interviews focus on the racial and ethnic history of the United States, race relations, and the Civil Rights Movement. Interviewees include authors, artists, musicians, civil rights activities, farmers, business and labor leaders, and everyday people.&lt;/p&gt;</text:p>
          </table:table-cell>
        </table:table-row>
        <table:table-row table:style-name="ro1">
          <table:table-cell office:value-type="string" calcext:value-type="string">
            <text:p>p16313coll48</text:p>
          </table:table-cell>
          <table:table-cell office:value-type="string" calcext:value-type="string">
            <text:p>Joseph H. Fichter, S.J. Tapes</text:p>
          </table:table-cell>
          <table:table-cell office:value-type="string" calcext:value-type="string">
            <text:p>&lt;p&gt;The papers of Joseph H. Fichter, S.J., document the life of a priest, scholar, and social reformer. As a pioneer in the sociology of religion and as a champion of social justice, Father Fichter has frequently found himself embroiled in controversy and conflict. That vigorous engagement with his times is reflected in these papers, which shed light upon the Catholic Church, the Society of Jesus, academic sociology, and the quest for social reform.&lt;/p&gt;&lt;p&gt;These audiotapes contain interviews conducted by Fr. Fichter including those related to his research on Alcoholic Clergy. &lt;/p&gt;&lt;p&gt;For more information about this collection, view the full finding aid here.&lt;/p&gt;&lt;p&gt;This collection is only viewable within Special Collections &amp; Archives, Monroe Library, Loyola University New Orleans. Please contact Special Collections for more information.&lt;/p&gt;</text:p>
          </table:table-cell>
        </table:table-row>
        <table:table-row table:style-name="ro1">
          <table:table-cell office:value-type="string" calcext:value-type="string">
            <text:p>p16313coll49</text:p>
          </table:table-cell>
          <table:table-cell office:value-type="string" calcext:value-type="string">
            <text:p>The Daily Reveille - Louisiana State University</text:p>
          </table:table-cell>
          <table:table-cell office:value-type="string" calcext:value-type="string">
            <text:p>No description</text:p>
          </table:table-cell>
        </table:table-row>
        <table:table-row table:style-name="ro1">
          <table:table-cell office:value-type="string" calcext:value-type="string">
            <text:p>p16313coll5</text:p>
          </table:table-cell>
          <table:table-cell office:value-type="string" calcext:value-type="string">
            <text:p>Loyola University New Orleans Special Collections and Archives Online</text:p>
          </table:table-cell>
          <table:table-cell office:value-type="string" calcext:value-type="string">
            <text:p>&lt;p&gt;This is a small representation of the many photographs, manuscripts, and other materials found in the J. Edgar and Louise S. Monroe Library's Special Collections &amp; Archives.&lt;/p&gt;</text:p>
          </table:table-cell>
        </table:table-row>
        <table:table-row table:style-name="ro1">
          <table:table-cell office:value-type="string" calcext:value-type="string">
            <text:p>p16313coll51</text:p>
          </table:table-cell>
          <table:table-cell office:value-type="string" calcext:value-type="string">
            <text:p>Free People of Color in Louisiana</text:p>
          </table:table-cell>
          <table:table-cell office:value-type="string" calcext:value-type="string">
            <text:p>&lt;p&gt;View all items in this collection.&lt;/p&gt;&lt;p&gt; &lt;/p&gt;&lt;p&gt;Get more information about this project.&lt;/p&gt;&lt;p&gt; &lt;/p&gt;&lt;p&gt;See the complete annotated list of the selected collections, including links to finding aids when available.&lt;/p&gt;&lt;p&gt; &lt;/p&gt;&lt;p&gt;This project brings together materials from LSU Libraries Special Collections, The Historic New Orleans Collection, the Louisiana Research Collection in Tulane University Special Collections, the Historical Center at the Louisiana State Museum, and the Louisiana Division of the New Orleans Public Library.  In Digitizing, these records allow us to reunite collections from the same families that were divided across repositories as well as scattered documents, making these materials accessible in one place for the use of historians, genealogists, students, teachers, and the general public.&lt;/p&gt;&lt;p&gt; &lt;/p&gt;&lt;p&gt;Digitized collections include entire collections of papers from families or individuals that were free people  of color. Many of these extend, chronologically, beyond the end of slavery. Being a free person of color ceased to have legal meaning after emancipation and the passage of the 13th Amendment, but having been a member of that class continued to have cultural, racial, social, economic, and political implications for those who had been free people of color in the antebellum period, and for generations of their descendants. For this reason, we have chosen to digitize  entire collections and not set an arbitrary cut-off date for materials.&lt;/p&gt;&lt;p&gt; &lt;/p&gt;&lt;p&gt;Because of the relative dearth lack of personal and family papers for free people of color, public records are a particularly important source for researchers. This project will digitize significant collections of public records  from the New Orleans Public Library’s Louisiana Division, including a  four-volume “Register of free persons of color entitled to remain in the state”  (1840-1864), four different collections of emancipation records, which often  include testimony regarding why the slave was deserving of freedom and provide other information about the slave and slave owner, and an extensive collection of indenture records (1809-1843) in which at least one participant (the person being indentured, his/her sponsor, or the artisan/merchant to whom the servant was being bound) was a free person of color.&lt;/p&gt;&lt;p&gt; &lt;/p&gt;&lt;p&gt;Finally, many items have been selected for digitization from larger collections that are not primarily related to free  people of color. Bringing these items together from the disparate collections in which they exist will facilitate comparison and help to provide a larger body of information for researchers about the norms of living conditions and race relations for free people of color during the colonial and antebellum eras. &lt;/p&gt;&lt;p&gt; &lt;/p&gt;&lt;p&gt;&lt;/p&gt;</text:p>
          </table:table-cell>
        </table:table-row>
        <table:table-row table:style-name="ro1">
          <table:table-cell office:value-type="string" calcext:value-type="string">
            <text:p>p16313coll52</text:p>
          </table:table-cell>
          <table:table-cell office:value-type="string" calcext:value-type="string">
            <text:p>Louisiana images from the Standard Oil Collection, Univ. of Louisville</text:p>
          </table:table-cell>
          <table:table-cell office:value-type="string" calcext:value-type="string">
            <text:p>&lt;p&gt;This collection contains Louisiana images from the University of Louisville Libraries Special Collections and Archives Standard Oil New Jersey Collection. The University of Louisville generously provided LSU Libraries permission and some digital surrogates of Louisiana related images in this important collection. Researchers Don Davis and Carl Brasseaux digitized the remainder of the Louisiana images on-site in Louisville. Through this collaborative effort, LSU Libraries is happy to provide access to these unique images of people and places around Standard Oil sites in Louisiana between 1943-1950. For permission to use the images or for high resolution versions of images in this digital collection, please contact the University of Louisville Libraries and reference specific information associated with each image. &lt;/p&gt;</text:p>
          </table:table-cell>
        </table:table-row>
        <table:table-row table:style-name="ro1">
          <table:table-cell office:value-type="string" calcext:value-type="string">
            <text:p>p16313coll53</text:p>
          </table:table-cell>
          <table:table-cell office:value-type="string" calcext:value-type="string">
            <text:p>Cole Coleman Photographs</text:p>
          </table:table-cell>
          <table:table-cell office:value-type="string" calcext:value-type="string">
            <text:p>&lt;p&gt;The collection consists of gelatin silver prints made by New Orleans photographer Howard “Cole” Coleman (1883-1969) and donated to Tulane University in memory of his wife, Thelma Hecht Coleman. Most images represent Coleman’s professional work in Louisiana; a smaller number consists of copy-stand images taken from historic documents. Most predate his wife’s death in August 1963. &lt;/p&gt;&lt;p&gt;As a commercial photographer, Coleman specialized in local subjects developed in series. His photographs have a documentary quality since his darkroom work relied primarily on enlargements and cropping. The collection thus includes straight photographs and corresponding negatives of visiting celebrities, jazz musicians, notable structures, festival culture, restaurants, wildlife and foreign trade operations.&lt;/p&gt;&lt;p&gt;By the late 1950s and influenced by his wife, Coleman focused on the region’s historic architecture, especially rural plantations and Vieux Carré buildings. He took an interest in documenting the same subjects over the course of time, photographing buildings before and after renovations or other significant changes. He used the same approach with his commercial Mardi Gras images, situating his camera in two locations along major parade routes to systematically photograph passing float processions. Gallier Hall (545 St. Charles Street) and the Keller-Zander building (814 Canal Street) typically form the backdrop to his these images.&lt;/p&gt;&lt;p&gt;Notable amongst his non-architectural series are time-based and aerial photographs. Two separate series of negative images record the sequences of activities associated with Algiers “poor boy” bread-making and Bayou Barataria shrimping. Two series of aerial photographs document trade operations along the Mississippi River, one centered on the Industrial Canal at North Claiborne Avenue and the other on the International Foreign Trade Zone. Wharf productivity is emphasized, with steamers, tugboats, stevedores and exports featuring prominently.&lt;/p&gt;&lt;p&gt;A smaller group of images document celebrities in New Orleans. He photographed First Lady Eleanor Roosevelt, President Dwight D. Eisenhower, and military aviators Eddie Rickenbacker and Claire Lee Chennault. He recorded Nelson Eddy and Jeannette MacDonald’s appearances at a New Orleans Muscular Dystrophy benefit and Dorothy Lamour’s 1956 Mardi Gras participation. His images of Denise Darcel (1924-2011) clowning with floats in the Rex den coincided with a period in which the French-American actress was regularly performing in New Orleans theatres and night clubs. The Famous Door, the Paddock Lounge, and Alphonse Picou’s St. Claude Avenue funeral drew his attention to local musicians, although this was not a mainstay of his professional work.&lt;/p&gt;</text:p>
          </table:table-cell>
        </table:table-row>
        <table:table-row table:style-name="ro1">
          <table:table-cell office:value-type="string" calcext:value-type="string">
            <text:p>p16313coll54</text:p>
          </table:table-cell>
          <table:table-cell office:value-type="string" calcext:value-type="string">
            <text:p>Mingo Family African American Photographs, 1887-1955</text:p>
          </table:table-cell>
          <table:table-cell office:value-type="string" calcext:value-type="string">
            <text:p>&lt;p&gt;The collection consists of 32 photographic images and includes cabinet card portraits of men, women, and children taken at unidentified studios and by photographers in Andrew David Lytle of Baton Rouge and the Dambley Brothers of Plaquemine, Louisiana, as well as real postcards and photographic prints made in Hot Springs, Arkansas; Cairo, Illinois; New Orleans, La.; and St. Cloud, Minnesota.&lt;/p&gt;&lt;p&gt; &lt;/p&gt;&lt;p&gt;A visual highlight of the collection is a set of four large format prints from around 1920 carrying the studio imprint of Stevenson Studio, Cairo, Illinois. These images show the stage of a theater with scenes from two different productions, with some cast members in black-face or white-face.&lt;/p&gt;</text:p>
          </table:table-cell>
        </table:table-row>
        <table:table-row table:style-name="ro1">
          <table:table-cell office:value-type="string" calcext:value-type="string">
            <text:p>p16313coll56</text:p>
          </table:table-cell>
          <table:table-cell office:value-type="string" calcext:value-type="string">
            <text:p>Col. Joseph S. Tate Photograph Album</text:p>
          </table:table-cell>
          <table:table-cell office:value-type="string" calcext:value-type="string">
            <text:p>&lt;p&gt;&lt;/p&gt;&lt;p&gt; &lt;/p&gt;&lt;p&gt;View all Images &lt;/p&gt;&lt;p&gt; &lt;/p&gt;&lt;p&gt;Joseph S. Tate (1894-1963), a 1917 graduate of West Point and a field artillery officer who served in both World Wars, was commanding officer of the Louisiana military district in 1950.  A photograph album that belonged to him comprises this digital collection.&lt;/p&gt;&lt;p&gt;  &lt;/p&gt;&lt;p&gt;The album, now unbound, contains 103 black and white prints mounted on paper.  The images show scenes from several locations in Louisiana during the 1920s, including Baton Rouge, New Orleans, St. Martinville, Morgan City, Avery Island, and Franklin.  The New Orleans images show scenes of Mardi Gras, The Vieux Carré, buildings, and architectural details.  There are also photos of Bayous scenes, particularly Bayou Teche.  Children and wildlife appear in some of the photos.  In addition, there is a group of logging industry images showing workers, roads, and equipment.  Another group of photos was taken along Louisiana coastal areas and depicts oyster and shrimp fishermen, their boats, nets, camps, activities, and families.&lt;/p&gt;&lt;p&gt; &lt;/p&gt;&lt;p&gt;View Collection Finding Aid&lt;/p&gt;&lt;p&gt; &lt;/p&gt;</text:p>
          </table:table-cell>
        </table:table-row>
        <table:table-row table:style-name="ro1">
          <table:table-cell office:value-type="string" calcext:value-type="string">
            <text:p>p16313coll57</text:p>
          </table:table-cell>
          <table:table-cell office:value-type="string" calcext:value-type="string">
            <text:p>William Waller Survey Collection</text:p>
          </table:table-cell>
          <table:table-cell office:value-type="string" calcext:value-type="string">
            <text:p>&lt;p&gt;&lt;/p&gt;&lt;p&gt; &lt;/p&gt;&lt;p&gt;The digital “William Waller Survey Collection” primarily consists of large-format broadsides, maps, and surveys of the City of Baton Rouge, East and West Baton Rouge parishes, Greensburg, St. Helena, and Southeast Land Districts, and several other south Louisiana parishes, from about 1805 to 1938.  Featured locations include downtown Baton Rouge, farms and plantations, suburbs, neighborhoods, LSU, and cemeteries.  Other maps record structures, various tracts, rights of way, boundaries and proposed extensions, and roads. A few highlights from the Baton Rouge area include a map of old and new street names (1929), an 1809 map of what is now downtown Baton Rouge,  an 1806 broadside advertising lots for sale in Beauregard Town, and a map of the State Penitentiary grounds when it was located in the capital city.  The collection offers opportunities for research into map making and drafting, land tenure and settlement, local history, architecture, engineering, horticulture, and genealogy. &lt;/p&gt;&lt;p&gt;The work of surveyors and civil engineers William G. Waller (1813-1891) and his brother Henry Waller (1808-1854) comprise a large portion of the collection.  Natives of New York and Maryland, respectively, by at least 1847 they had settled in Baton Rouge, eventually becoming surveyors for East Baton Rouge Parish.  Additional surveyors, cartographers, and draftsmen also represented in the collection are Robert A. Hart, John H. Mundinger, Reiner Swart, among others.&lt;/p&gt;&lt;p&gt;&lt;/p&gt;&lt;p&gt;Large-format materials included here are drawn from the larger William Waller Survey Collection, Mss. 3592, 3910, 4326. &lt;/p&gt;&lt;p&gt; &lt;/p&gt;</text:p>
          </table:table-cell>
        </table:table-row>
        <table:table-row table:style-name="ro1">
          <table:table-cell office:value-type="string" calcext:value-type="string">
            <text:p>p16313coll58</text:p>
          </table:table-cell>
          <table:table-cell office:value-type="string" calcext:value-type="string">
            <text:p>William Barth Photographs of Mississippi and Atchafalaya River operations</text:p>
          </table:table-cell>
          <table:table-cell office:value-type="string" calcext:value-type="string">
            <text:p>&lt;p&gt;&lt;/p&gt;&lt;p&gt; &lt;/p&gt;&lt;p&gt;The photographs in the William Barth Papers, 1917-1959 Series I “Engineering and Levee Revetment documents, ca. 1925-1959” contain the subseries “Photographs of levee work, ca. 1928-1945.” The nearly 250 images depict various stages and types of work on the levees of the lower Mississippi River and Louisiana's Atchafalaya Basin. Most of the larger photographs (9.5x6.5 inches) involve revetment of the levees on the Mississippi River from around Natchez down to the New Orleans area. Various revetment types (including those using wood, concrete, and asphalt) appear in this series. Also depicted are the procurement of loess and sand for various construction projects on the river. The smaller photographs show levees in the Atchafalaya Basin being built; many of these include photographs of heavy machinery such as excavation towers, elevating graders, and Caterpillar tractors.&lt;/p&gt;&lt;p&gt; &lt;/p&gt;&lt;p&gt;Biographical Note&lt;/p&gt;&lt;p&gt;William Barth was born in New York City on December 22, 1898 to German immigrants. Barth worked for the Interstate Commerce Commission, traveling from Maine to Florida to survey railroad tracks. In 1928 he took a position with the U.S. Army Corps of Engineers in Natchez, Mississippi. For thirty years he worked on flood control of both the Mississippi and Atchafalaya Rivers and helped with major projects such as the Bonnet Carre Spillway. During World War II he received a commendation for meritorious civilian service since he helped control flood waters that could have damaged crops and held back war production. He died February 17, 1982.&lt;/p&gt;&lt;p&gt; &lt;/p&gt;&lt;p&gt;View the collection finding aid.&lt;/p&gt;</text:p>
          </table:table-cell>
        </table:table-row>
        <table:table-row table:style-name="ro1">
          <table:table-cell office:value-type="string" calcext:value-type="string">
            <text:p>p16313coll59</text:p>
          </table:table-cell>
          <table:table-cell office:value-type="string" calcext:value-type="string">
            <text:p>M. O. Gershenzon Archive</text:p>
          </table:table-cell>
          <table:table-cell office:value-type="string" calcext:value-type="string">
            <text:p>&lt;p&gt;Rare photos of Mikhail Osipovich Gershenzon's family and letters from Gershenzon. Gershenzon (1869-1925) was an important scholar and philosopher of Russia's Silver Age; a mystic, he believed in the power of the "cosmos" to bring unity to the world and happiness to the individual. These rare photos and letters describe the life of a Russian intellectual in the decade before and after the October Revolution.&lt;/p&gt;</text:p>
          </table:table-cell>
        </table:table-row>
        <table:table-row table:style-name="ro1">
          <table:table-cell office:value-type="string" calcext:value-type="string">
            <text:p>p16313coll6</text:p>
          </table:table-cell>
          <table:table-cell office:value-type="string" calcext:value-type="string">
            <text:p>Jambalaya and T-Wave Yearbooks</text:p>
          </table:table-cell>
          <table:table-cell office:value-type="string" calcext:value-type="string">
            <text:p>&lt;p&gt;The Jambalaya yearbook began publication in 1896, but was not published from 1997-2003, nor in 2007.  It ceased publication in 2009. Completely produced by students, these visual time-capsules document the daily life of students at Tulane University and the former Newcomb College, as well as highlighting special events which impacted their collegiate experience.&lt;/p&gt;&lt;p&gt; &lt;/p&gt;&lt;p&gt;Up until the early 1980s, students from all Tulane University schools and colleges were included in these yearbooks.  In 1982, the students of the School of Medicine launched their own yearbook, the T-Wave, which is also available digitally through the Tulane University Digital Library.  All of the Tulane yearbooks are keyword-searchable and downloadable as .pdfs.&lt;/p&gt;&lt;p&gt;&lt;/p&gt;&lt;p&gt;This collection is best viewed with a browser other than Firefox. Optimal browsers include Chrome or Internet Explorer. Firefox does not render the PDFs accurately, however they do display. The result is very washed out and over-exposed.&lt;/p&gt;&lt;p&gt; &lt;/p&gt;&lt;p&gt;Click to view all Jambalaya yearbooks&lt;/p&gt;&lt;p&gt;Click to view all T-Wave yearbooks&lt;/p&gt;</text:p>
          </table:table-cell>
        </table:table-row>
        <table:table-row table:style-name="ro1">
          <table:table-cell office:value-type="string" calcext:value-type="string">
            <text:p>p16313coll61</text:p>
          </table:table-cell>
          <table:table-cell office:value-type="string" calcext:value-type="string">
            <text:p>Rene Grandjean Collection - Seance Registers</text:p>
          </table:table-cell>
          <table:table-cell office:value-type="string" calcext:value-type="string">
            <text:p>No description</text:p>
          </table:table-cell>
        </table:table-row>
        <table:table-row table:style-name="ro1">
          <table:table-cell office:value-type="string" calcext:value-type="string">
            <text:p>p16313coll62</text:p>
          </table:table-cell>
          <table:table-cell office:value-type="string" calcext:value-type="string">
            <text:p>Louisiana Ephemera at the University of New Orleans</text:p>
          </table:table-cell>
          <table:table-cell office:value-type="string" calcext:value-type="string">
            <text:p>&lt;p&gt;An eclectic collection of Louisiana-related materials not tied to a larger project that may include ephemera, pamphlets, books, and more. New items will be added periodically.&lt;/p&gt;</text:p>
          </table:table-cell>
        </table:table-row>
        <table:table-row table:style-name="ro1">
          <table:table-cell office:value-type="string" calcext:value-type="string">
            <text:p>p16313coll63</text:p>
          </table:table-cell>
          <table:table-cell office:value-type="string" calcext:value-type="string">
            <text:p>The Crescent City Pictorial</text:p>
          </table:table-cell>
          <table:table-cell office:value-type="string" calcext:value-type="string">
            <text:p>&lt;p&gt;In 1926, former school teacher and newspaper publisher O.C.W. (Orlando Capitola Ward) Taylor published a 28-page souvenir booklet dedicated "to the Progress of the Colored Citizens of New Orleans, Louisiana, "America's Most Interesting City." The Crescent City Pictorial was designed by O.T. Griffin and featured the photography of Villard Paddio. This largely visual publication featured images of African American homes, businesses, schools, churches, and social organizations, and serves as one of the best visual documents of African American life in early 20th century New Orleans.&lt;/p&gt;&lt;p&gt; &lt;/p&gt;&lt;p&gt;Businesses include the United Industrial Life Insurance Company, Carr &amp; Llopis Undertakers, Dorsey's Valeteria, Flint-Goodridge Hospital, Geddes &amp; Moss Undertaking and Embalming, George D. Geddes Co. Morticians, Astoria Hotel &amp; Restaurant, as well as various pharmacies, photography studios, and mercantile companies. Social organizations, such as the San Jacinto Club, People's Community Center, Pythian Temple, Autocrat Social &amp; Pleasure Club, and Lions Club are also featured, as well as various schools, including New Orleans College, Xavier University, Straight College, and elementary and secondary schools.&lt;/p&gt;&lt;p&gt;For more information, please visit the Amistad Research Center’s website: (http://www.amistadresearchcenter.org/).&lt;/p&gt;</text:p>
          </table:table-cell>
        </table:table-row>
        <table:table-row table:style-name="ro1">
          <table:table-cell office:value-type="string" calcext:value-type="string">
            <text:p>p16313coll64</text:p>
          </table:table-cell>
          <table:table-cell office:value-type="string" calcext:value-type="string">
            <text:p>Sounds of Louisiana</text:p>
          </table:table-cell>
          <table:table-cell office:value-type="string" calcext:value-type="string">
            <text:p>&lt;p&gt;Contibute your sounds to this collection! Submit your files and metadata using our form.&lt;/p&gt;&lt;p&gt; &lt;/p&gt;&lt;p&gt;New Orleans and the surrounding region offer a plethora of sounds that are culturally, geographically, and architecturally unique to the region. Among many other things, this collection serves as an auditory historical marker of the changing city, for as the city-scape changes, so do the sounds. This collection originates with the work of a group of sound artists actively creating new sound art in New Orleans. The earliest record of the phrase “sound art” dates from 1983 with William Hellerman’s curated exhibition Sound/Art at New York’s Sculpture Center. Although sound art became more prevalent in the 1990s, this art form has a number of much earlier antecedents. The earliest conceptualizations of noise as music were by the Italian futurist Luigi Russolo, who developed several noise machines between 1913 and 1921 and authored the “Futurist Manifesto” in which he wrote “...we delight much more in combining in our thoughts the noises of trams, of automobile engines, of carriages, and brawling crowds, than in hearing again the “Eroica” or the “Pastorale”(The Art of Noises, p. 25).” &lt;/p&gt;&lt;p&gt;In 1920, Erik Satie took this concept a step further with two performances of Musique d’ameublement, in which repetitive musical fragments were to be played as a backdrop (as if time repeats itself) while the audience participated in the performance through their movements across the performance space and conversation (thus representing the continuation of time). Perhaps the most commonly known precursor to sound art is musique concrète, developed in 1948 by Pierre Schaeffer. Musique concrète describes a style of composition in which composers re-use portions of existing recordings or make new recordings of sounds from the world around them (e.g. the sound made by a car crossing a specific bridge) and recombine them in a number of variations and alterations to create a new piece of music. Sound art, although still loosely defined, generally combines values and techniques from each of these earlier musical forms. As in musique concrète, existing recordings as well as field recordings of sounds captured in the local environment may be used as primary concepts of the work either in their original form or electronically altered. Similarly, like the work of Satie, sound art also includes some visual component (painting, photographic, film, sculpture, etc.) and the audience’s experience of sound, visual, and space is often considered an intrinsic part of the work. &lt;/p&gt;&lt;p&gt;The sounds collected here are the field recordings of local sound artists, students, and faculty at Tulane University. While they were collected for possible integration into sound art and musical compositions, the sounds collected here more broadly represent an auditory history of New Orleans and the surrounding region, and may be linked to the streets, buildings, and neighborhoods of New Orleans and the surrounding region of the early 21st century. As such, these sounds have historical, cultural, architectural, and geographic significance. Although some sounds in this collection may be restricted in their use, many will be available for download and re-use under creative commons licenses.&lt;/p&gt;&lt;p&gt; &lt;/p&gt;</text:p>
          </table:table-cell>
        </table:table-row>
        <table:table-row table:style-name="ro1">
          <table:table-cell office:value-type="string" calcext:value-type="string">
            <text:p>p16313coll65</text:p>
          </table:table-cell>
          <table:table-cell office:value-type="string" calcext:value-type="string">
            <text:p>Louisiana Decoys and Wildfowl Artifacts</text:p>
          </table:table-cell>
          <table:table-cell office:value-type="string" calcext:value-type="string">
            <text:p>No description</text:p>
          </table:table-cell>
        </table:table-row>
        <table:table-row table:style-name="ro1">
          <table:table-cell office:value-type="string" calcext:value-type="string">
            <text:p>p16313coll66</text:p>
          </table:table-cell>
          <table:table-cell office:value-type="string" calcext:value-type="string">
            <text:p>Sounding Translation</text:p>
          </table:table-cell>
          <table:table-cell office:value-type="string" calcext:value-type="string">
            <text:p>&lt;p&gt;Sounding Translation is an Internet-accessible interview series that publicly archives translators’ reflections on the experience of translating contemporary poetry through audio interviews with the producer and host, Teresa Villa-Ignacio. It is an ongoing digitized oral history project that traces the development of relationships of exchange and collaboration among American poet-translators and their international peers working in languages including Arabic French, German, Spanish, Italian, and Portuguese. As such, it complements Teresa Villa-Ignacio’s book manuscript-in-progress: Poethical Import: Translationships in Contemporary French-American Poetic Exchange. Sounding Translation raises awareness about the role of translators in the dissemination of literature and the importance of translation as a literary endeavor.&lt;/p&gt;</text:p>
          </table:table-cell>
        </table:table-row>
        <table:table-row table:style-name="ro1">
          <table:table-cell office:value-type="string" calcext:value-type="string">
            <text:p>p16313coll67</text:p>
          </table:table-cell>
          <table:table-cell office:value-type="string" calcext:value-type="string">
            <text:p>Louisiana Documents of the State Library</text:p>
          </table:table-cell>
          <table:table-cell office:value-type="string" calcext:value-type="string">
            <text:p>No description</text:p>
          </table:table-cell>
        </table:table-row>
        <table:table-row table:style-name="ro1">
          <table:table-cell office:value-type="string" calcext:value-type="string">
            <text:p>p16313coll68</text:p>
          </table:table-cell>
          <table:table-cell office:value-type="string" calcext:value-type="string">
            <text:p>NOLA Hip Hop and Bounce Archive</text:p>
          </table:table-cell>
          <table:table-cell office:value-type="string" calcext:value-type="string">
            <text:p>&lt;p&gt;List of Artists&lt;/p&gt;&lt;p&gt; &lt;/p&gt;&lt;p&gt;For more than three decades now, hiphop and bounce music traditions in New Orleans have been central outlets for creativity, celebration, social critique, community gathering, and political and expressive art in the city. From the groundbreaking, internationally recognized Cash Money and No Limit record labels to the strong currents of underground hiphop and street rap that sustain the tradition, New Orleans has been a recognized hiphop locale since the 1990s. Meanwhile, the indigenous New Orleans bounce music tradition, born at block parties, dance clubs, and other community gatherings, had until very recently been little heard outside the city. Since Hurricane Katrina, bounce has become a force of its own, gaining massive popularity and influence internationally via artists like Big Freedia, Katey Red and Nicky da B (1990-2014), though its roots go back well over two decades.&lt;/p&gt;&lt;p&gt; &lt;/p&gt;&lt;p&gt;Perhaps more audibly so than rappers anywhere else in America, New Orleans artists have pulled from the musical traditions of the city’s past. Far from rejecting the musical and cultural traditions of earlier generations, early New Orleans rappers in particular often incorporated elements of them––including brass-band street-parade instrumentations/rhythms and Mardi Gras Indian chants and melodies––into the hip-hop collage. Today, rap music is Louisiana’s most lucrative cultural export. But in the most widespread images of “New Orleans music,” the city’s incredibly influential and successful rappers, producers and DJs that helped to build the tradition remain largely invisible. This, coupled with the realities of Hurricane Katrina, in which countless members of the city’s creative communities lost their lives or were displaced, many of whom remain unable to return, inspired a determination in many to help provide resources/further acknowledgment for artists and to document/collect hiphop and bounce oral histories and ephemera. The NOLA Hiphop and Bounce Archive hopes to be one of many initiatives assisting in such efforts. As the nation’s oldest, largest, and arguably most comprehensive independent archives/library documenting the modern Civil Rights Movement, the Amistad Research Center is playing a central role in helping to facilitate the development and growth of this collection. While the collection hopes to expand to include further materials from a variety of artists, collectors, and collaborators in the near future, the NOLA Hiphop and Bounce Archive collection launches with materials from the Where They At bounce and hip-hop collection and the NOLA Hiphop Archive. &lt;/p&gt;&lt;p&gt; &lt;/p&gt;&lt;p&gt;The Where They At project was begun in 2008 by photographer Aubrey Edwards and journalist Alison Fensterstock, with the assistance of a grant from the Greater New Orleans Foundation. It collects over 50 photographic portraits and audio interviews with New Orleans rappers, DJs, producers, photographers, label owners, promoters, record store personnel, journalists and other parties involved in the New Orleans hip-hop and bounce scene from the late 1980’s through Hurricane Katrina, as well as ephemera including original fliers, posters, vintage photographs and an extensive collection of record, CD and cassette tape scans. In a multimedia exhibition form, Where They At was presented at the Smithsonian-affiliated Ogden Museum of Southern Art, the New Orleans Jazz and Heritage Festival, Austin’s Birdhouse Gallery and SXSW festival, Minneapolis’ Soap Factory, New York City’s Abrons Art Center and the Direktorenhaus in Berlin, Germany.&lt;/p&gt;&lt;p&gt; &lt;/p&gt;&lt;p&gt;The NOLA Hiphop Archive was founded by Holly Hobbs in 2012. To date, the NOLA Hiphop Archive has focused on the recording and collection of digital videotaped oral histories. The collection currently contains over 40 videotaped interviews with leading hiphop and bounce artists, with new interviews added on an ongoing basis. We are thankful to the donors to our Kickstarter and the New Orleans Jazz and Heritage Foundation for their generous support.&lt;/p&gt;&lt;p&gt; &lt;/p&gt;&lt;p&gt;Students, teachers, researchers, and others are encouraged to contact the Center about this digital collection and related materials. For more information, please visit the Center’s website (http://www.amistadresearchcenter.org/)&lt;/p&gt;</text:p>
          </table:table-cell>
        </table:table-row>
        <table:table-row table:style-name="ro1">
          <table:table-cell office:value-type="string" calcext:value-type="string">
            <text:p>p16313coll69</text:p>
          </table:table-cell>
          <table:table-cell office:value-type="string" calcext:value-type="string">
            <text:p>LSU Music Resources Sheet Music Collection</text:p>
          </table:table-cell>
          <table:table-cell office:value-type="string" calcext:value-type="string">
            <text:p>&lt;p&gt;LSU Middleton Libraries Carter Music Resources owns a donated collection of loose sheet music. The collection includes classical, folk, holiday, musical, popular, and sacred music published primarily in America and England during the late nineteenth through the middle of the twentieth century.&lt;/p&gt;&lt;p&gt;The pieces seen here are part of an in-process digital project which aims to provide easier access to the collection. Those pieces with expired copyright are available in their entirety. The digital collection also includes information about and samples of some copyrighted pieces. All pieces can also be viewed by visitors to Middleton Library. For information on the collection or to inquire about materials not yet digitized, please contact Mikel Ledee.&lt;/p&gt;&lt;p&gt; &lt;/p&gt;&lt;p&gt;Browse by instrument:&lt;/p&gt;&lt;p&gt; &lt;/p&gt;&lt;p&gt;Browse by composer:&lt;/p&gt;&lt;p&gt; &lt;/p&gt;&lt;p&gt;Browse by style:&lt;/p&gt;</text:p>
          </table:table-cell>
        </table:table-row>
        <table:table-row table:style-name="ro1">
          <table:table-cell office:value-type="string" calcext:value-type="string">
            <text:p>p16313coll72</text:p>
          </table:table-cell>
          <table:table-cell office:value-type="string" calcext:value-type="string">
            <text:p>Orleans Parish School Board Meeting Minutes -- Indexes</text:p>
          </table:table-cell>
          <table:table-cell office:value-type="string" calcext:value-type="string">
            <text:p>&lt;p&gt;The books digitized here serve as an index to meeting minutes of the Orleans Parish School Board, some of which have been digitized and can be found in the collection "Orleans Parish School Board Meeting Minutes."&lt;/p&gt;&lt;p&gt;The meeting minutes indexed in these pages cover discussions and debates surrounding religion in the shcools, gender-related issues, teacher salaries, new construction, health policies, hiring policies, and more. &lt;/p&gt;&lt;p&gt;The minute books and their indexes are both part of the larger Orleans Parish School Board Collection (MSS 147) in the Louisiana and Special Collections Department at UNO’s Earl K. Long Library. These images were digitized from microfilm reproductions and may vary in image quality due to quality of the original film.&lt;/p&gt;&lt;p&gt;Digitization of the meeting minutes and their indexes is an ongoing project. More will be scanned and uploaded as resources allow. Add the RSS feed (linked to the right as "Receive updates for this collection") to your feed reader for updates to the Indexes digital collection.&lt;/p&gt;</text:p>
          </table:table-cell>
        </table:table-row>
        <table:table-row table:style-name="ro1">
          <table:table-cell office:value-type="string" calcext:value-type="string">
            <text:p>p16313coll73</text:p>
          </table:table-cell>
          <table:table-cell office:value-type="string" calcext:value-type="string">
            <text:p>Black Natchez</text:p>
          </table:table-cell>
          <table:table-cell office:value-type="string" calcext:value-type="string">
            <text:p>&lt;p&gt;Filmmaker Ed Pincus worked and taught in the 1960s and 70s to develop a direct cinema approach to social and political problems. In 1965, Pincus spent ten weeks in Natchez, Mississippi, filming the lives of ordinary people in the Civil Rights Movement from which he developed two seminal black and white 16mm documentaries. His first film, Black Natchez, telecast on NET Journal, charts early attempts to organize and register Black voters and the formation of a self defense group in the Black community.&lt;/p&gt;&lt;p&gt;Black Natchez (1967, 62 min.) was shot the week following the murder of Wharlest Jackson, the treasurer of the Natchez branch of the NAACP. Jackson had been working in the Armstrong Tire and Rubber Plant, and had recently been promoted to a position that had been previously held by white workers. On the evening of February 27, 1965, a bomb detonated in Jackson’s pickup truck and killed him. He had received threats at the plant, and the incident highlighted the continued presence of the Ku Klux Klan in Natchez. In the week that followed, the African American community, along with local and national civil rights activists, gathered to address the problem. What Pincus captured were the protest marches, community meetings, and general public sentiment following Jackson’s death. The rolls of film he shot are genuine, often candid, portrayals of a community in a time of turmoil. At times, Pincus and his partner, David Neuman, turn the camera on an individual and interview him. Interviewees range from prominent civil rights leaders, including Charles Evers, to more representative residents, and they are asked to express his or her thoughts and feelings about racial tensions and violence in the city. The film also chronicles the tensions between the NAACP and the Mississippi Freedom Democratic Party, both of which were operating in Natchez.&lt;/p&gt;</text:p>
          </table:table-cell>
        </table:table-row>
        <table:table-row table:style-name="ro1">
          <table:table-cell office:value-type="string" calcext:value-type="string">
            <text:p>p16313coll74</text:p>
          </table:table-cell>
          <table:table-cell office:value-type="string" calcext:value-type="string">
            <text:p>McNeese State University Electronic Theses</text:p>
          </table:table-cell>
          <table:table-cell office:value-type="string" calcext:value-type="string">
            <text:p>&lt;p&gt;The McNeese State University Electronic Theses Collection represents the research endeavors of students enrolled in the William J. Doré, Sr., School of Graduate Studies and Extended Education at McNeese State University. The collection contains Masters' Theses since Spring, 2012. For older theses, please contact the McNeese Archives.&lt;/p&gt;</text:p>
          </table:table-cell>
        </table:table-row>
        <table:table-row table:style-name="ro1">
          <table:table-cell office:value-type="string" calcext:value-type="string">
            <text:p>p16313coll75</text:p>
          </table:table-cell>
          <table:table-cell office:value-type="string" calcext:value-type="string">
            <text:p>The Architect's Eye</text:p>
          </table:table-cell>
          <table:table-cell office:value-type="string" calcext:value-type="string">
            <text:p>&lt;p&gt;"The Architect's Eye" incorporates highlights from the Southeastern Architectural Archive, the largest repository of architectural records in the southern United States. Selected drawings illustrate nineteenth-century architecture as practiced by the Crescent City's leading designers, many of whom were educated in Europe. Building types include residences, commercial and institutional buildings. Selected drawings hint at the ways in which architectural drafting techniques separated the specialist from the layman. In an era of increasing professionalization, one's ability to render the third dimension on a two-dimensional surface elevated the socioeconomic level of one's clientele and the scale of one's commissioned projects. The collection represents some of the most accomplished architectural designs produced in nineteenth-century New Orleans.&lt;/p&gt;</text:p>
          </table:table-cell>
        </table:table-row>
        <table:table-row table:style-name="ro1">
          <table:table-cell office:value-type="string" calcext:value-type="string">
            <text:p>p16313coll76</text:p>
          </table:table-cell>
          <table:table-cell office:value-type="string" calcext:value-type="string">
            <text:p>Doussan family papers, 1827-1872</text:p>
          </table:table-cell>
          <table:table-cell office:value-type="string" calcext:value-type="string">
            <text:p>&lt;p&gt;&lt;/p&gt;&lt;p&gt; &lt;/p&gt;&lt;p&gt;The Doussans were an émigré French family who settled in East and West Baton Rouge Parish, La., in the wake of Napoleon’s downfall.  Comprised of correspondence, financial papers, and personal papers of family members, the collection, which dates 1827-1872, reflects the Doussans’s planting operations in West Baton Rouge Parish, financial and legal transactions in Louisiana and France, family activities, interests, and concerns, and the experience of French émigrés in Louisiana as they encountered Anglo-American culture and society. Correspondence includes letters to and from friends and family in France.&lt;/p&gt;&lt;p&gt;Additional information.&lt;/p&gt;&lt;p&gt; &lt;/p&gt;&lt;p&gt; &lt;/p&gt;</text:p>
          </table:table-cell>
        </table:table-row>
        <table:table-row table:style-name="ro1">
          <table:table-cell office:value-type="string" calcext:value-type="string">
            <text:p>p16313coll77</text:p>
          </table:table-cell>
          <table:table-cell office:value-type="string" calcext:value-type="string">
            <text:p>Louisiana State University Agricultural Experiment Station Reports</text:p>
          </table:table-cell>
          <table:table-cell office:value-type="string" calcext:value-type="string">
            <text:p>&lt;p&gt; &lt;/p&gt;&lt;p&gt; &lt;/p&gt;&lt;p&gt;The LSU Agricultural Experiment Station was established in 1885 as a sugar research station funded by the Louisiana Sugar Planters Association. The station’s purpose was "to develop and improve the agricultural interests and resources of Louisiana, especially the cultivation of sugarcane and rice by scientific and agricultural and chemical experiments and to disseminated information connected therewith." With the passage of the federal Hatch Act of 1887, agriculture research at land grant universities established throughout the US. Today, the Louisiana Agricultural Experiment Station serves as the research arm of the LSU AgCenter. It is composed of academic departments and research stations across Louisiana. Scientists at research stations develop new knowledge and technologies to help agricultural producers provide citizens of the state and the nation with a vast array of food, fiber, and fuel. More information about the Louisiana Agricultural Experiment Station can be found here: http://www.lsuagcenter.com/en/administration/about_us/research/ &lt;/p&gt;&lt;p&gt; &lt;/p&gt;&lt;p&gt;The digitization of the LSU Agricultural Experiment Station bulletins was funded through Project Ceres, a program that supports the ongoing preservation and digitization of collections in the field of agriculture. Project Ceres is a partnership between the United States Agriculture Information Network (USAIN), the Agriculture Network Information Center (AgNIC), and the Center for Research Librares (CRL). More information about Project Ceres can be found here: https://www.crl.edu/collections/global-resources-partnership/global-resources-agriculture-partnership&lt;/p&gt;</text:p>
          </table:table-cell>
        </table:table-row>
        <table:table-row table:style-name="ro1">
          <table:table-cell office:value-type="string" calcext:value-type="string">
            <text:p>p16313coll78</text:p>
          </table:table-cell>
          <table:table-cell office:value-type="string" calcext:value-type="string">
            <text:p>Nicaraguan Presidential Papers</text:p>
          </table:table-cell>
          <table:table-cell office:value-type="string" calcext:value-type="string">
            <text:p>No description</text:p>
          </table:table-cell>
        </table:table-row>
        <table:table-row table:style-name="ro1">
          <table:table-cell office:value-type="string" calcext:value-type="string">
            <text:p>p16313coll79</text:p>
          </table:table-cell>
          <table:table-cell office:value-type="string" calcext:value-type="string">
            <text:p>Louisiana Railroad Depot Photograph Collection</text:p>
          </table:table-cell>
          <table:table-cell office:value-type="string" calcext:value-type="string">
            <text:p>&lt;p&gt;&lt;/p&gt;&lt;p&gt; &lt;/p&gt;&lt;p&gt;The scene of comings and goings in small towns and large across Louisiana and a hub for their commerce, train stations and railroad depots were at the crossroads of community social and economic life.  This collection is comprised of images of 129 stations in the state from Houma to Bastrop and points in between, and dates from 1905 to 1984, reflecting the heyday of rail travel to its decline.  Railroads represented in the collection include the Illinois Central, Kansas City Southern, Louisiana and Arkansas, Missouri Pacific, Santa Fe, Southern Pacific, Texas and New Orleans, and Texas and Pacific, among others. &lt;/p&gt;</text:p>
          </table:table-cell>
        </table:table-row>
        <table:table-row table:style-name="ro1">
          <table:table-cell office:value-type="string" calcext:value-type="string">
            <text:p>p16313coll8</text:p>
          </table:table-cell>
          <table:table-cell office:value-type="string" calcext:value-type="string">
            <text:p>Gras-Lauzin Family Papers</text:p>
          </table:table-cell>
          <table:table-cell office:value-type="string" calcext:value-type="string">
            <text:p>&lt;p&gt;&lt;/p&gt;&lt;p&gt; &lt;/p&gt;&lt;p&gt;View all items in collection&lt;/p&gt;&lt;p&gt; &lt;/p&gt;&lt;p&gt;This collection is comprised of 71 letters of the Civil War period written to Miss Henrietta Lauzin (born 1842) of West Baton Rouge, principally from her friend Amelia Faulkner of Faulkland Plantation in Louisiana, and Confederate soldiers Francis F. Palms and Frank Babin. Topics include the young ladies’ favoring soldiers over those who did not join the army and their contributions to the war effort, the courtship of friends and family in the context of the war, and experiences on the home front and in the army. The correspondence between Babin and Lauzin illustrates the developing and undefined character of their relationship.&lt;/p&gt;&lt;p&gt; &lt;/p&gt;&lt;p&gt;Biographical Information&lt;/p&gt;&lt;p&gt;Henrietta Bernadine Lauzin (1842-1929) was born in Pointe Coupée Parish, the daughter of Leocadie Teetzman and Dr. Jean Lauzin, and the great-grand-daughter of Antion Gras, a settler from Spain and prominent merchant and landowner of Baton Rouge. By 1860, her father had died, and Henrietta, her mother and brother Leopold Paul (1846-1863), and grandmother Leocadie Gras Teetzman Walters and three of her children from her second marriage were living in Baton Rouge. During the war she corresponded with female friend Amelia Faulkner of Faulkland Plantation and Confederate soldiers Francis Palms and Frank Babin, among others.&lt;/p&gt;&lt;p&gt; Francis Palms (1837-1904) enlisted as a private in the Confederate Army on May 23, 1861, at Camp Moore, Louisiana. He was assigned to Co. F of the Delta Rifles, which was part of the 4th Louisiana Infantry. Following the war, he returned to his birthplace of Detroit, Michigan, where he helped to manage his father's many interests. Frank Babin enlisted as a private in the Confederate Army and was assigned to Company I, which was a part of the 2nd Louisiana Cavalry. At one point in their correspondence, he asks Henrietta to marry him.&lt;/p&gt;&lt;p&gt;Henrietta Lauzin married Virginia native and Civil War veteran John William Amiss on August 5, 1867.&lt;/p&gt;&lt;p&gt;View the complete collection finding aid: http://www.lib.lsu.edu/special/findaid/0005m.pdf&lt;/p&gt;&lt;p&gt; &lt;/p&gt;</text:p>
          </table:table-cell>
        </table:table-row>
        <table:table-row table:style-name="ro1">
          <table:table-cell office:value-type="string" calcext:value-type="string">
            <text:p>p16313coll80</text:p>
          </table:table-cell>
          <table:table-cell office:value-type="string" calcext:value-type="string">
            <text:p>Louisiana Runaway Slave Advertisements, 1836-1865</text:p>
          </table:table-cell>
          <table:table-cell office:value-type="string" calcext:value-type="string">
            <text:p>&lt;p&gt;&lt;/p&gt;&lt;p&gt;The “Louisiana Runaway Slave Advertisements, 1836-1865” collection is a comprehensive digital collection of advertisements and notices harvested from the newspapers digitized as part of the Digitizing Louisiana Newspapers Project.  In these advertisements people from Louisiana and the Lower Mississippi Valley demonstrate their agency and resistance against the institutions of slavery and indentured servitude.&lt;/p&gt;&lt;p&gt; &lt;/p&gt;&lt;p&gt;The project team identified and cropped advertisements directly from the digital newspaper images, and they created full-text transcriptions and descriptive metadata. &lt;/p&gt;&lt;p&gt; &lt;/p&gt;&lt;p&gt;New advertisements will be added to the collection at regular intervals until the project’s completion around September 2016.&lt;/p&gt;&lt;p&gt; &lt;/p&gt;&lt;p&gt;Full issues of the newspapers from which advertisements were taken are available from the Library of Congress’s Chronicling America website.&lt;/p&gt;&lt;p&gt; More information about the Digitizing Louisiana Newspapers Project can be found on the project’s homepage.&lt;/p&gt;</text:p>
          </table:table-cell>
        </table:table-row>
        <table:table-row table:style-name="ro1">
          <table:table-cell office:value-type="string" calcext:value-type="string">
            <text:p>p16313coll81</text:p>
          </table:table-cell>
          <table:table-cell office:value-type="string" calcext:value-type="string">
            <text:p>John B. Heroman, Sr. photograph collection, circa 1885-1940</text:p>
          </table:table-cell>
          <table:table-cell office:value-type="string" calcext:value-type="string">
            <text:p>No description</text:p>
          </table:table-cell>
        </table:table-row>
        <table:table-row table:style-name="ro1">
          <table:table-cell office:value-type="string" calcext:value-type="string">
            <text:p>p16313coll83</text:p>
          </table:table-cell>
          <table:table-cell office:value-type="string" calcext:value-type="string">
            <text:p>Records of the Spanish Cabildo (1769-1803)</text:p>
          </table:table-cell>
          <table:table-cell office:value-type="string" calcext:value-type="string">
            <text:p>No description</text:p>
          </table:table-cell>
        </table:table-row>
        <table:table-row table:style-name="ro1">
          <table:table-cell office:value-type="string" calcext:value-type="string">
            <text:p>p16313coll84</text:p>
          </table:table-cell>
          <table:table-cell office:value-type="string" calcext:value-type="string">
            <text:p>New Orleans Independent Music Digital Collection</text:p>
          </table:table-cell>
          <table:table-cell office:value-type="string" calcext:value-type="string">
            <text:p>&lt;p&gt;New Orleans is home to a rich and diverse musical culture, one where the independently released album speaks to and of the local culture as much as the commercially produced album. This project seeks to collect, preserve, and provide access to this rich heritage by creating a platform in the digital environment that allows visitors to learn not only about local indie bands but also about the individual artists and the web of relationships that underlie the local New Orleans musical culture.&lt;/p&gt;</text:p>
          </table:table-cell>
        </table:table-row>
        <table:table-row table:style-name="ro1">
          <table:table-cell office:value-type="string" calcext:value-type="string">
            <text:p>p16313coll85</text:p>
          </table:table-cell>
          <table:table-cell office:value-type="string" calcext:value-type="string">
            <text:p>Lumières - A Publication of the Friends of the LSU Libraries</text:p>
          </table:table-cell>
          <table:table-cell office:value-type="string" calcext:value-type="string">
            <text:p>No description</text:p>
          </table:table-cell>
        </table:table-row>
        <table:table-row table:style-name="ro1">
          <table:table-cell office:value-type="string" calcext:value-type="string">
            <text:p>p16313coll86</text:p>
          </table:table-cell>
          <table:table-cell office:value-type="string" calcext:value-type="string">
            <text:p>Ex Parte Plessy (Plessy v. Ferguson)</text:p>
          </table:table-cell>
          <table:table-cell office:value-type="string" calcext:value-type="string">
            <text:p>&lt;p&gt;Plessy vs. Ferguson was a landmark civil-rights case that went before the United States Supreme court in 1896 that upheld the constitutionality of state Jim Crow laws requiring racial segregation in public facilities and established the “separate but equal” doctrine which remained until the 1954 Brown v. Board of Education decision which overturned it. The law was unsuccessfully challenged by the Comité des Citoyens and Homer Adolphe Plessy. This collection contains primary sources for the case including transcripts of the original court case, the legal arguments used by civil rights activist Albion W. Tourgée against the Separate Car Act of 1890, the defense of the arguments by Judge John Howard Ferguson and the decisions by former Governor and Chief Justice Francis T. Nicholls. &lt;/p&gt;&lt;p&gt; &lt;/p&gt;&lt;p&gt;Item 1: Petition to the Supreme Court of the State of Louisiana by Albion W. Tourgée and James C. Walker, counsel for Plessy, Nov. 22, 1892. Manuscript. 7 pages and blank cover. Notarized by Louis A. Martinet, notary public. Signed by H. A. Plessy and Louis A. Martinet.&lt;/p&gt;&lt;p&gt;Item 2: Exhibit A. Second Recorder's Court of the City of New Orleans. #7657. The State v. Homer Adolph Plessy. Affadavit by Detective Chris C. Cain, June 8, 1892. Manuscript. 2 pages.Recorder: A. R. Moulin. State's witnesses: J. L. Scott, 19 Commercial Place; J. J. Dowling, conductor, 122 Common. Certified copy by J. Malloy, deputy clerk, Nov. 21, 1892.&lt;/p&gt;&lt;p&gt;Item 3: Exhibit B. Criminal District Court for the Parish of Orleans. #19117. The State vs. Homer Adolph Plessy. Bill of information-- violating provisions of Act. #111 of 1890. Lionel Adams, assistant district attorney  for Orleans Parish. Manuscript. 2 pages. F. J. Letter, minute clerk, filed July 20, 1892. Certified copy by M. Malloy, deputy clerk, Nov. 21, 1892.&lt;/p&gt;&lt;p&gt;Item 4: Exhibit C. State of Louisiana. "An act to promote the comfort of passengers on railway trains... " #111, July 10, 1890. Typescript 4 pages and green paper cover.&lt;/p&gt;&lt;p&gt;Item 5: Exhibit D. Criminal District Court...Parish of Orleans. Section A.#19117. The State v. Homer Adolph Plessy. Defendant's plea, Oct. 13, 1892. Typescript 6 pages.and gray paper covet. On cover: order by Francis T. Nicholls, Chief Justice of Louisiana (signature), Nov. 22, 1892. Service of records, J. H. Ferguson, Judge, Nov. 23, 1892. For writs of prohibition and certiorari.&lt;/p&gt;&lt;p&gt;Item 6: Supreme Court of the State of Louisiana. #11134. Ex parte Homer A. Plessy. Writs of prohibition and certiorari to be served on John H. Ferguson, Judge, Section A Criminal District Court. Francis T. Nicholls, Chief Justice, Nov. 22, 1892. C. W. Buchanan, deputy clerk. Manuscript. 2 pages.&lt;/p&gt;&lt;p&gt;Item 7: Criminal District Court... Parish of Orleans. Section A. #19117. The State v. Homer Adolph Plessy. Certified copy of proceedings. Includes Bill of information, defendant's plea, demurrer by Asst. District Attorney, joinder to demurrer. Manuscript. 26 pages.and 4 covers.&lt;/p&gt;&lt;p&gt;Item 8: Supreme Court of the State of Louisiana. #11134. Ex parte Homer A. Plessy. Sheriff's return. James Drignan, deputy sheriff, Nov. 23, 1892. Filed Nov. 28, 1892. Manuscript. 2 pages.&lt;/p&gt;&lt;p&gt;Item 9: Ibid. #11134 Answer of John H. Ferguson, Presiding Judge, Criminal District Court, Section A, to application for writs of prohibition and certiorari, with signature of respondent, John H. Ferguson,  filed Nov. 26, 1892. Typescript 4 pages and two covers.&lt;/p&gt;&lt;p&gt;Item 10: Ibid. #11134 Brief of relator for writs of prohibition and certiorari to the judge of Section A, Criminal District Court, for the parish of Orleans, by Albion W. Tourgee and James C. Walker, attorneys for relator. (Printed by A. W. Hyatt Stationery Mfg. Co., Ltd., 73 Camp St., N. 0.). 22 pages.and cover. On cover: ....La copy of this brief has been Served [on] Lionel Adams, Esq. opposing Counsel.”&lt;/p&gt;&lt;p&gt;Item 11:  Ibid. #11134  Application for writs of prohibition and certiorari. Brief  for respondent, John H. Ferguson, by Lionel Adams, attorney for respondent. (Printed by V. Mauberret, printer, 112, 114 Poydras St., N. O. 30 pages and cover.&lt;/p&gt;&lt;p&gt;Item 12 (bound with item 11): Ibid. #111134. Syllabus, ex parte Homer A. Plessy [on behalf of respondent]. 5 pages.&lt;/p&gt;&lt;p&gt;Item 13: Ibid. #11134. Opinion and judgment by Charles E. Fenner, Associate Justice. Filed December 19, 1892. Manuscript. 17 pages.and cover. "70-86" numbered pages.&lt;/p&gt;&lt;p&gt;Item 14: Ibid. #11134. Petition for a rehearing by Albion W. Tourgée and James C. Walker, attorneys for Plessy. Dec. 26, 1892. Manuscript. 4 pages.&lt;/p&gt;&lt;p&gt;Item 15: Ibid. #11134. Relator's brief for a rehearing, December 24, 1892. 3 pages.(ca. December 1892). Note. items 14 and 15 are enclosed in a folder, annotated:  Rehearing refused, Jan. 2, 1893."&lt;/p&gt;&lt;p&gt;Item 16: Circuit Court of the U. S. for the Eastern District of Louisiana. Copy of writ of error lodged in the clerk's office of the Supreme Court of Louisiana, Jan. 5, 1893. Manuscript. 3 pages.&lt;/p&gt;&lt;p&gt;Item 17: Supreme Court of the State of Louisiana. #11134. It parts Homer A. Plessy. Bond for writ of error. Signatures: H. A. Plessy, Paul Bonseigneur (surety), Francis T. Nicholls, Chief Justice, and T. Mc. Hyman, Clerk, Supreme Court of Louisiana. Manuscript. 2 pages.&lt;/p&gt;&lt;p&gt;Item 18: Supreme Court of the U. S. #210. Plessy v. Ferguson. Provisional writ of prohibition dissolved by Supreme Court of Louisiana, December 19, 1892. Affirmed by the U. S. Supreme Court, May 18, 1896. Remanded to Supreme Court of Louisiana, September 28, 1896. Manuscript. 4 pages.&lt;/p&gt;&lt;p&gt;&lt;/p&gt;</text:p>
          </table:table-cell>
        </table:table-row>
        <table:table-row table:style-name="ro1">
          <table:table-cell office:value-type="string" calcext:value-type="string">
            <text:p>p16313coll87</text:p>
          </table:table-cell>
          <table:table-cell office:value-type="string" calcext:value-type="string">
            <text:p>Loyola University New Orleans Community and Resilience Collection</text:p>
          </table:table-cell>
          <table:table-cell office:value-type="string" calcext:value-type="string">
            <text:p>No description</text:p>
          </table:table-cell>
        </table:table-row>
        <table:table-row table:style-name="ro1">
          <table:table-cell office:value-type="string" calcext:value-type="string">
            <text:p>p16313coll89</text:p>
          </table:table-cell>
          <table:table-cell office:value-type="string" calcext:value-type="string">
            <text:p>Cenobium - LSU School of Veterinary Medicine's Yearbook</text:p>
          </table:table-cell>
          <table:table-cell office:value-type="string" calcext:value-type="string">
            <text:p>&lt;p&gt;The first edition of the Cenobium yearbook includes the following:&lt;/p&gt;&lt;p&gt;“CENOBIUM (se-no ‘ be-um) (GR. KOINOBIOS – living in communion with others) – A colony of independent cells or organisms held together by a common investment.”&lt;/p&gt;&lt;p&gt;With that theme, the Cenobium began publication in 1977 and continued through 1990. Produced by students, the yearbooks are a chronicle of the daily life and the special events experienced by veterinary students at the LSU School of Veterinary Medicine.&lt;/p&gt;</text:p>
          </table:table-cell>
        </table:table-row>
        <table:table-row table:style-name="ro1">
          <table:table-cell office:value-type="string" calcext:value-type="string">
            <text:p>p16313coll9</text:p>
          </table:table-cell>
          <table:table-cell office:value-type="string" calcext:value-type="string">
            <text:p>Edith Dabney Doll Collection</text:p>
          </table:table-cell>
          <table:table-cell office:value-type="string" calcext:value-type="string">
            <text:p>&lt;p&gt;&lt;/p&gt;&lt;p&gt; &lt;/p&gt;&lt;p&gt;This collection features photographs of over eighty dolls which were donated to LSU Libraries Special Collections starting in the 1960s by retired professor of speech and costume design, Edith Dabney. Each doll was photographed at several angles so the details of distinguishing materials and dress fabric could be seen. Some dolls also feature close-up shots of the face or other unique characteristics. Each doll includes a description, often with information about the doll’s origin, distinctive dress, and how they were acquired.&lt;/p&gt;&lt;p&gt;The dolls originate from all over the world, including but not limited to: Scotland, Japan, Mexico, Turkey, and China. Most of the dolls in the collection wear clothes that reflect this cultural diversity and convey a unique story.The “Hua Moo Lan” doll represents a sixteenth century Chinese heroine who bravely disguised herself as a male soldier and lead her country into battle.The doll features an elaborate hair-dress, painted features and an intricate dress featuring feathers. The “Bali authentic doll” from the island of Bali is made in the figure of Tijili, the symbol of fertility and good fortune.The doll is made from hand-woven straw like material, a dramatic fan like head, with decorative earrings.With each meticulously designed costume, the collection offers a unique glimpse into the national dress across the globe. &lt;/p&gt;&lt;p&gt; &lt;/p&gt;</text:p>
          </table:table-cell>
        </table:table-row>
        <table:table-row table:style-name="ro1">
          <table:table-cell office:value-type="string" calcext:value-type="string">
            <text:p>p16313coll90</text:p>
          </table:table-cell>
          <table:table-cell office:value-type="string" calcext:value-type="string">
            <text:p>World War I Maxillofacial Wounds Photo Album</text:p>
          </table:table-cell>
          <table:table-cell office:value-type="string" calcext:value-type="string">
            <text:p>No description</text:p>
          </table:table-cell>
        </table:table-row>
        <table:table-row table:style-name="ro1">
          <table:table-cell office:value-type="string" calcext:value-type="string">
            <text:p>p16313coll91</text:p>
          </table:table-cell>
          <table:table-cell office:value-type="string" calcext:value-type="string">
            <text:p>Loyola University New Orleans Scrapbook Collection</text:p>
          </table:table-cell>
          <table:table-cell office:value-type="string" calcext:value-type="string">
            <text:p>&lt;p&gt;This collection showcases scrapbooks from various manuscript and archival collections in Loyola University's Special Collections &amp; Archives. &lt;/p&gt;</text:p>
          </table:table-cell>
        </table:table-row>
        <table:table-row table:style-name="ro1">
          <table:table-cell office:value-type="string" calcext:value-type="string">
            <text:p>p16313coll92</text:p>
          </table:table-cell>
          <table:table-cell office:value-type="string" calcext:value-type="string">
            <text:p>Great Southern Lumber Company, 1924-1938</text:p>
          </table:table-cell>
          <table:table-cell office:value-type="string" calcext:value-type="string">
            <text:p>No description</text:p>
          </table:table-cell>
        </table:table-row>
        <table:table-row table:style-name="ro1">
          <table:table-cell office:value-type="string" calcext:value-type="string">
            <text:p>p16313coll93</text:p>
          </table:table-cell>
          <table:table-cell office:value-type="string" calcext:value-type="string">
            <text:p>New Orleans Review Collection</text:p>
          </table:table-cell>
          <table:table-cell office:value-type="string" calcext:value-type="string">
            <text:p>&lt;p&gt;New Orleans Review, a journal of contemporary literature and culture, is a publication of the Department of English at Loyola University New Orleans. Since its founding in 1968, the journal has published an eclectic variety of work by established and emerging writers. Work published in the New Orleans Review has been reprinted in the Pushcart Prize, Best American Nonrequired Reading, New Stories From the South, Utne Reader, Poetry Daily, Verse Daily, and O. Henry Prize Stories anthologies. &lt;/p&gt;&lt;p&gt;This digital collections contains issues of the Review digitized by students in the Editing &amp; Publishing/New Orleans Review Internship class at Loyola University.&lt;/p&gt;&lt;p&gt;For more information about the New Orleans Review, see Special Collections &amp; Archives' finding aid for the New Orleans Review Collection and the New Orleans Review website.&lt;/p&gt;</text:p>
          </table:table-cell>
        </table:table-row>
        <table:table-row table:style-name="ro1">
          <table:table-cell office:value-type="string" calcext:value-type="string">
            <text:p>p16313coll95</text:p>
          </table:table-cell>
          <table:table-cell office:value-type="string" calcext:value-type="string">
            <text:p>New Orleans Opera Association Archives</text:p>
          </table:table-cell>
          <table:table-cell office:value-type="string" calcext:value-type="string">
            <text:p>&lt;p&gt;The New Orleans Opera Association Archives documents the business operations of the NOOA, one of the oldest continually performing opera companies in the country, from its inception in 1943 to 2015. Board minutes, budgets, personnel files, promotional materials, and media documenting both performances and outreach efforts by the NOOA are just some of the facets of this collection. The digital collection includes programs from NOOA performances. &lt;/p&gt;</text:p>
          </table:table-cell>
        </table:table-row>
        <table:table-row table:style-name="ro1">
          <table:table-cell office:value-type="string" calcext:value-type="string">
            <text:p>p16313coll96</text:p>
          </table:table-cell>
          <table:table-cell office:value-type="string" calcext:value-type="string">
            <text:p>WYES Informed Sources Archive</text:p>
          </table:table-cell>
          <table:table-cell office:value-type="string" calcext:value-type="string">
            <text:p>&lt;p&gt;In 1984, WYES, New Orleans' public television station, began broadcasting Informed Sources, a program devoted to in-depth discussion of the news by local journalists. The Informed Sources collection consists of DVDs, originally recorded in both VHS and Betacam formats. The size of the collection expands as the show continues to broadcast and the programs are transferred from WYES to the Loyola University Monroe Library Special Collections &amp; Archives for cataloging and safekeeping. &lt;/p&gt;&lt;p&gt;For more information about this collection, view the finding aid here.&lt;/p&gt;&lt;p&gt; &lt;/p&gt;</text:p>
          </table:table-cell>
        </table:table-row>
        <table:table-row table:style-name="ro1">
          <table:table-cell office:value-type="string" calcext:value-type="string">
            <text:p>p267101coll4</text:p>
          </table:table-cell>
          <table:table-cell office:value-type="string" calcext:value-type="string">
            <text:p>Louisiana State Documents Digital Archive</text:p>
          </table:table-cell>
          <table:table-cell office:value-type="string" calcext:value-type="string">
            <text:p>&lt;p&gt;Louisiana law requires that state agencies submit copies of their publications to the Recorder of Documents for distribution to the member libraries of the Louisiana State Document Depository Program. This program preserves and assures the availability of state publications for use by the public throughout the state. State agencies are allowed to fulfill their statutory obligation to participate in the Depository Program by providing documents in electronic format. The primary goal of the Digital Archive is to provide the public with permanent access to these digital publications that state agencies submit. Louisiana state documents, print and digital, are cataloged in the online catalog of the State Library and are available for use by all libraries regardless of depository status.&lt;/p&gt;</text:p>
          </table:table-cell>
        </table:table-row>
        <table:table-row table:style-name="ro1">
          <table:table-cell office:value-type="string" calcext:value-type="string">
            <text:p>PSL</text:p>
          </table:table-cell>
          <table:table-cell office:value-type="string" calcext:value-type="string">
            <text:p>Historic Photographs of Southwest Louisiana</text:p>
          </table:table-cell>
          <table:table-cell office:value-type="string" calcext:value-type="string">
            <text:p>&lt;p&gt;The Historic Photographs of Southwest Louisiana Collection consists of approximately 5,000 photographs held by the Archives and Special Collections Department at McNeese State University. The Archives staff collected the photographs from individual donations, purchases, and from Photo Fairs held in the area. The photographs document McNeese, Lake Charles, and the Imperial Calcasieu region from the early 1890s to the present. Of particular note are the photographs Maude Reid collected. Miss Reid was the first public health nurse in Calcasieu Parish and established several free clinics for the poor. In addition to her work in public health, Reid served as the unofficial historian of Lake Charles, collecting photographs, postcards, pamphlets, and clippings into scrapbooks. Today her materials give researchers insight into daily life in Lake Charles in the early 1900s. Photographs in the collection also document major events in the area's history, including the Great Fire of 1910, the 1918 Hurricane, Prohibition rallies, and Hurricane Audrey. Other photographs follow the history of McNeese State University, from its inception in 1939 to the present. Finally, the collection includes images of historic homes and buildings documenting Lake Charles architecture.&lt;/p&gt;</text:p>
          </table:table-cell>
        </table:table-row>
        <table:table-row table:style-name="ro1">
          <table:table-cell office:value-type="string" calcext:value-type="string">
            <text:p>RJR</text:p>
          </table:table-cell>
          <table:table-cell office:value-type="string" calcext:value-type="string">
            <text:p>Louisiana Coastal Ecology, Richard J. Russell Collection</text:p>
          </table:table-cell>
          <table:table-cell office:value-type="string" calcext:value-type="string">
            <text:p>&lt;p&gt;The digital material contained in the Louisiana Coastal Ecology Collection consists of maps, aerial photographs, audio files, geographic surveys, and interpretative materials on Louisiana's coastal zone. Included in this collection are the research materials used by the geologist and geographer Richard J. Russell. Russell came to LSU in 1928, and remained a professor there through his entire career. His research established his reputation as a world expert on the Mississippi and other delta regions, as well as on coastal erosion and coastal ecology.&lt;/p&gt;</text:p>
          </table:table-cell>
        </table:table-row>
        <table:table-row table:style-name="ro1">
          <table:table-cell office:value-type="string" calcext:value-type="string">
            <text:p>RMC</text:p>
          </table:table-cell>
          <table:table-cell office:value-type="string" calcext:value-type="string">
            <text:p>Robert S.Maestri Photograph Collection</text:p>
          </table:table-cell>
          <table:table-cell office:value-type="string" calcext:value-type="string">
            <text:p>No description</text:p>
          </table:table-cell>
        </table:table-row>
        <table:table-row table:style-name="ro1">
          <table:table-cell office:value-type="string" calcext:value-type="string">
            <text:p>RSP</text:p>
          </table:table-cell>
          <table:table-cell office:value-type="string" calcext:value-type="string">
            <text:p>Rowles Stereograph Collection</text:p>
          </table:table-cell>
          <table:table-cell office:value-type="string" calcext:value-type="string">
            <text:p>No description</text:p>
          </table:table-cell>
        </table:table-row>
        <table:table-row table:style-name="ro1">
          <table:table-cell office:value-type="string" calcext:value-type="string">
            <text:p>RTC</text:p>
          </table:table-cell>
          <table:table-cell office:value-type="string" calcext:value-type="string">
            <text:p>Robert Tebbs Photograph</text:p>
          </table:table-cell>
          <table:table-cell office:value-type="string" calcext:value-type="string">
            <text:p>No description</text:p>
          </table:table-cell>
        </table:table-row>
        <table:table-row table:style-name="ro1">
          <table:table-cell office:value-type="string" calcext:value-type="string">
            <text:p>RTP</text:p>
          </table:table-cell>
          <table:table-cell office:value-type="string" calcext:value-type="string">
            <text:p>Reconstruction Through Progressivism Collection</text:p>
          </table:table-cell>
          <table:table-cell office:value-type="string" calcext:value-type="string">
            <text:p>No description</text:p>
          </table:table-cell>
        </table:table-row>
        <table:table-row table:style-name="ro1">
          <table:table-cell office:value-type="string" calcext:value-type="string">
            <text:p>SartainEngravings</text:p>
          </table:table-cell>
          <table:table-cell office:value-type="string" calcext:value-type="string">
            <text:p>Perine-Giles-Sartain Engravings, circa 19th century</text:p>
          </table:table-cell>
          <table:table-cell office:value-type="string" calcext:value-type="string">
            <text:p>&lt;p&gt;&lt;/p&gt;&lt;p&gt;The Perine-Giles-Sartain Engravings comprise a part of the Picture Collection. Included are engravings and lithographs by George Edward Perine, John Sartain, and John Lawrence Giles, depicting historical scenes and events, European rulers, political figures, artists, and other notable individuals of the 19th century. Specifically, images of the following are found (in alphabetical order): &lt;/p&gt;</text:p>
          </table:table-cell>
        </table:table-row>
        <table:table-row table:style-name="ro1">
          <table:table-cell office:value-type="string" calcext:value-type="string">
            <text:p>SIP</text:p>
          </table:table-cell>
          <table:table-cell office:value-type="string" calcext:value-type="string">
            <text:p>Southwestern Louisiana Institute Photographs, 1923-1940</text:p>
          </table:table-cell>
          <table:table-cell office:value-type="string" calcext:value-type="string">
            <text:p>No description</text:p>
          </table:table-cell>
        </table:table-row>
        <table:table-row table:style-name="ro1">
          <table:table-cell office:value-type="string" calcext:value-type="string">
            <text:p>STC</text:p>
          </table:table-cell>
          <table:table-cell office:value-type="string" calcext:value-type="string">
            <text:p>Strand Theater Collection</text:p>
          </table:table-cell>
          <table:table-cell office:value-type="string" calcext:value-type="string">
            <text:p>No description</text:p>
          </table:table-cell>
        </table:table-row>
        <table:table-row table:style-name="ro1">
          <table:table-cell office:value-type="string" calcext:value-type="string">
            <text:p>Tensas</text:p>
          </table:table-cell>
          <table:table-cell office:value-type="string" calcext:value-type="string">
            <text:p>Tensas River National Wildlife Refuge Ivory Billed Woodpecker Records</text:p>
          </table:table-cell>
          <table:table-cell office:value-type="string" calcext:value-type="string">
            <text:p>&lt;p&gt;&lt;/p&gt;&lt;p&gt;This collection is comprised of 100 photographic prints documenting 6 field seasons during the years 1935-1941 when James T. Tanner and associates studied the ivory-billed woodpecker and its environment on the Singer Tract, Madison Parish, Louisiana, in what is now the Tensas River National Wildlife Refuge. Also included is Tanner's hand-drawn, two-sided map documenting nesting sites and other signs of the ivory-billed woodpecker's presence in the Singer and Ayer Tracts, Madison Parish.In 1935, a team of Cornell scientists - including Arthur A. Allen, Peter Paul Kellogg, George Miksch Sutton, J.J. Kuhn, and James T. Tanner - located three ivory-billed woodpecker nests in the Singer Tract. The researchers spent several days closely monitoring one of the nests and produced the first motion pictures and sound recordings ever obtained of the species. From 1937 to 1941, James Tanner (1914-1991) spent a large portion of his time living in the Singer Tract, collecting information about the ivory-billed woodpecker. Tanner used the data for his Cornell doctoral dissertation, which the Audubon Society later published in the Research report of the National Audubon Society, number 1, 1942. In 1941, Tanner and his wife, Nancy Burnham Sheedy Tanner, saw several ivory-billed woodpeckers at the Singer Tract. That same year, the National Audubon Society launched a campaign to preserve the Singer Tract as a refuge for ivory-billed woodpeckers. Tanner taught at East Tennessee State University from 1940, before serving in the Navy during World War II, reaching the rank of Lieutenant-Commander. From 1947 until retirement in 1979, he was at the University of Tennessee. Tanner did not return to the area until the 1980s, when the Tensas River National Wildlife Refuge officially opened. &lt;/p&gt;</text:p>
          </table:table-cell>
        </table:table-row>
        <table:table-row table:style-name="ro1">
          <table:table-cell office:value-type="string" calcext:value-type="string">
            <text:p>THW</text:p>
          </table:table-cell>
          <table:table-cell office:value-type="string" calcext:value-type="string">
            <text:p>T. Harry Williams Center for Oral History</text:p>
          </table:table-cell>
          <table:table-cell office:value-type="string" calcext:value-type="string">
            <text:p>&lt;p&gt;&lt;/p&gt;&lt;p&gt; &lt;/p&gt;&lt;p&gt;Search across all Oral History Collections&lt;/p&gt;&lt;p&gt; &lt;/p&gt;&lt;p&gt;The mission of the T. Harry Williams Center for Oral History is to collect and preserve, through the use of recorded interviews, unique and valuable information about Louisiana history that exists only in people's memories and would otherwise be lost. We accomplish this through interviews conducted by center staff, paid interviewers and volunteers, and by encouraging and assisting those who wish to carry out their own oral history projects. &lt;/p&gt;&lt;p&gt; &lt;/p&gt;&lt;p&gt;All interviews are deposited in the LSU Libraries Special Collections.&lt;/p&gt;&lt;p&gt; &lt;/p&gt;&lt;p&gt;Browse Interviews in All Series and Collections&lt;/p&gt;&lt;p&gt; &lt;/p&gt;&lt;p&gt;Choose a Series or Interview Collection&lt;/p&gt;&lt;p&gt; &lt;/p&gt;</text:p>
          </table:table-cell>
        </table:table-row>
        <table:table-row table:style-name="ro1">
          <table:table-cell office:value-type="string" calcext:value-type="string">
            <text:p>TLD</text:p>
          </table:table-cell>
          <table:table-cell office:value-type="string" calcext:value-type="string">
            <text:p>LSU Architectural Drawings by Theodore Link</text:p>
          </table:table-cell>
          <table:table-cell office:value-type="string" calcext:value-type="string">
            <text:p>&lt;p&gt;&lt;/p&gt;&lt;p&gt; &lt;/p&gt;&lt;p&gt;Theodore C. Link designed most of the buildings for LSU when the campus was relocated in the 1920's. This group of approximately 200 drawings provide architectural, wiring, heating and plumbing specification for buildings across the campus. Many of the architectural plans provide detailed views of unique stuctural elements. The drawings are arranged in series by the names of buildings. &lt;/p&gt;</text:p>
          </table:table-cell>
        </table:table-row>
        <table:table-row table:style-name="ro1">
          <table:table-cell office:value-type="string" calcext:value-type="string">
            <text:p>UNO_ANI</text:p>
          </table:table-cell>
          <table:table-cell office:value-type="string" calcext:value-type="string">
            <text:p>University of New Orleans Anniversary</text:p>
          </table:table-cell>
          <table:table-cell office:value-type="string" calcext:value-type="string">
            <text:p>&lt;p&gt;To celebrate the 25th anniversary of the founding of UNO, the Earl K. Long Library Oral History committee conducted audio and videotaped interviews with University professors, administrators, and students who reviewed events concerned with the early years of the institution. Portions of the interviews were used in a thirty-minute videotape production entitles: "Commencement: The First Four Years of the University of New Orleans" which was produced by the Committee with the cooperation of the Drama and Communications Department. Titles listed for participants in the program were assigned by the university at the time of the interviews.&lt;/p&gt;&lt;p&gt; &lt;/p&gt;&lt;p&gt;Click on "Browse the UNO Anniversary Collection" or "Advanced Search" above to use the collection.&lt;/p&gt;</text:p>
          </table:table-cell>
        </table:table-row>
        <table:table-row table:style-name="ro1">
          <table:table-cell office:value-type="string" calcext:value-type="string">
            <text:p>UNO_JBF</text:p>
          </table:table-cell>
          <table:table-cell office:value-type="string" calcext:value-type="string">
            <text:p>Joseph Bauer Family Album</text:p>
          </table:table-cell>
          <table:table-cell office:value-type="string" calcext:value-type="string">
            <text:p>&lt;p&gt;Collection Description&lt;/p&gt;&lt;p&gt; This collection consists of photographic prints (primarily amateur snapshots, but also included are portraits by professional photographers) depicting exterior and interior views of Dr. Joseph Bauer's residence (1032 Esplanade Avenue), views of the French Quarter and Market, Audubon Park, Metairie Cemetery, the wharves of riverfront and Old Basin, horse racing at the Fair Grounds, Newcomb College (Chapel, Pottery, and main building), Milneburg, the Spanish Fort, West End Park, Mandeville, the bayous and shores of Lake Pontchartrain, trappers' cabins with palmetto roofs near Lake Pontchartrain, and a black funeral procession in Thibodeaux; it also contains formal portraits of Bauer and his wife, Hortense Villavaso Bauer, and numerous other snapshots of Bauer family, friends, associates, and servants. &lt;/p&gt;&lt;p&gt;&lt;/p&gt;&lt;p&gt;&lt;/p&gt;&lt;p&gt;Browse all Items in the Joseph Bauer Family Album Collection.&lt;/p&gt;&lt;p&gt;Browse by Creator:&lt;/p&gt;&lt;p&gt; &lt;/p&gt;&lt;p&gt;Browse by Subject:&lt;/p&gt;&lt;p&gt;&lt;/p&gt;&lt;p&gt;To refine your search, click "Advanced Search" at the top of the page.&lt;/p&gt;</text:p>
          </table:table-cell>
        </table:table-row>
        <table:table-row table:style-name="ro1">
          <table:table-cell office:value-type="string" calcext:value-type="string">
            <text:p>UNO_SCC</text:p>
          </table:table-cell>
          <table:table-cell office:value-type="string" calcext:value-type="string">
            <text:p>UNO Historical Archives of the Supreme Court of Louisiana</text:p>
          </table:table-cell>
          <table:table-cell office:value-type="string" calcext:value-type="string">
            <text:p>&lt;p&gt;Historical Note&lt;/p&gt;&lt;p&gt;The Supreme Court of Louisiana holds the distinction of <text:s/>being the state's highest court, or, as it is often called, the court of <text:s/>last resort in Louisiana. <text:s/>By order of the Court on November 4, 1976, <text:s/>its historical archives-defined as those records created from the <text:s/>Court's inception in 1813, when Louisiana's first state constitution <text:s/>became effective, through 1920-were deposited in the Earl K. Long <text:s/>Library at the University of New Orleans "to ensure their preservation <text:s/>and safety."&lt;/p&gt;&lt;p&gt; &lt;/p&gt;&lt;p&gt;The archives consist mainly of manuscript case files <text:s/>appealed from lower state courts to the Supreme Court of Louisiana. <text:s text:c="2"/>Occupying approximately 2,730 linear feet, case files range in extent <text:s/>from several pages to thousands of pages. <text:s/>Rules required that the Court <text:s/>be provided with a complete transcript of lower court files and <text:s/>evidence; thus the case files include maps, surveys, printed briefs, and <text:s/>a host of other documentation. <text:s/>Often these are the only extant copies, <text:s/>not only of appellate arguments and decisions, but also of records that <text:s/>originated with lower courts, for many lower-court copies have been <text:s/>lost to fire, theft, and age-related deterioration.&lt;/p&gt;&lt;p&gt; &lt;/p&gt;&lt;p&gt;Case files include a small number of legal documents, <text:s/>dating between 1769 and 1812, which were used as exhibits or in <text:s/>transcripts, and dockets for some cases which were "unreported", meaning <text:s/>that the opinion was not published in Louisiana Reports. <text:s/>Supplementing <text:s/>these case files are docket books, which serve as a sort of index to <text:s/>the case files, and minute books, which summarize particular cases and <text:s/>record the Court's disposition of them.&lt;/p&gt;&lt;p&gt; &lt;/p&gt;&lt;p&gt;In addition to the winter and spring sessions held in New <text:s/>Orleans, until 1894 the Supreme Court met elsewhere in the state during <text:s/>the summer and fall, at times in Opelousas, Alexandria, Baton Rouge, <text:s/>Monroe, Natchitoches, and Shreveport. <text:s/>Each location maintained its own <text:s/>docket-numbering system. <text:s/>Several times, coinciding with new state <text:s/>constitutions, one numbering system was discontinued and another was <text:s/>begun. <text:s/>Many case files, docket books, and minute books for Court <text:s/>sessions held outside New Orleans are missing. <text:s/>Since 1898 the Court has <text:s/>held its sessions only in New Orleans.&lt;/p&gt;&lt;p&gt; &lt;/p&gt;&lt;p&gt;Research Tips&lt;/p&gt;&lt;p&gt; &lt;/p&gt;&lt;p&gt;One of the easiest ways to locate a relevant case, available <text:s/>on most campuses, is LexisNexis Academic's Legal Research. <text:s/>On the main <text:s/>page of "LexisNexis Academic", click on the "Legal" navigational tab at <text:s/>the top of the page, then click "Federal &amp; State Cases" on the <text:s/>navigation links along the right-hand side of the page. <text:s/>To further <text:s/>narrow your search, select "LA Federal &amp; State Cases, Combined" from <text:s/>the drop-down menu next to "Sources", expand "Show options to search <text:s/>specific document sections", select "Court" from the drop-down menu next <text:s/>to "Section", and type in "Louisiana High Court". <text:s/>To ensure that only <text:s/>the years covered by UNO's holdings are searched, enter "1812" and <text:s/>"1921" as the date range under "Specify Date".&lt;/p&gt;&lt;p&gt; &lt;/p&gt;&lt;p&gt;Researchers should note that not all of the court's opinions <text:s/>were published. <text:s/>For example, if the judges applied well-established <text:s/>principles to a case with no novel facts, they did not bother to publish <text:s/>the opinion as it had no value as a precedent. <text:s/>But what is of little <text:s/>interest to the lawyer might be of great interest to the historian or <text:s/>anthropologist. <text:s/>The files of these "unreported" cases are a potential <text:s/>gold mine, but accessing them can be difficult as there is no published <text:s/>reference to them, other than the list of "Cases Not Reported" in the <text:s/>front of the annual legal reports after 1865. <text:s/>Besides the annual <text:s/>reports, researchers may consult the docket indexes to the New Orleans <text:s/>sessions to discover these cases involving individuals, companies or <text:s/>institutions from that portion of the state. <text:s/>Thomas C. Manning's <text:s/>Unreported Cases Heard and Determined by the Supreme Court of Louisiana, <text:s/>from January 8, 1877, to April, 1880, Digested, Reported, and Condensed <text:s/>(St. Louis: Nixon-Jones Printing Co., 1884), a copy of which is in the <text:s/>Dart Collection (Mss 140), is another useful source.&lt;/p&gt;&lt;p&gt; &lt;/p&gt;&lt;p&gt;Researchers using the collection to study various <text:s/>historical and cultural topics should keep in mind that this is a <text:s/>collection of materials related to law and should familiarize <text:s/>them-selves with the precise legal vocabulary used by the court. <text:s/>For <text:s/>example, historians interested in placage, the antebellum practice of <text:s/>white men keeping a black mistress, will not find any cases if they <text:s/>search for "placage" in LexisNexis. <text:s/>The appropriate legal term is <text:s/>"concubinage," and a search using that word yields fifty-five cases <text:s/>where the term occurs before 1865. <text:s/>An excellent source for checking the <text:s/>terms you wish to search is any edition of William K. Dart and Edward <text:s/>F. White's Louisiana Digest Annotated (1917; Second series, 1937; new <text:s/>1951; the latter is in our Reference Collection KFL 57.L66), which gives <text:s/>case citations as well as cross-references to other useful terms. <text:s text:c="2"/>Another good source is West's Louisiana Digest 1809 to Date (Reference <text:s/>Collection KFL 57 .L66).&lt;/p&gt;&lt;p&gt; &lt;/p&gt;&lt;p&gt;Another very useful tool for finding case files that deal <text:s/>with portions of the state's constitution or legislative acts is <text:s/>Theodore Roehl's Annotations to the Statute Law of the State of <text:s/>Louisiana (New Orleans: F. F. Hansell &amp; Bro., Ltd., 1917), a copy of <text:s/>which is in the Dart Collection (Mss 140). <text:s/>This breaks down the Civil <text:s/>Code, Code of Practice, Constitutions (1812-1913), and Acts of the <text:s/>Legislature (1822-1916) into their articles, sections, and acts, and <text:s/>lists the legal citations for all Supreme Court cases that deal with <text:s/>these individual components.&lt;/p&gt;&lt;p&gt; &lt;/p&gt;&lt;p&gt;Available Circuits&lt;/p&gt;&lt;p&gt; &lt;/p&gt;&lt;p&gt;Circuits have been given an "index" letter to ease searching. <text:s/>To browse <text:s/>by a particular circuit and time period, please follow the links <text:s/>provided below.&lt;/p&gt;&lt;p&gt; &lt;/p&gt;&lt;p&gt;A. New Orleans (Eastern District) 1813-1846&lt;/p&gt;&lt;p&gt;B. Alexandria (Western District) 1813-1846 &lt;/p&gt;&lt;p&gt;C. Baton Rouge (Western District) 1813-1846&lt;/p&gt;&lt;p&gt;E. New Orleans (Eastern District) 1846-1861&lt;/p&gt;&lt;p&gt;J. New Orleans 1921-1983&lt;/p&gt;&lt;p&gt; &lt;/p&gt;&lt;p&gt;You may also select "Browse Historical Archives of the LA Supreme Court" or "Advanced Search" above.&lt;/p&gt;</text:p>
          </table:table-cell>
        </table:table-row>
        <table:table-row table:style-name="ro1">
          <table:table-cell office:value-type="string" calcext:value-type="string">
            <text:p>VBC</text:p>
          </table:table-cell>
          <table:table-cell office:value-type="string" calcext:value-type="string">
            <text:p>Verla Birrell Textiles and Designs</text:p>
          </table:table-cell>
          <table:table-cell office:value-type="string" calcext:value-type="string">
            <text:p>No description</text:p>
          </table:table-cell>
        </table:table-row>
        <table:table-row table:style-name="ro1">
          <table:table-cell office:value-type="string" calcext:value-type="string">
            <text:p>WIS</text:p>
          </table:table-cell>
          <table:table-cell office:value-type="string" calcext:value-type="string">
            <text:p>Wiseman Photograph Collection</text:p>
          </table:table-cell>
          <table:table-cell office:value-type="string" calcext:value-type="string">
            <text:p>No description</text:p>
          </table:table-cell>
        </table:table-row>
        <table:table-row table:style-name="ro1">
          <table:table-cell office:value-type="string" calcext:value-type="string">
            <text:p>wri-boy</text:p>
          </table:table-cell>
          <table:table-cell office:value-type="string" calcext:value-type="string">
            <text:p>Wright-Boyd Family Papers at LSU Libraries</text:p>
          </table:table-cell>
          <table:table-cell office:value-type="string" calcext:value-type="string">
            <text:p>&lt;p&gt;The Wright family owned plantations in Rapides Parish, La. Esther Gertrude Wright (1844-1915) married David French Boyd (1834-99), President of Louisiana State Seminary, later Louisiana State University. The digital collection consists of daguerreotypes and photographic prints belonging to the Wright family.&lt;/p&gt;</text:p>
          </table:table-cell>
        </table:table-row>
      </table:table>
      <table:table table:name="loyno" table:style-name="ta1">
        <table:table-column table:style-name="co4" table:number-columns-repeated="3" table:default-cell-style-name="Default"/>
        <table:table-row table:style-name="ro1">
          <table:table-cell office:value-type="string" calcext:value-type="string">
            <text:p>p120701coll27</text:p>
          </table:table-cell>
          <table:table-cell office:value-type="string" calcext:value-type="string">
            <text:p>Loyola University New Orleans Athletics Collection</text:p>
          </table:table-cell>
          <table:table-cell office:value-type="string" calcext:value-type="string">
            <text:p>&lt;p&gt;This is an artificial collection consisting of Loyola University New Orleans ephemera created to promote and support sport teams at Loyola University between the years of 1908 – 1992. Archery, basketball, baseball, boxing, football, golf, soccer, and tennis are represented as well as Hall of Fame awards and items detailing the discontinuation of intercollegiate sports in 1972.&lt;/p&gt;&lt;p&gt;Films from the Loyola University Athletics Collection were digitized by the Center for Louisiana Studies at the University of Louisiana at Lafayette thanks to generous donations from John Erb and Charles Young.&lt;/p&gt;</text:p>
          </table:table-cell>
        </table:table-row>
        <table:table-row table:style-name="ro1">
          <table:table-cell office:value-type="string" calcext:value-type="string">
            <text:p>p16313coll48</text:p>
          </table:table-cell>
          <table:table-cell office:value-type="string" calcext:value-type="string">
            <text:p>Joseph H. Fichter, S.J. Tapes</text:p>
          </table:table-cell>
          <table:table-cell office:value-type="string" calcext:value-type="string">
            <text:p>&lt;p&gt;The papers of Joseph H. Fichter, S.J., document the life of a priest, scholar, and social reformer. As a pioneer in the sociology of religion and as a champion of social justice, Father Fichter has frequently found himself embroiled in controversy and conflict. That vigorous engagement with his times is reflected in these papers, which shed light upon the Catholic Church, the Society of Jesus, academic sociology, and the quest for social reform.&lt;/p&gt;&lt;p&gt;These audiotapes contain interviews conducted by Fr. Fichter including those related to his research on Alcoholic Clergy. &lt;/p&gt;&lt;p&gt;For more information about this collection, view the full finding aid here.&lt;/p&gt;&lt;p&gt;This collection is only viewable within Special Collections &amp; Archives, Monroe Library, Loyola University New Orleans. Please contact Special Collections for more information.&lt;/p&gt;</text:p>
          </table:table-cell>
        </table:table-row>
      </table:table>
      <table:table table:name="hnoc" table:style-name="ta1">
        <table:table-column table:style-name="co4" table:number-columns-repeated="3" table:default-cell-style-name="Default"/>
        <table:table-row table:style-name="ro1">
          <table:table-cell office:value-type="string" calcext:value-type="string">
            <text:p>p16313coll21</text:p>
          </table:table-cell>
          <table:table-cell office:value-type="string" calcext:value-type="string">
            <text:p>Clarence John Laughlin Photograph Collection</text:p>
          </table:table-cell>
          <table:table-cell office:value-type="string" calcext:value-type="string">
            <text:p>No description</text:p>
          </table:table-cell>
        </table:table-row>
      </table:table>
      <table:table table:name="tahil" table:style-name="ta1">
        <table:table-column table:style-name="co4" table:number-columns-repeated="3" table:default-cell-style-name="Default"/>
        <table:table-row table:style-name="ro1">
          <table:table-cell office:value-type="string" calcext:value-type="string">
            <text:p>HPL</text:p>
          </table:table-cell>
          <table:table-cell office:value-type="string" calcext:value-type="string">
            <text:p>Huey P. Long Collection</text:p>
          </table:table-cell>
          <table:table-cell office:value-type="string" calcext:value-type="string">
            <text:p>&lt;p&gt; The LOUISiana Digital Library's Huey Long Collection includes artifacts <text:s/>contributed by the Teaching American History in Louisiana (TAHIL) <text:s/>partnership. <text:s/>TAHIL providers include the Louisiana State Archives, <text:s/>Louisiana State Museum, The Historic New Orleans Collection and Tulane <text:s/>Univers ity Library Special Collections. &lt;/p&gt;&lt;p&gt;&lt;/p&gt;&lt;p&gt;The Huey Long Digital Collection <text:s/>contains original documents concerning depression-era Louisiana and <text:s/>detailing Huey P. Long's "Share Our Wealth" program. <text:s text:c="2"/>From the Historic <text:s/>New Orleans Collection, a variety of original broadsides and speeches <text:s/>offer insight into the popular appeal of Long's Louisiana program. <text:s/>Sample ballots and election posters from Tulane's Special Collections <text:s/>document Long's bid for public office. <text:s/>In personal correspondence, also <text:s/>from Tulane's Special Collections, Long compares his efforts to enact <text:s/>"old age" pensions with FDR's efforts at the national level. <text:s text:c="2"/>Transportation maps provided by the Louisiana State Museum illustrate <text:s/>the results of Long's massive road-building program. <text:s/>Opposition to <text:s/>Long's programs is documented by newspaper articles, broadsides and <text:s/>legislative appeals sponsored by a variety of Louisiana political and <text:s/>economic groups including Standard Oil and the Louisiana Women's <text:s/>Committee. <text:s/>Of particular note, from THNOC manuscript holdings, a couple <text:s/>of letters from author Ezra Pound related to Long's death speak to the <text:s/>worldwide implications of this event and perceptions that Long's views <text:s/>that were progressive and important. A compilation of Long's speeches is <text:s/>also a part of the digital record being offered by THNOC and Tulane <text:s/>University Library's Special Collections. &lt;/p&gt;</text:p>
          </table:table-cell>
        </table:table-row>
      </table:table>
      <table:table table:name="lsuhsc" table:style-name="ta1">
        <table:table-column table:style-name="co4" table:number-columns-repeated="3" table:default-cell-style-name="Default"/>
        <table:table-row table:style-name="ro1">
          <table:table-cell office:value-type="string" calcext:value-type="string">
            <text:p>p15140coll16</text:p>
          </table:table-cell>
          <table:table-cell office:value-type="string" calcext:value-type="string">
            <text:p>Tiger Rag – Student newspapers of LSU School of Medicine, New Orleans</text:p>
          </table:table-cell>
          <table:table-cell office:value-type="string" calcext:value-type="string">
            <text:p>&lt;p&gt;The Tiger Rag was the student newspaper of LSU School of Medicine from 1932 -1994. The publication went through several iterations during it's course, including:  The Tiger (1932-1940), the Journal of the LSU School of Medicine (1940-1947); and The Tiger Rag (1950-1994). &lt;/p&gt;&lt;p&gt;&lt;/p&gt;&lt;p&gt;While the Tiger and The Tiger Rag were light publications focusing on humor, school news and events, the Journal of the LSU School of Medicine took a more scholarly approach, offering research articles and reviews of contemporary medical issues in addition to information about LSU Medical school and alumni. With that in mind, some comments contained within these newspapers may be offensive to modern readers. These publications are products of their time and presented here for their historical value. LSUHSC-New Orleans Library in no way condones these statements nor takes any responsibility over statements contained herein.&lt;/p&gt;&lt;p&gt;&lt;/p&gt;&lt;p&gt;For more information on the early years of the Tiger, see our About page. &lt;/p&gt;&lt;p&gt;&lt;/p&gt;&lt;p&gt;Select a date from the drop down menu to browse issues by year.&lt;/p&gt;&lt;p&gt;Browse the Tiger (1932-1940)&lt;/p&gt;&lt;p&gt;Browse Journal of the LSU School of Medicine (1940-1947)&lt;/p&gt;&lt;p&gt;Browse the Tiger Rag (1950-1994)&lt;/p&gt;</text:p>
          </table:table-cell>
        </table:table-row>
      </table:table>
      <table:table table:name="latech" table:style-name="ta1">
        <table:table-column table:style-name="co4" table:number-columns-repeated="3" table:default-cell-style-name="Default"/>
        <table:table-row table:style-name="ro1">
          <table:table-cell office:value-type="string" calcext:value-type="string">
            <text:p>CMPRT</text:p>
          </table:table-cell>
          <table:table-cell office:value-type="string" calcext:value-type="string">
            <text:p>Camp Ruston Collection</text:p>
          </table:table-cell>
          <table:table-cell office:value-type="string" calcext:value-type="string">
            <text:p>No description</text:p>
          </table:table-cell>
        </table:table-row>
      </table:table>
      <table:table table:name="mcneese" table:style-name="ta1">
        <table:table-column table:style-name="co4" table:number-columns-repeated="3" table:default-cell-style-name="Default"/>
        <table:table-row table:style-name="ro1">
          <table:table-cell office:value-type="string" calcext:value-type="string">
            <text:p>PSL</text:p>
          </table:table-cell>
          <table:table-cell office:value-type="string" calcext:value-type="string">
            <text:p>Historic Photographs of Southwest Louisiana</text:p>
          </table:table-cell>
          <table:table-cell office:value-type="string" calcext:value-type="string">
            <text:p>&lt;p&gt;The Historic Photographs of Southwest Louisiana Collection consists of approximately 5,000 photographs held by the Archives and Special Collections Department at McNeese State University. The Archives staff collected the photographs from individual donations, purchases, and from Photo Fairs held in the area. The photographs document McNeese, Lake Charles, and the Imperial Calcasieu region from the early 1890s to the present. Of particular note are the photographs Maude Reid collected. Miss Reid was the first public health nurse in Calcasieu Parish and established several free clinics for the poor. In addition to her work in public health, Reid served as the unofficial historian of Lake Charles, collecting photographs, postcards, pamphlets, and clippings into scrapbooks. Today her materials give researchers insight into daily life in Lake Charles in the early 1900s. Photographs in the collection also document major events in the area's history, including the Great Fire of 1910, the 1918 Hurricane, Prohibition rallies, and Hurricane Audrey. Other photographs follow the history of McNeese State University, from its inception in 1939 to the present. Finally, the collection includes images of historic homes and buildings documenting Lake Charles architecture.&lt;/p&gt;</text:p>
          </table:table-cell>
        </table:table-row>
      </table:table>
      <table:table table:name="subr" table:style-name="ta1">
        <table:table-column table:style-name="co4" table:number-columns-repeated="3" table:default-cell-style-name="Default"/>
        <table:table-row table:style-name="ro1">
          <table:table-cell office:value-type="string" calcext:value-type="string">
            <text:p>HWJ</text:p>
          </table:table-cell>
          <table:table-cell office:value-type="string" calcext:value-type="string">
            <text:p>Harper's Weekly Journal of Civilization and Frank Leslie's Illustrated Newspaper</text:p>
          </table:table-cell>
          <table:table-cell office:value-type="string" calcext:value-type="string">
            <text:p>No description</text:p>
          </table:table-cell>
        </table:table-row>
      </table:table>
      <table:table table:name="ulm" table:style-name="ta1">
        <table:table-column table:style-name="co4" table:number-columns-repeated="3" table:default-cell-style-name="Default"/>
        <table:table-row table:style-name="ro1">
          <table:table-cell office:value-type="string" calcext:value-type="string">
            <text:p>p15140coll27</text:p>
          </table:table-cell>
          <table:table-cell office:value-type="string" calcext:value-type="string">
            <text:p>Northeast Louisiana Historic Images Collection</text:p>
          </table:table-cell>
          <table:table-cell office:value-type="string" calcext:value-type="string">
            <text:p>&lt;p&gt;This collection contains images that document the <text:s/>history and culture of northeast Louisiana. <text:s/>The initial collection <text:s/>began with a Louisiana Board of Regent's Enhancement Grant received by <text:s/>the University of Louisiana at Monroe Library Special Collections to <text:s/>digitize images belonging to public libraries and patrons from the <text:s/>Trailblazer Library System. <text:s/>Other images relating to northeast <text:s/>Louisiana have been added to further compliment the collection. &lt;/p&gt;</text:p>
          </table:table-cell>
        </table:table-row>
      </table:table>
      <table:table table:name="uno" table:style-name="ta1">
        <table:table-column table:style-name="co4" table:default-cell-style-name="Default"/>
        <table:table-row table:style-name="ro1">
          <table:table-cell/>
        </table:table-row>
      </table:table>
      <table:table table:name="ull" table:style-name="ta1">
        <table:table-column table:style-name="co4" table:default-cell-style-name="Default"/>
        <table:table-row table:style-name="ro1">
          <table:table-cell/>
        </table:table-row>
      </table:table>
      <table:table table:name="nicholls" table:style-name="ta1">
        <table:table-column table:style-name="co4" table:default-cell-style-name="Default"/>
        <table:table-row table:style-name="ro1">
          <table:table-cell/>
        </table:table-row>
      </table:table>
      <table:table table:name="lsu" table:style-name="ta1">
        <table:table-column table:style-name="co4" table:number-columns-repeated="3" table:default-cell-style-name="Default"/>
        <table:table-row table:style-name="ro1">
          <table:table-cell office:value-type="string" calcext:value-type="string">
            <text:p>LSU_HPL</text:p>
          </table:table-cell>
          <table:table-cell office:value-type="string" calcext:value-type="string">
            <text:p>Huey P. Long Photograph Album, 1928-1935</text:p>
          </table:table-cell>
          <table:table-cell office:value-type="string" calcext:value-type="string">
            <text:p>&lt;p&gt;&lt;/p&gt;&lt;p&gt; &lt;/p&gt;&lt;p&gt;This collection is comprised entirely of an album with photographs from 1928-1935. The black and white photographs depict Louisiana governor Huey P. Long; Russell Long; former Louisiana Governor Oramel Hinckley Simpson; James P. O'Connor, Public Service Commissioner; Louisiana Governor O. K. Allen; John Overton; U.S. Senator Hattie Carraway; and others.&lt;/p&gt;&lt;p&gt;Topics represented in the photographs include Long's gubernatorial inauguration, Long's oath of office as Senator, Tulane and Louisiana State University sporting events, a Veterans' protest parade, the Overton trial, and Carraway's campaign in Arkansas.The original album is housed at LSU Libraries' Special Collections Library.&lt;/p&gt;</text:p>
          </table:table-cell>
        </table:table-row>
        <table:table-row table:style-name="ro1">
          <table:table-cell office:value-type="string" calcext:value-type="string">
            <text:p>LSU_JJA</text:p>
          </table:table-cell>
          <table:table-cell office:value-type="string" calcext:value-type="string">
            <text:p>John James Audubon in Louisiana</text:p>
          </table:table-cell>
          <table:table-cell office:value-type="string" calcext:value-type="string">
            <text:p>&lt;p&gt;&lt;/p&gt;&lt;p&gt; &lt;/p&gt;&lt;p&gt;The John James Audubon in Louisiana collection contains water colored lithographs and engravings of birds Audubon did during a 4-month stay at the Oakley Plantation in St. Francisville, Louisiana in 1821. Many were later published in various incarnations of Birds of America. The Audubon prints chosen for digitization are in two different forms: large, loose folios (30" x 40") and octavo book plates (7" x 11") and were chosen from the "John James Audubon Collection," part of the library's E.A. McIlhenny Natural History Collection. This collection contains a complete Elephant Folio, one first-edition Royal Octavo, four later-edition Octavos, 117 separate Folio prints, and 32 original pencil drawings associated with the production of the Octavo edition of the Birds of America.&lt;/p&gt;</text:p>
          </table:table-cell>
        </table:table-row>
        <table:table-row table:style-name="ro1">
          <table:table-cell office:value-type="string" calcext:value-type="string">
            <text:p>p16313coll54</text:p>
          </table:table-cell>
          <table:table-cell office:value-type="string" calcext:value-type="string">
            <text:p>Mingo Family African American Photographs, 1887-1955</text:p>
          </table:table-cell>
          <table:table-cell office:value-type="string" calcext:value-type="string">
            <text:p>&lt;p&gt;The collection consists of 32 photographic images and includes cabinet card portraits of men, women, and children taken at unidentified studios and by photographers in Andrew David Lytle of Baton Rouge and the Dambley Brothers of Plaquemine, Louisiana, as well as real postcards and photographic prints made in Hot Springs, Arkansas; Cairo, Illinois; New Orleans, La.; and St. Cloud, Minnesota.&lt;/p&gt;&lt;p&gt; &lt;/p&gt;&lt;p&gt;A visual highlight of the collection is a set of four large format prints from around 1920 carrying the studio imprint of Stevenson Studio, Cairo, Illinois. These images show the stage of a theater with scenes from two different productions, with some cast members in black-face or white-face.&lt;/p&gt;</text:p>
          </table:table-cell>
        </table:table-row>
      </table:table>
      <table:table table:name="tulane" table:style-name="ta1">
        <table:table-column table:style-name="co4" table:default-cell-style-name="Default"/>
        <table:table-row table:style-name="ro1">
          <table:table-cell/>
        </table:table-row>
      </table:table>
      <table:table table:name="lsm" table:style-name="ta1">
        <table:table-column table:style-name="co4" table:default-cell-style-name="Default"/>
        <table:table-row table:style-name="ro1">
          <table:table-cell/>
        </table:table-row>
      </table:table>
      <table:table table:name="statelib" table:style-name="ta1">
        <table:table-column table:style-name="co4" table:default-cell-style-name="Default"/>
        <table:table-row table:style-name="ro1">
          <table:table-cell/>
        </table:table-row>
      </table:table>
      <table:table table:name="lsuhscs" table:style-name="ta1">
        <table:table-column table:style-name="co4" table:number-columns-repeated="3" table:default-cell-style-name="Default"/>
        <table:table-row table:style-name="ro1">
          <table:table-cell office:value-type="string" calcext:value-type="string">
            <text:p>LSUHSCS_JCM</text:p>
          </table:table-cell>
          <table:table-cell office:value-type="string" calcext:value-type="string">
            <text:p>John C. McDonald</text:p>
          </table:table-cell>
          <table:table-cell office:value-type="string" calcext:value-type="string">
            <text:p>No description</text:p>
          </table:table-cell>
        </table:table-row>
        <table:table-row table:style-name="ro1">
          <table:table-cell office:value-type="string" calcext:value-type="string">
            <text:p>LSUHSCS_GWM</text:p>
          </table:table-cell>
          <table:table-cell office:value-type="string" calcext:value-type="string">
            <text:p>LSU Health Sciences Center Shreveport Photograph Collection</text:p>
          </table:table-cell>
          <table:table-cell office:value-type="string" calcext:value-type="string">
            <text:p>No description</text:p>
          </table:table-cell>
        </table:table-row>
      </table:table>
      <table:table table:name="Sheet18" table:style-name="ta1">
        <table:table-column table:style-name="co4" table:number-columns-repeated="2" table:default-cell-style-name="Default"/>
        <table:table-row table:style-name="ro1">
          <table:table-cell office:value-type="string" calcext:value-type="string">
            <text:p>hnoc</text:p>
          </table:table-cell>
          <table:table-cell office:value-type="string" calcext:value-type="string">
            <text:p>Historic New Orleans Collection</text:p>
          </table:table-cell>
        </table:table-row>
        <table:table-row table:style-name="ro1">
          <table:table-cell office:value-type="string" calcext:value-type="string">
            <text:p>latech</text:p>
          </table:table-cell>
          <table:table-cell office:value-type="string" calcext:value-type="string">
            <text:p>Louisiana Tech University</text:p>
          </table:table-cell>
        </table:table-row>
        <table:table-row table:style-name="ro1">
          <table:table-cell office:value-type="string" calcext:value-type="string">
            <text:p>loyno</text:p>
          </table:table-cell>
          <table:table-cell office:value-type="string" calcext:value-type="string">
            <text:p>Loyola University New Orleans</text:p>
          </table:table-cell>
        </table:table-row>
        <table:table-row table:style-name="ro1">
          <table:table-cell office:value-type="string" calcext:value-type="string">
            <text:p>lsm</text:p>
          </table:table-cell>
          <table:table-cell office:value-type="string" calcext:value-type="string">
            <text:p>Louisiana State Museum</text:p>
          </table:table-cell>
        </table:table-row>
        <table:table-row table:style-name="ro1">
          <table:table-cell office:value-type="string" calcext:value-type="string">
            <text:p>lsu</text:p>
          </table:table-cell>
          <table:table-cell office:value-type="string" calcext:value-type="string">
            <text:p>Louisiana State University</text:p>
          </table:table-cell>
        </table:table-row>
        <table:table-row table:style-name="ro1">
          <table:table-cell office:value-type="string" calcext:value-type="string">
            <text:p>lsuhsc</text:p>
          </table:table-cell>
          <table:table-cell office:value-type="string" calcext:value-type="string">
            <text:p>LSU Health New Orleans</text:p>
          </table:table-cell>
        </table:table-row>
        <table:table-row table:style-name="ro1">
          <table:table-cell office:value-type="string" calcext:value-type="string">
            <text:p>lsuhscs</text:p>
          </table:table-cell>
          <table:table-cell office:value-type="string" calcext:value-type="string">
            <text:p>LSU Health Shreveport</text:p>
          </table:table-cell>
        </table:table-row>
        <table:table-row table:style-name="ro1">
          <table:table-cell office:value-type="string" calcext:value-type="string">
            <text:p>mcneese</text:p>
          </table:table-cell>
          <table:table-cell office:value-type="string" calcext:value-type="string">
            <text:p>McNeese State University</text:p>
          </table:table-cell>
        </table:table-row>
        <table:table-row table:style-name="ro1">
          <table:table-cell office:value-type="string" calcext:value-type="string">
            <text:p>nicholls</text:p>
          </table:table-cell>
          <table:table-cell office:value-type="string" calcext:value-type="string">
            <text:p>Nicholls State University</text:p>
          </table:table-cell>
        </table:table-row>
        <table:table-row table:style-name="ro1">
          <table:table-cell office:value-type="string" calcext:value-type="string">
            <text:p>state</text:p>
          </table:table-cell>
          <table:table-cell office:value-type="string" calcext:value-type="string">
            <text:p>State Library of Louisiana</text:p>
          </table:table-cell>
        </table:table-row>
        <table:table-row table:style-name="ro1">
          <table:table-cell office:value-type="string" calcext:value-type="string">
            <text:p>subr</text:p>
          </table:table-cell>
          <table:table-cell office:value-type="string" calcext:value-type="string">
            <text:p>Southern University</text:p>
          </table:table-cell>
        </table:table-row>
        <table:table-row table:style-name="ro1">
          <table:table-cell office:value-type="string" calcext:value-type="string">
            <text:p>tahil</text:p>
          </table:table-cell>
          <table:table-cell office:value-type="string" calcext:value-type="string">
            <text:p>Teaching American History in Louisiana</text:p>
          </table:table-cell>
        </table:table-row>
        <table:table-row table:style-name="ro1">
          <table:table-cell office:value-type="string" calcext:value-type="string">
            <text:p>tulane</text:p>
          </table:table-cell>
          <table:table-cell office:value-type="string" calcext:value-type="string">
            <text:p>Tulane University</text:p>
          </table:table-cell>
        </table:table-row>
        <table:table-row table:style-name="ro1">
          <table:table-cell office:value-type="string" calcext:value-type="string">
            <text:p>ull</text:p>
          </table:table-cell>
          <table:table-cell office:value-type="string" calcext:value-type="string">
            <text:p>University of Louisiana at Lafayette</text:p>
          </table:table-cell>
        </table:table-row>
        <table:table-row table:style-name="ro1">
          <table:table-cell office:value-type="string" calcext:value-type="string">
            <text:p>ulm</text:p>
          </table:table-cell>
          <table:table-cell office:value-type="string" calcext:value-type="string">
            <text:p>University of Louisiana Monroe</text:p>
          </table:table-cell>
        </table:table-row>
        <table:table-row table:style-name="ro1">
          <table:table-cell office:value-type="string" calcext:value-type="string">
            <text:p>uno</text:p>
          </table:table-cell>
          <table:table-cell office:value-type="string" calcext:value-type="string">
            <text:p>University of New Orleans</text:p>
          </table:table-cell>
        </table:table-row>
      </table:table>
      <table:named-expressions/>
      <table:database-ranges>
        <table:database-range table:name="__Anonymous_Sheet_DB__0" table:target-range-address="all.A1:all.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00/00/0000</text:date>, <text:time style:data-style-name="N2" text:time-value="15:47:41.607801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2T15:48:10.422813330</dc:date>
    <dc:creator>jpeak5 </dc:creator>
    <meta:generator>LibreOffice/4.2.8.2$Linux_X86_64 LibreOffice_project/420m0$Build-2</meta:generator>
    <meta:editing-duration>PT8M42S</meta:editing-duration>
    <meta:editing-cycles>7</meta:editing-cycles>
    <meta:document-statistic meta:table-count="18" meta:cell-count="842" meta:object-count="0"/>
  </office:meta>
</office:document-meta>
</file>